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99pt double #000000" style:border-line-width-left="0.26pt 0.26pt 0.51pt" fo:border-right="none" fo:border-top="0.99pt double #000000" style:border-line-width-top="0.26pt 0.26pt 0.51pt"/>
    </style:style>
    <style:style style:name="ce3" style:family="table-cell" style:parent-style-name="Default">
      <style:table-cell-properties fo:border-bottom="none" fo:border-left="0.99pt double #000000" style:border-line-width-left="0.26pt 0.26pt 0.51pt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99pt double #000000" style:border-line-width-top="0.26pt 0.26pt 0.51pt"/>
    </style:style>
    <style:style style:name="ce5" style:family="table-cell" style:parent-style-name="Default" style:data-style-name="N4"/>
    <style:style style:name="ce6" style:family="table-cell" style:parent-style-name="Default">
      <style:table-cell-properties fo:border-bottom="none" fo:border-left="none" fo:border-right="0.99pt double #000000" style:border-line-width-right="0.26pt 0.26pt 0.51pt" fo:border-top="none"/>
    </style:style>
    <style:style style:name="ce7" style:family="table-cell" style:parent-style-name="Default">
      <style:table-cell-properties fo:border-bottom="none" fo:border-left="none" fo:border-right="0.99pt double #000000" style:border-line-width-right="0.26pt 0.26pt 0.51pt" fo:border-top="0.99pt double #000000" style:border-line-width-top="0.26pt 0.26pt 0.51pt"/>
    </style:style>
    <style:style style:name="ce8" style:family="table-cell" style:parent-style-name="Default" style:data-style-name="N4">
      <style:table-cell-properties fo:border-bottom="none" fo:border-left="none" fo:border-right="0.99pt double #000000" style:border-line-width-right="0.26pt 0.26pt 0.51pt" fo:border-top="none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2"/>
    <style:style style:name="ce11" style:family="table-cell" style:parent-style-name="Default">
      <style:table-cell-properties fo:border-bottom="none" style:text-align-source="fix" style:repeat-content="false" fo:border-left="0.99pt double #000000" style:border-line-width-left="0.26pt 0.26pt 0.51pt" fo:border-right="none" fo:border-top="0.99pt double #000000" style:border-line-width-top="0.26pt 0.26pt 0.51pt" style:vertical-align="middle"/>
      <style:paragraph-properties fo:text-align="center"/>
    </style:style>
    <style:style style:name="ce12" style:family="table-cell" style:parent-style-name="Default" style:data-style-name="N2">
      <style:table-cell-properties fo:border-bottom="none" fo:border-left="0.99pt double #000000" style:border-line-width-left="0.26pt 0.26pt 0.51pt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26pt 0.26pt 0.51pt" style:vertical-align="middle"/>
      <style:paragraph-properties fo:text-align="center"/>
    </style:style>
    <style:style style:name="ce14" style:family="table-cell" style:parent-style-name="Default" style:data-style-name="N2"/>
    <style:style style:name="ce15" style:family="table-cell" style:parent-style-name="Default">
      <style:table-cell-properties fo:border-bottom="none" style:text-align-source="fix" style:repeat-content="false" fo:border-left="none" fo:border-right="0.99pt double #000000" style:border-line-width-right="0.26pt 0.26pt 0.51pt" fo:border-top="0.99pt double #000000" style:border-line-width-top="0.26pt 0.26pt 0.51pt" style:vertical-align="middle"/>
      <style:paragraph-properties fo:text-align="center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 style:data-style-name="N61"/>
  </office:automatic-styles>
  <office:body>
    <office:spreadsheet>
      <table:calculation-settings table:automatic-find-labels="false"/>
      <table:table table:name="2 Res 2 Utils" table:style-name="ta1">
        <table:table-column table:style-name="co1" table:default-cell-style-name="ce3"/>
        <table:table-column table:style-name="co1" table:visibility="collapse" table:number-columns-repeated="2" table:default-cell-style-name="Default"/>
        <table:table-column table:style-name="co2" table:visibility="collapse" table:number-columns-repeated="2" table:default-cell-style-name="Default"/>
        <table:table-column table:style-name="co1" table:visibility="collapse" table:default-cell-style-name="ce5"/>
        <table:table-column table:style-name="co1" table:default-cell-style-name="ce8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3" table:visibility="collapse" table:default-cell-style-name="Default"/>
        <table:table-column table:style-name="co2" table:visibility="collapse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10"/>
        <table:table-column table:style-name="co1" table:number-columns-repeated="4" table:default-cell-style-name="Default"/>
        <table:table-column table:style-name="co1" table:default-cell-style-name="ce10"/>
        <table:table-row table:style-name="ro1">
          <table:table-cell table:style-name="ce1" office:value-type="string" calcext:value-type="string" table:number-columns-spanned="6" table:number-rows-spanned="1">
            <text:p>R1</text:p>
          </table:table-cell>
          <table:covered-table-cell table:number-columns-repeated="4" table:style-name="ce1"/>
          <table:covered-table-cell table:style-name="Default"/>
          <table:table-cell table:style-name="ce6"/>
          <table:table-cell table:style-name="ce1" office:value-type="string" calcext:value-type="string" table:number-columns-spanned="5" table:number-rows-spanned="1">
            <text:p>R2</text:p>
          </table:table-cell>
          <table:covered-table-cell table:style-name="ce1"/>
          <table:covered-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R1 min rel</text:p>
          </table:table-cell>
          <table:table-cell office:value-type="string" calcext:value-type="string">
            <text:p>R2 min rel</text:p>
          </table:table-cell>
          <table:table-cell/>
          <table:table-cell table:style-name="Default"/>
        </table:table-row>
        <table:table-row table:style-name="ro2">
          <table:table-cell table:style-name="ce2" office:value-type="string" calcext:value-type="string">
            <text:p>Storage</text:p>
          </table:table-cell>
          <table:table-cell table:style-name="ce4" office:value-type="string" calcext:value-type="string">
            <text:p>inflows</text:p>
          </table:table-cell>
          <table:table-cell table:style-name="ce4" office:value-type="string" calcext:value-type="string">
            <text:p>demand</text:p>
          </table:table-cell>
          <table:table-cell table:style-name="ce4" office:value-type="string" calcext:value-type="string">
            <text:p>R1 min rel</text:p>
          </table:table-cell>
          <table:table-cell table:style-name="ce4" office:value-type="string" calcext:value-type="string">
            <text:p>volume no spillage</text:p>
          </table:table-cell>
          <table:table-cell table:style-name="ce4" office:value-type="string" calcext:value-type="string">
            <text:p>Extra release</text:p>
          </table:table-cell>
          <table:table-cell table:style-name="ce7" office:value-type="string" calcext:value-type="string">
            <text:p>Total Release</text:p>
          </table:table-cell>
          <table:table-cell table:style-name="ce4" office:value-type="string" calcext:value-type="string">
            <text:p>Storage</text:p>
          </table:table-cell>
          <table:table-cell table:style-name="ce4" office:value-type="string" calcext:value-type="string">
            <text:p>inflows</text:p>
          </table:table-cell>
          <table:table-cell table:style-name="ce4" office:value-type="string" calcext:value-type="string">
            <text:p>demand</text:p>
          </table:table-cell>
          <table:table-cell table:style-name="ce4" office:value-type="string" calcext:value-type="string">
            <text:p>R1 min rel</text:p>
          </table:table-cell>
          <table:table-cell table:style-name="ce4" office:value-type="string" calcext:value-type="string">
            <text:p>volume no spillage</text:p>
          </table:table-cell>
          <table:table-cell table:style-name="ce4" office:value-type="string" calcext:value-type="string">
            <text:p>Extra release</text:p>
          </table:table-cell>
          <table:table-cell table:style-name="ce7" office:value-type="string" calcext:value-type="string">
            <text:p>Total Release</text:p>
          </table:table-cell>
          <table:table-cell/>
          <table:table-cell office:value-type="string" calcext:value-type="string">
            <text:p>Demand</text:p>
          </table:table-cell>
          <table:table-cell office:value-type="string" calcext:value-type="string">
            <text:p>Catch1+2</text:p>
          </table:table-cell>
          <table:table-cell table:style-name="Default" office:value-type="string" calcext:value-type="string">
            <text:p>catch2</text:p>
          </table:table-cell>
          <table:table-cell office:value-type="string" calcext:value-type="string">
            <text:p>catch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Q3]" office:value-type="float" office:value="1.5" calcext:value-type="float">
            <text:p>1.5</text:p>
          </table:table-cell>
          <table:table-cell table:formula="of:=[.P3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3]+[.B3]-[.C3]-[.$D$3]" office:value-type="float" office:value="13.5" calcext:value-type="float">
            <text:p>13.5</text:p>
          </table:table-cell>
          <table:table-cell table:formula="of:=IF([.E3]&lt;[.$A$3];0;[.E3]-[.$A$3])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10" calcext:value-type="float">
            <text:p>10</text:p>
          </table:table-cell>
          <table:table-cell table:formula="of:=[.R3]+[.D3]+[.F3]" office:value-type="float" office:value="2" calcext:value-type="float">
            <text:p>2</text:p>
          </table:table-cell>
          <table:table-cell table:formula="of:=[.P3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]+[.I3]-[.J3]-[.$K$3]" office:value-type="float" office:value="9.5" calcext:value-type="float">
            <text:p>9.5</text:p>
          </table:table-cell>
          <table:table-cell table:formula="of:=IF([.L3]&lt;[.$H$3];0;[.L3]-[.$H$3])" office:value-type="float" office:value="0" calcext:value-type="float">
            <text:p>0.00</text:p>
          </table:table-cell>
          <table:table-cell table:formula="of:=[.K3]+[.M3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]+[.S3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3]*2" office:value-type="float" office:value="4" calcext:value-type="float">
            <text:p>4.0</text:p>
          </table:table-cell>
        </table:table-row>
        <table:table-row table:style-name="ro2">
          <table:table-cell table:formula="of:=[.A3]+[.B3]-[.C3]-[.D3]-[.F3]" office:value-type="float" office:value="13.5" calcext:value-type="float">
            <text:p>13.5</text:p>
          </table:table-cell>
          <table:table-cell table:formula="of:=[.Q4]" office:value-type="float" office:value="2.5" calcext:value-type="float">
            <text:p>2.5</text:p>
          </table:table-cell>
          <table:table-cell table:formula="of:=[.P4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4]+[.B4]-[.C4]-[.$D$3]" office:value-type="float" office:value="11" calcext:value-type="float">
            <text:p>11</text:p>
          </table:table-cell>
          <table:table-cell table:formula="of:=IF([.E4]&lt;[.$A$3];0;[.E4]-[.$A$3])" office:value-type="float" office:value="0" calcext:value-type="float">
            <text:p>0.00</text:p>
          </table:table-cell>
          <table:table-cell table:formula="of:=[.D3]+[.F3]" office:value-type="float" office:value="1" calcext:value-type="float">
            <text:p>1.00</text:p>
          </table:table-cell>
          <table:table-cell table:formula="of:=[.H3]+[.I3]-[.J3]-[.K3]-[.M3]" office:value-type="float" office:value="9.5" calcext:value-type="float">
            <text:p>9.5</text:p>
          </table:table-cell>
          <table:table-cell table:formula="of:=[.R4]+[.D4]+[.F4]" office:value-type="float" office:value="2" calcext:value-type="float">
            <text:p>2</text:p>
          </table:table-cell>
          <table:table-cell table:formula="of:=[.P4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]+[.I4]-[.J4]-[.$K$3]" office:value-type="float" office:value="7" calcext:value-type="float">
            <text:p>7</text:p>
          </table:table-cell>
          <table:table-cell table:formula="of:=IF([.L4]&lt;[.$H$3];0;[.L4]-[.$H$3])" office:value-type="float" office:value="0" calcext:value-type="float">
            <text:p>0.00</text:p>
          </table:table-cell>
          <table:table-cell table:formula="of:=[.K4]+[.M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]+[.S4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4]*2" office:value-type="float" office:value="8" calcext:value-type="float">
            <text:p>8.0</text:p>
          </table:table-cell>
        </table:table-row>
        <table:table-row table:style-name="ro2">
          <table:table-cell table:formula="of:=[.A4]+[.B4]-[.C4]-[.D4]-[.F4]" office:value-type="float" office:value="11" calcext:value-type="float">
            <text:p>11</text:p>
          </table:table-cell>
          <table:table-cell table:formula="of:=[.Q5]" office:value-type="float" office:value="4.5" calcext:value-type="float">
            <text:p>4.5</text:p>
          </table:table-cell>
          <table:table-cell table:formula="of:=[.P5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5]+[.B5]-[.C5]-[.$D$3]" office:value-type="float" office:value="8.5" calcext:value-type="float">
            <text:p>8.5</text:p>
          </table:table-cell>
          <table:table-cell table:formula="of:=IF([.E5]&lt;[.$A$3];0;[.E5]-[.$A$3])" office:value-type="float" office:value="0" calcext:value-type="float">
            <text:p>0.00</text:p>
          </table:table-cell>
          <table:table-cell table:formula="of:=[.D4]+[.F4]" office:value-type="float" office:value="1" calcext:value-type="float">
            <text:p>1.00</text:p>
          </table:table-cell>
          <table:table-cell table:formula="of:=[.H4]+[.I4]-[.J4]-[.K4]-[.M4]" office:value-type="float" office:value="7" calcext:value-type="float">
            <text:p>7</text:p>
          </table:table-cell>
          <table:table-cell table:formula="of:=[.R5]+[.D5]+[.F5]" office:value-type="float" office:value="3" calcext:value-type="float">
            <text:p>3</text:p>
          </table:table-cell>
          <table:table-cell table:formula="of:=[.P5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]+[.I5]-[.J5]-[.$K$3]" office:value-type="float" office:value="3.5" calcext:value-type="float">
            <text:p>3.5</text:p>
          </table:table-cell>
          <table:table-cell table:formula="of:=IF([.L5]&lt;[.$H$3];0;[.L5]-[.$H$3])" office:value-type="float" office:value="0" calcext:value-type="float">
            <text:p>0.00</text:p>
          </table:table-cell>
          <table:table-cell table:formula="of:=[.K5]+[.M5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5]+[.S5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5]*2" office:value-type="float" office:value="12" calcext:value-type="float">
            <text:p>12.0</text:p>
          </table:table-cell>
        </table:table-row>
        <table:table-row table:style-name="ro2">
          <table:table-cell table:formula="of:=[.A5]+[.B5]-[.C5]-[.D5]-[.F5]" office:value-type="float" office:value="8.5" calcext:value-type="float">
            <text:p>8.5</text:p>
          </table:table-cell>
          <table:table-cell table:formula="of:=[.Q6]" office:value-type="float" office:value="5.5" calcext:value-type="float">
            <text:p>5.5</text:p>
          </table:table-cell>
          <table:table-cell table:formula="of:=[.P6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6]+[.B6]-[.C6]-[.$D$3]" office:value-type="float" office:value="9" calcext:value-type="float">
            <text:p>9</text:p>
          </table:table-cell>
          <table:table-cell table:formula="of:=IF([.E6]&lt;[.$A$3];0;[.E6]-[.$A$3])" office:value-type="float" office:value="0" calcext:value-type="float">
            <text:p>0.00</text:p>
          </table:table-cell>
          <table:table-cell table:formula="of:=[.D5]+[.F5]" office:value-type="float" office:value="1" calcext:value-type="float">
            <text:p>1.00</text:p>
          </table:table-cell>
          <table:table-cell table:formula="of:=[.H5]+[.I5]-[.J5]-[.K5]-[.M5]" office:value-type="float" office:value="3.5" calcext:value-type="float">
            <text:p>3.5</text:p>
          </table:table-cell>
          <table:table-cell table:formula="of:=[.R6]+[.D6]+[.F6]" office:value-type="float" office:value="3" calcext:value-type="float">
            <text:p>3</text:p>
          </table:table-cell>
          <table:table-cell table:formula="of:=[.P6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6]+[.I6]-[.J6]-[.$K$3]" office:value-type="float" office:value="2" calcext:value-type="float">
            <text:p>2</text:p>
          </table:table-cell>
          <table:table-cell table:formula="of:=IF([.L6]&lt;[.$H$3];0;[.L6]-[.$H$3])" office:value-type="float" office:value="0" calcext:value-type="float">
            <text:p>0.00</text:p>
          </table:table-cell>
          <table:table-cell table:formula="of:=[.K6]+[.M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6]+[.S6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6]*2" office:value-type="float" office:value="8" calcext:value-type="float">
            <text:p>8.0</text:p>
          </table:table-cell>
        </table:table-row>
        <table:table-row table:style-name="ro2">
          <table:table-cell table:formula="of:=[.A6]+[.B6]-[.C6]-[.D6]-[.F6]" office:value-type="float" office:value="9" calcext:value-type="float">
            <text:p>9</text:p>
          </table:table-cell>
          <table:table-cell table:formula="of:=[.Q7]" office:value-type="float" office:value="7" calcext:value-type="float">
            <text:p>7</text:p>
          </table:table-cell>
          <table:table-cell table:formula="of:=[.P7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7]+[.B7]-[.C7]-[.$D$3]" office:value-type="float" office:value="13" calcext:value-type="float">
            <text:p>13</text:p>
          </table:table-cell>
          <table:table-cell table:formula="of:=IF([.E7]&lt;[.$A$3];0;[.E7]-[.$A$3])" office:value-type="float" office:value="0" calcext:value-type="float">
            <text:p>0.00</text:p>
          </table:table-cell>
          <table:table-cell table:formula="of:=[.D6]+[.F6]" office:value-type="float" office:value="1" calcext:value-type="float">
            <text:p>1.00</text:p>
          </table:table-cell>
          <table:table-cell table:formula="of:=[.H6]+[.I6]-[.J6]-[.K6]-[.M6]" office:value-type="float" office:value="2" calcext:value-type="float">
            <text:p>2</text:p>
          </table:table-cell>
          <table:table-cell table:formula="of:=[.R7]+[.D7]+[.F7]" office:value-type="float" office:value="4" calcext:value-type="float">
            <text:p>4</text:p>
          </table:table-cell>
          <table:table-cell table:formula="of:=[.P7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7]+[.I7]-[.J7]-[.$K$3]" office:value-type="float" office:value="3.5" calcext:value-type="float">
            <text:p>3.5</text:p>
          </table:table-cell>
          <table:table-cell table:formula="of:=IF([.L7]&lt;[.$H$3];0;[.L7]-[.$H$3])" office:value-type="float" office:value="0" calcext:value-type="float">
            <text:p>0.00</text:p>
          </table:table-cell>
          <table:table-cell table:formula="of:=[.K7]+[.M7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7]+[.S7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P7]*2" office:value-type="float" office:value="4" calcext:value-type="float">
            <text:p>4.0</text:p>
          </table:table-cell>
        </table:table-row>
        <table:table-row table:style-name="ro2">
          <table:table-cell table:formula="of:=[.A7]+[.B7]-[.C7]-[.D7]-[.F7]" office:value-type="float" office:value="13" calcext:value-type="float">
            <text:p>13</text:p>
          </table:table-cell>
          <table:table-cell table:formula="of:=[.Q8]" office:value-type="float" office:value="5.5" calcext:value-type="float">
            <text:p>5.5</text:p>
          </table:table-cell>
          <table:table-cell table:formula="of:=[.P8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8]+[.B8]-[.C8]-[.$D$3]" office:value-type="float" office:value="13.5" calcext:value-type="float">
            <text:p>13.5</text:p>
          </table:table-cell>
          <table:table-cell table:formula="of:=IF([.E8]&lt;[.$A$3];0;[.E8]-[.$A$3])" office:value-type="float" office:value="0" calcext:value-type="float">
            <text:p>0.00</text:p>
          </table:table-cell>
          <table:table-cell table:formula="of:=[.D7]+[.F7]" office:value-type="float" office:value="1" calcext:value-type="float">
            <text:p>1.00</text:p>
          </table:table-cell>
          <table:table-cell table:formula="of:=[.H7]+[.I7]-[.J7]-[.K7]-[.M7]" office:value-type="float" office:value="3.5" calcext:value-type="float">
            <text:p>3.5</text:p>
          </table:table-cell>
          <table:table-cell table:formula="of:=[.R8]+[.D8]+[.F8]" office:value-type="float" office:value="3" calcext:value-type="float">
            <text:p>3</text:p>
          </table:table-cell>
          <table:table-cell table:formula="of:=[.P8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8]+[.I8]-[.J8]-[.$K$3]" office:value-type="float" office:value="2" calcext:value-type="float">
            <text:p>2</text:p>
          </table:table-cell>
          <table:table-cell table:formula="of:=IF([.L8]&lt;[.$H$3];0;[.L8]-[.$H$3])" office:value-type="float" office:value="0" calcext:value-type="float">
            <text:p>0.00</text:p>
          </table:table-cell>
          <table:table-cell table:formula="of:=[.K8]+[.M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8]+[.S8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8]*2" office:value-type="float" office:value="8" calcext:value-type="float">
            <text:p>8.0</text:p>
          </table:table-cell>
        </table:table-row>
        <table:table-row table:style-name="ro2">
          <table:table-cell table:formula="of:=[.A8]+[.B8]-[.C8]-[.D8]-[.F8]" office:value-type="float" office:value="13.5" calcext:value-type="float">
            <text:p>13.5</text:p>
          </table:table-cell>
          <table:table-cell table:formula="of:=[.Q9]" office:value-type="float" office:value="4.5" calcext:value-type="float">
            <text:p>4.5</text:p>
          </table:table-cell>
          <table:table-cell table:formula="of:=[.P9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9]+[.B9]-[.C9]-[.$D$3]" office:value-type="float" office:value="11" calcext:value-type="float">
            <text:p>11</text:p>
          </table:table-cell>
          <table:table-cell table:formula="of:=IF([.E9]&lt;[.$A$3];0;[.E9]-[.$A$3])" office:value-type="float" office:value="0" calcext:value-type="float">
            <text:p>0.00</text:p>
          </table:table-cell>
          <table:table-cell table:formula="of:=[.D8]+[.F8]" office:value-type="float" office:value="1" calcext:value-type="float">
            <text:p>1.00</text:p>
          </table:table-cell>
          <table:table-cell table:formula="of:=[.H8]+[.I8]-[.J8]-[.K8]-[.M8]" office:value-type="float" office:value="2" calcext:value-type="float">
            <text:p>2</text:p>
          </table:table-cell>
          <table:table-cell table:formula="of:=[.R9]+[.D9]+[.F9]" office:value-type="float" office:value="3" calcext:value-type="float">
            <text:p>3</text:p>
          </table:table-cell>
          <table:table-cell table:formula="of:=[.P9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9]+[.I9]-[.J9]-[.$K$3]" office:value-type="float" office:value="-1.5" calcext:value-type="float">
            <text:p>-1.5</text:p>
          </table:table-cell>
          <table:table-cell table:formula="of:=IF([.L9]&lt;[.$H$3];0;[.L9]-[.$H$3])" office:value-type="float" office:value="0" calcext:value-type="float">
            <text:p>0.00</text:p>
          </table:table-cell>
          <table:table-cell table:formula="of:=[.K9]+[.M9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9]+[.S9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9]*2" office:value-type="float" office:value="12" calcext:value-type="float">
            <text:p>12.0</text:p>
          </table:table-cell>
        </table:table-row>
        <table:table-row table:style-name="ro2">
          <table:table-cell table:formula="of:=[.A9]+[.B9]-[.C9]-[.D9]-[.F9]" office:value-type="float" office:value="11" calcext:value-type="float">
            <text:p>11</text:p>
          </table:table-cell>
          <table:table-cell table:formula="of:=[.Q10]" office:value-type="float" office:value="2.5" calcext:value-type="float">
            <text:p>2.5</text:p>
          </table:table-cell>
          <table:table-cell table:formula="of:=[.P10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10]+[.B10]-[.C10]-[.$D$3]" office:value-type="float" office:value="8.5" calcext:value-type="float">
            <text:p>8.5</text:p>
          </table:table-cell>
          <table:table-cell table:formula="of:=IF([.E10]&lt;[.$A$3];0;[.E10]-[.$A$3])" office:value-type="float" office:value="0" calcext:value-type="float">
            <text:p>0.00</text:p>
          </table:table-cell>
          <table:table-cell table:formula="of:=[.D9]+[.F9]" office:value-type="float" office:value="1" calcext:value-type="float">
            <text:p>1.00</text:p>
          </table:table-cell>
          <table:table-cell table:formula="of:=[.H9]+[.I9]-[.J9]-[.K9]-[.M9]" office:value-type="float" office:value="-1.5" calcext:value-type="float">
            <text:p>-1.5</text:p>
          </table:table-cell>
          <table:table-cell table:formula="of:=[.R10]+[.D10]+[.F10]" office:value-type="float" office:value="2" calcext:value-type="float">
            <text:p>2</text:p>
          </table:table-cell>
          <table:table-cell table:formula="of:=[.P10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0]+[.I10]-[.J10]-[.$K$3]" office:value-type="float" office:value="-4" calcext:value-type="float">
            <text:p>-4</text:p>
          </table:table-cell>
          <table:table-cell table:formula="of:=IF([.L10]&lt;[.$H$3];0;[.L10]-[.$H$3])" office:value-type="float" office:value="0" calcext:value-type="float">
            <text:p>0.00</text:p>
          </table:table-cell>
          <table:table-cell table:formula="of:=[.K10]+[.M1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0]+[.S10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10]*2" office:value-type="float" office:value="8" calcext:value-type="float">
            <text:p>8.0</text:p>
          </table:table-cell>
        </table:table-row>
        <table:table-row table:style-name="ro2">
          <table:table-cell table:formula="of:=[.A10]+[.B10]-[.C10]-[.D10]-[.F10]" office:value-type="float" office:value="8.5" calcext:value-type="float">
            <text:p>8.5</text:p>
          </table:table-cell>
          <table:table-cell table:formula="of:=[.Q11]" office:value-type="float" office:value="1.5" calcext:value-type="float">
            <text:p>1.5</text:p>
          </table:table-cell>
          <table:table-cell table:formula="of:=[.P11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11]+[.B11]-[.C11]-[.$D$3]" office:value-type="float" office:value="7" calcext:value-type="float">
            <text:p>7</text:p>
          </table:table-cell>
          <table:table-cell table:formula="of:=IF([.E11]&lt;[.$A$3];0;[.E11]-[.$A$3])" office:value-type="float" office:value="0" calcext:value-type="float">
            <text:p>0.00</text:p>
          </table:table-cell>
          <table:table-cell table:formula="of:=[.D10]+[.F10]" office:value-type="float" office:value="1" calcext:value-type="float">
            <text:p>1.00</text:p>
          </table:table-cell>
          <table:table-cell table:formula="of:=[.H10]+[.I10]-[.J10]-[.K10]-[.M10]" office:value-type="float" office:value="-4" calcext:value-type="float">
            <text:p>-4</text:p>
          </table:table-cell>
          <table:table-cell table:formula="of:=[.R11]+[.D11]+[.F11]" office:value-type="float" office:value="2" calcext:value-type="float">
            <text:p>2</text:p>
          </table:table-cell>
          <table:table-cell table:formula="of:=[.P11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1]+[.I11]-[.J11]-[.$K$3]" office:value-type="float" office:value="-4.5" calcext:value-type="float">
            <text:p>-4.5</text:p>
          </table:table-cell>
          <table:table-cell table:formula="of:=IF([.L11]&lt;[.$H$3];0;[.L11]-[.$H$3])" office:value-type="float" office:value="0" calcext:value-type="float">
            <text:p>0.00</text:p>
          </table:table-cell>
          <table:table-cell table:formula="of:=[.K11]+[.M11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11]+[.S11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11]*2" office:value-type="float" office:value="4" calcext:value-type="float">
            <text:p>4.0</text:p>
          </table:table-cell>
        </table:table-row>
        <table:table-row table:style-name="ro2">
          <table:table-cell table:formula="of:=[.A11]+[.B11]-[.C11]-[.D11]-[.F11]" office:value-type="float" office:value="7" calcext:value-type="float">
            <text:p>7</text:p>
          </table:table-cell>
          <table:table-cell table:formula="of:=[.Q12]" office:value-type="float" office:value="2.5" calcext:value-type="float">
            <text:p>2.5</text:p>
          </table:table-cell>
          <table:table-cell table:formula="of:=[.P12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12]+[.B12]-[.C12]-[.$D$3]" office:value-type="float" office:value="4.5" calcext:value-type="float">
            <text:p>4.5</text:p>
          </table:table-cell>
          <table:table-cell table:formula="of:=IF([.E12]&lt;[.$A$3];0;[.E12]-[.$A$3])" office:value-type="float" office:value="0" calcext:value-type="float">
            <text:p>0.00</text:p>
          </table:table-cell>
          <table:table-cell table:formula="of:=[.D11]+[.F11]" office:value-type="float" office:value="1" calcext:value-type="float">
            <text:p>1.00</text:p>
          </table:table-cell>
          <table:table-cell table:formula="of:=[.H11]+[.I11]-[.J11]-[.K11]-[.M11]" office:value-type="float" office:value="-4.5" calcext:value-type="float">
            <text:p>-4.5</text:p>
          </table:table-cell>
          <table:table-cell table:formula="of:=[.R12]+[.D12]+[.F12]" office:value-type="float" office:value="2" calcext:value-type="float">
            <text:p>2</text:p>
          </table:table-cell>
          <table:table-cell table:formula="of:=[.P12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2]+[.I12]-[.J12]-[.$K$3]" office:value-type="float" office:value="-7" calcext:value-type="float">
            <text:p>-7</text:p>
          </table:table-cell>
          <table:table-cell table:formula="of:=IF([.L12]&lt;[.$H$3];0;[.L12]-[.$H$3])" office:value-type="float" office:value="0" calcext:value-type="float">
            <text:p>0.00</text:p>
          </table:table-cell>
          <table:table-cell table:formula="of:=[.K12]+[.M1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2]+[.S12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12]*2" office:value-type="float" office:value="8" calcext:value-type="float">
            <text:p>8.0</text:p>
          </table:table-cell>
        </table:table-row>
        <table:table-row table:style-name="ro2">
          <table:table-cell table:formula="of:=[.A12]+[.B12]-[.C12]-[.D12]-[.F12]" office:value-type="float" office:value="4.5" calcext:value-type="float">
            <text:p>4.5</text:p>
          </table:table-cell>
          <table:table-cell table:formula="of:=[.Q13]" office:value-type="float" office:value="4.5" calcext:value-type="float">
            <text:p>4.5</text:p>
          </table:table-cell>
          <table:table-cell table:formula="of:=[.P13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13]+[.B13]-[.C13]-[.$D$3]" office:value-type="float" office:value="2" calcext:value-type="float">
            <text:p>2</text:p>
          </table:table-cell>
          <table:table-cell table:formula="of:=IF([.E13]&lt;[.$A$3];0;[.E13]-[.$A$3])" office:value-type="float" office:value="0" calcext:value-type="float">
            <text:p>0.00</text:p>
          </table:table-cell>
          <table:table-cell table:formula="of:=[.D12]+[.F12]" office:value-type="float" office:value="1" calcext:value-type="float">
            <text:p>1.00</text:p>
          </table:table-cell>
          <table:table-cell table:formula="of:=[.H12]+[.I12]-[.J12]-[.K12]-[.M12]" office:value-type="float" office:value="-7" calcext:value-type="float">
            <text:p>-7</text:p>
          </table:table-cell>
          <table:table-cell table:formula="of:=[.R13]+[.D13]+[.F13]" office:value-type="float" office:value="3" calcext:value-type="float">
            <text:p>3</text:p>
          </table:table-cell>
          <table:table-cell table:formula="of:=[.P13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3]+[.I13]-[.J13]-[.$K$3]" office:value-type="float" office:value="-10.5" calcext:value-type="float">
            <text:p>-10.5</text:p>
          </table:table-cell>
          <table:table-cell table:formula="of:=IF([.L13]&lt;[.$H$3];0;[.L13]-[.$H$3])" office:value-type="float" office:value="0" calcext:value-type="float">
            <text:p>0.00</text:p>
          </table:table-cell>
          <table:table-cell table:formula="of:=[.K13]+[.M13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13]+[.S13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13]*2" office:value-type="float" office:value="12" calcext:value-type="float">
            <text:p>12.0</text:p>
          </table:table-cell>
        </table:table-row>
        <table:table-row table:style-name="ro2">
          <table:table-cell table:formula="of:=[.A13]+[.B13]-[.C13]-[.D13]-[.F13]" office:value-type="float" office:value="2" calcext:value-type="float">
            <text:p>2</text:p>
          </table:table-cell>
          <table:table-cell table:formula="of:=[.Q14]" office:value-type="float" office:value="5.5" calcext:value-type="float">
            <text:p>5.5</text:p>
          </table:table-cell>
          <table:table-cell table:formula="of:=[.P14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14]+[.B14]-[.C14]-[.$D$3]" office:value-type="float" office:value="2.5" calcext:value-type="float">
            <text:p>2.5</text:p>
          </table:table-cell>
          <table:table-cell table:formula="of:=IF([.E14]&lt;[.$A$3];0;[.E14]-[.$A$3])" office:value-type="float" office:value="0" calcext:value-type="float">
            <text:p>0.00</text:p>
          </table:table-cell>
          <table:table-cell table:formula="of:=[.D13]+[.F13]" office:value-type="float" office:value="1" calcext:value-type="float">
            <text:p>1.00</text:p>
          </table:table-cell>
          <table:table-cell table:formula="of:=[.H13]+[.I13]-[.J13]-[.K13]-[.M13]" office:value-type="float" office:value="-10.5" calcext:value-type="float">
            <text:p>-10.5</text:p>
          </table:table-cell>
          <table:table-cell table:formula="of:=[.R14]+[.D14]+[.F14]" office:value-type="float" office:value="3" calcext:value-type="float">
            <text:p>3</text:p>
          </table:table-cell>
          <table:table-cell table:formula="of:=[.P14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4]+[.I14]-[.J14]-[.$K$3]" office:value-type="float" office:value="-12" calcext:value-type="float">
            <text:p>-12</text:p>
          </table:table-cell>
          <table:table-cell table:formula="of:=IF([.L14]&lt;[.$H$3];0;[.L14]-[.$H$3])" office:value-type="float" office:value="0" calcext:value-type="float">
            <text:p>0.00</text:p>
          </table:table-cell>
          <table:table-cell table:formula="of:=[.K14]+[.M1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4]+[.S14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14]*2" office:value-type="float" office:value="8" calcext:value-type="float">
            <text:p>8.0</text:p>
          </table:table-cell>
        </table:table-row>
        <table:table-row table:style-name="ro2">
          <table:table-cell table:formula="of:=[.A14]+[.B14]-[.C14]-[.D14]-[.F14]" office:value-type="float" office:value="2.5" calcext:value-type="float">
            <text:p>2.5</text:p>
          </table:table-cell>
          <table:table-cell table:formula="of:=[.Q15]" office:value-type="float" office:value="7" calcext:value-type="float">
            <text:p>7</text:p>
          </table:table-cell>
          <table:table-cell table:formula="of:=[.P15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15]+[.B15]-[.C15]-[.$D$3]" office:value-type="float" office:value="6.5" calcext:value-type="float">
            <text:p>6.5</text:p>
          </table:table-cell>
          <table:table-cell table:formula="of:=IF([.E15]&lt;[.$A$3];0;[.E15]-[.$A$3])" office:value-type="float" office:value="0" calcext:value-type="float">
            <text:p>0.00</text:p>
          </table:table-cell>
          <table:table-cell table:formula="of:=[.D14]+[.F14]" office:value-type="float" office:value="1" calcext:value-type="float">
            <text:p>1.00</text:p>
          </table:table-cell>
          <table:table-cell table:formula="of:=[.H14]+[.I14]-[.J14]-[.K14]-[.M14]" office:value-type="float" office:value="-12" calcext:value-type="float">
            <text:p>-12</text:p>
          </table:table-cell>
          <table:table-cell table:formula="of:=[.R15]+[.D15]+[.F15]" office:value-type="float" office:value="4" calcext:value-type="float">
            <text:p>4</text:p>
          </table:table-cell>
          <table:table-cell table:formula="of:=[.P15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5]+[.I15]-[.J15]-[.$K$3]" office:value-type="float" office:value="-10.5" calcext:value-type="float">
            <text:p>-10.5</text:p>
          </table:table-cell>
          <table:table-cell table:formula="of:=IF([.L15]&lt;[.$H$3];0;[.L15]-[.$H$3])" office:value-type="float" office:value="0" calcext:value-type="float">
            <text:p>0.00</text:p>
          </table:table-cell>
          <table:table-cell table:formula="of:=[.K15]+[.M15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15]+[.S15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P15]*2" office:value-type="float" office:value="4" calcext:value-type="float">
            <text:p>4.0</text:p>
          </table:table-cell>
        </table:table-row>
        <table:table-row table:style-name="ro2">
          <table:table-cell table:formula="of:=[.A15]+[.B15]-[.C15]-[.D15]-[.F15]" office:value-type="float" office:value="6.5" calcext:value-type="float">
            <text:p>6.5</text:p>
          </table:table-cell>
          <table:table-cell table:formula="of:=[.Q16]" office:value-type="float" office:value="5.5" calcext:value-type="float">
            <text:p>5.5</text:p>
          </table:table-cell>
          <table:table-cell table:formula="of:=[.P16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16]+[.B16]-[.C16]-[.$D$3]" office:value-type="float" office:value="7" calcext:value-type="float">
            <text:p>7</text:p>
          </table:table-cell>
          <table:table-cell table:formula="of:=IF([.E16]&lt;[.$A$3];0;[.E16]-[.$A$3])" office:value-type="float" office:value="0" calcext:value-type="float">
            <text:p>0.00</text:p>
          </table:table-cell>
          <table:table-cell table:formula="of:=[.D15]+[.F15]" office:value-type="float" office:value="1" calcext:value-type="float">
            <text:p>1.00</text:p>
          </table:table-cell>
          <table:table-cell table:formula="of:=[.H15]+[.I15]-[.J15]-[.K15]-[.M15]" office:value-type="float" office:value="-10.5" calcext:value-type="float">
            <text:p>-10.5</text:p>
          </table:table-cell>
          <table:table-cell table:formula="of:=[.R16]+[.D16]+[.F16]" office:value-type="float" office:value="3" calcext:value-type="float">
            <text:p>3</text:p>
          </table:table-cell>
          <table:table-cell table:formula="of:=[.P16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6]+[.I16]-[.J16]-[.$K$3]" office:value-type="float" office:value="-12" calcext:value-type="float">
            <text:p>-12</text:p>
          </table:table-cell>
          <table:table-cell table:formula="of:=IF([.L16]&lt;[.$H$3];0;[.L16]-[.$H$3])" office:value-type="float" office:value="0" calcext:value-type="float">
            <text:p>0.00</text:p>
          </table:table-cell>
          <table:table-cell table:formula="of:=[.K16]+[.M1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6]+[.S16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16]*2" office:value-type="float" office:value="8" calcext:value-type="float">
            <text:p>8.0</text:p>
          </table:table-cell>
        </table:table-row>
        <table:table-row table:style-name="ro2">
          <table:table-cell table:formula="of:=[.A16]+[.B16]-[.C16]-[.D16]-[.F16]" office:value-type="float" office:value="7" calcext:value-type="float">
            <text:p>7</text:p>
          </table:table-cell>
          <table:table-cell table:formula="of:=[.Q17]" office:value-type="float" office:value="4.5" calcext:value-type="float">
            <text:p>4.5</text:p>
          </table:table-cell>
          <table:table-cell table:formula="of:=[.P17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17]+[.B17]-[.C17]-[.$D$3]" office:value-type="float" office:value="4.5" calcext:value-type="float">
            <text:p>4.5</text:p>
          </table:table-cell>
          <table:table-cell table:formula="of:=IF([.E17]&lt;[.$A$3];0;[.E17]-[.$A$3])" office:value-type="float" office:value="0" calcext:value-type="float">
            <text:p>0.00</text:p>
          </table:table-cell>
          <table:table-cell table:formula="of:=[.D16]+[.F16]" office:value-type="float" office:value="1" calcext:value-type="float">
            <text:p>1.00</text:p>
          </table:table-cell>
          <table:table-cell table:formula="of:=[.H16]+[.I16]-[.J16]-[.K16]-[.M16]" office:value-type="float" office:value="-12" calcext:value-type="float">
            <text:p>-12</text:p>
          </table:table-cell>
          <table:table-cell table:formula="of:=[.R17]+[.D17]+[.F17]" office:value-type="float" office:value="3" calcext:value-type="float">
            <text:p>3</text:p>
          </table:table-cell>
          <table:table-cell table:formula="of:=[.P17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7]+[.I17]-[.J17]-[.$K$3]" office:value-type="float" office:value="-15.5" calcext:value-type="float">
            <text:p>-15.5</text:p>
          </table:table-cell>
          <table:table-cell table:formula="of:=IF([.L17]&lt;[.$H$3];0;[.L17]-[.$H$3])" office:value-type="float" office:value="0" calcext:value-type="float">
            <text:p>0.00</text:p>
          </table:table-cell>
          <table:table-cell table:formula="of:=[.K17]+[.M17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17]+[.S17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17]*2" office:value-type="float" office:value="12" calcext:value-type="float">
            <text:p>12.0</text:p>
          </table:table-cell>
        </table:table-row>
        <table:table-row table:style-name="ro2">
          <table:table-cell table:formula="of:=[.A17]+[.B17]-[.C17]-[.D17]-[.F17]" office:value-type="float" office:value="4.5" calcext:value-type="float">
            <text:p>4.5</text:p>
          </table:table-cell>
          <table:table-cell table:formula="of:=[.Q18]" office:value-type="float" office:value="2.5" calcext:value-type="float">
            <text:p>2.5</text:p>
          </table:table-cell>
          <table:table-cell table:formula="of:=[.P18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18]+[.B18]-[.C18]-[.$D$3]" office:value-type="float" office:value="2" calcext:value-type="float">
            <text:p>2</text:p>
          </table:table-cell>
          <table:table-cell table:formula="of:=IF([.E18]&lt;[.$A$3];0;[.E18]-[.$A$3])" office:value-type="float" office:value="0" calcext:value-type="float">
            <text:p>0.00</text:p>
          </table:table-cell>
          <table:table-cell table:formula="of:=[.D17]+[.F17]" office:value-type="float" office:value="1" calcext:value-type="float">
            <text:p>1.00</text:p>
          </table:table-cell>
          <table:table-cell table:formula="of:=[.H17]+[.I17]-[.J17]-[.K17]-[.M17]" office:value-type="float" office:value="-15.5" calcext:value-type="float">
            <text:p>-15.5</text:p>
          </table:table-cell>
          <table:table-cell table:formula="of:=[.R18]+[.D18]+[.F18]" office:value-type="float" office:value="2" calcext:value-type="float">
            <text:p>2</text:p>
          </table:table-cell>
          <table:table-cell table:formula="of:=[.P18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8]+[.I18]-[.J18]-[.$K$3]" office:value-type="float" office:value="-18" calcext:value-type="float">
            <text:p>-18</text:p>
          </table:table-cell>
          <table:table-cell table:formula="of:=IF([.L18]&lt;[.$H$3];0;[.L18]-[.$H$3])" office:value-type="float" office:value="0" calcext:value-type="float">
            <text:p>0.00</text:p>
          </table:table-cell>
          <table:table-cell table:formula="of:=[.K18]+[.M1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8]+[.S18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18]*2" office:value-type="float" office:value="8" calcext:value-type="float">
            <text:p>8.0</text:p>
          </table:table-cell>
        </table:table-row>
        <table:table-row table:style-name="ro2">
          <table:table-cell table:formula="of:=[.A18]+[.B18]-[.C18]-[.D18]-[.F18]" office:value-type="float" office:value="2" calcext:value-type="float">
            <text:p>2</text:p>
          </table:table-cell>
          <table:table-cell table:formula="of:=[.Q19]" office:value-type="float" office:value="1.5" calcext:value-type="float">
            <text:p>1.5</text:p>
          </table:table-cell>
          <table:table-cell table:formula="of:=[.P19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19]+[.B19]-[.C19]-[.$D$3]" office:value-type="float" office:value="0.5" calcext:value-type="float">
            <text:p>0.5</text:p>
          </table:table-cell>
          <table:table-cell table:formula="of:=IF([.E19]&lt;[.$A$3];0;[.E19]-[.$A$3])" office:value-type="float" office:value="0" calcext:value-type="float">
            <text:p>0.00</text:p>
          </table:table-cell>
          <table:table-cell table:formula="of:=[.D18]+[.F18]" office:value-type="float" office:value="1" calcext:value-type="float">
            <text:p>1.00</text:p>
          </table:table-cell>
          <table:table-cell table:formula="of:=[.H18]+[.I18]-[.J18]-[.K18]-[.M18]" office:value-type="float" office:value="-18" calcext:value-type="float">
            <text:p>-18</text:p>
          </table:table-cell>
          <table:table-cell table:formula="of:=[.R19]+[.D19]+[.F19]" office:value-type="float" office:value="2" calcext:value-type="float">
            <text:p>2</text:p>
          </table:table-cell>
          <table:table-cell table:formula="of:=[.P19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9]+[.I19]-[.J19]-[.$K$3]" office:value-type="float" office:value="-18.5" calcext:value-type="float">
            <text:p>-18.5</text:p>
          </table:table-cell>
          <table:table-cell table:formula="of:=IF([.L19]&lt;[.$H$3];0;[.L19]-[.$H$3])" office:value-type="float" office:value="0" calcext:value-type="float">
            <text:p>0.00</text:p>
          </table:table-cell>
          <table:table-cell table:formula="of:=[.K19]+[.M19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19]+[.S19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19]*2" office:value-type="float" office:value="4" calcext:value-type="float">
            <text:p>4.0</text:p>
          </table:table-cell>
        </table:table-row>
        <table:table-row table:style-name="ro2">
          <table:table-cell table:formula="of:=[.A19]+[.B19]-[.C19]-[.D19]-[.F19]" office:value-type="float" office:value="0.5" calcext:value-type="float">
            <text:p>0.5</text:p>
          </table:table-cell>
          <table:table-cell table:formula="of:=[.Q20]" office:value-type="float" office:value="2.5" calcext:value-type="float">
            <text:p>2.5</text:p>
          </table:table-cell>
          <table:table-cell table:formula="of:=[.P20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20]+[.B20]-[.C20]-[.$D$3]" office:value-type="float" office:value="-2" calcext:value-type="float">
            <text:p>-2</text:p>
          </table:table-cell>
          <table:table-cell table:formula="of:=IF([.E20]&lt;[.$A$3];0;[.E20]-[.$A$3])" office:value-type="float" office:value="0" calcext:value-type="float">
            <text:p>0.00</text:p>
          </table:table-cell>
          <table:table-cell table:formula="of:=[.D19]+[.F19]" office:value-type="float" office:value="1" calcext:value-type="float">
            <text:p>1.00</text:p>
          </table:table-cell>
          <table:table-cell table:formula="of:=[.H19]+[.I19]-[.J19]-[.K19]-[.M19]" office:value-type="float" office:value="-18.5" calcext:value-type="float">
            <text:p>-18.5</text:p>
          </table:table-cell>
          <table:table-cell table:formula="of:=[.R20]+[.D20]+[.F20]" office:value-type="float" office:value="2" calcext:value-type="float">
            <text:p>2</text:p>
          </table:table-cell>
          <table:table-cell table:formula="of:=[.P20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0]+[.I20]-[.J20]-[.$K$3]" office:value-type="float" office:value="-21" calcext:value-type="float">
            <text:p>-21</text:p>
          </table:table-cell>
          <table:table-cell table:formula="of:=IF([.L20]&lt;[.$H$3];0;[.L20]-[.$H$3])" office:value-type="float" office:value="0" calcext:value-type="float">
            <text:p>0.00</text:p>
          </table:table-cell>
          <table:table-cell table:formula="of:=[.K20]+[.M2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0]+[.S20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20]*2" office:value-type="float" office:value="8" calcext:value-type="float">
            <text:p>8.0</text:p>
          </table:table-cell>
        </table:table-row>
        <table:table-row table:style-name="ro2">
          <table:table-cell table:formula="of:=[.A20]+[.B20]-[.C20]-[.D20]-[.F20]" office:value-type="float" office:value="-2" calcext:value-type="float">
            <text:p>-2</text:p>
          </table:table-cell>
          <table:table-cell table:formula="of:=[.Q21]" office:value-type="float" office:value="4.5" calcext:value-type="float">
            <text:p>4.5</text:p>
          </table:table-cell>
          <table:table-cell table:formula="of:=[.P21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21]+[.B21]-[.C21]-[.$D$3]" office:value-type="float" office:value="-4.5" calcext:value-type="float">
            <text:p>-4.5</text:p>
          </table:table-cell>
          <table:table-cell table:formula="of:=IF([.E21]&lt;[.$A$3];0;[.E21]-[.$A$3])" office:value-type="float" office:value="0" calcext:value-type="float">
            <text:p>0.00</text:p>
          </table:table-cell>
          <table:table-cell table:formula="of:=[.D20]+[.F20]" office:value-type="float" office:value="1" calcext:value-type="float">
            <text:p>1.00</text:p>
          </table:table-cell>
          <table:table-cell table:formula="of:=[.H20]+[.I20]-[.J20]-[.K20]-[.M20]" office:value-type="float" office:value="-21" calcext:value-type="float">
            <text:p>-21</text:p>
          </table:table-cell>
          <table:table-cell table:formula="of:=[.R21]+[.D21]+[.F21]" office:value-type="float" office:value="3" calcext:value-type="float">
            <text:p>3</text:p>
          </table:table-cell>
          <table:table-cell table:formula="of:=[.P21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1]+[.I21]-[.J21]-[.$K$3]" office:value-type="float" office:value="-24.5" calcext:value-type="float">
            <text:p>-24.5</text:p>
          </table:table-cell>
          <table:table-cell table:formula="of:=IF([.L21]&lt;[.$H$3];0;[.L21]-[.$H$3])" office:value-type="float" office:value="0" calcext:value-type="float">
            <text:p>0.00</text:p>
          </table:table-cell>
          <table:table-cell table:formula="of:=[.K21]+[.M21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21]+[.S21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21]*2" office:value-type="float" office:value="12" calcext:value-type="float">
            <text:p>12.0</text:p>
          </table:table-cell>
        </table:table-row>
        <table:table-row table:style-name="ro2">
          <table:table-cell table:formula="of:=[.A21]+[.B21]-[.C21]-[.D21]-[.F21]" office:value-type="float" office:value="-4.5" calcext:value-type="float">
            <text:p>-4.5</text:p>
          </table:table-cell>
          <table:table-cell table:formula="of:=[.Q22]" office:value-type="float" office:value="5.5" calcext:value-type="float">
            <text:p>5.5</text:p>
          </table:table-cell>
          <table:table-cell table:formula="of:=[.P22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22]+[.B22]-[.C22]-[.$D$3]" office:value-type="float" office:value="-4" calcext:value-type="float">
            <text:p>-4</text:p>
          </table:table-cell>
          <table:table-cell table:formula="of:=IF([.E22]&lt;[.$A$3];0;[.E22]-[.$A$3])" office:value-type="float" office:value="0" calcext:value-type="float">
            <text:p>0.00</text:p>
          </table:table-cell>
          <table:table-cell table:formula="of:=[.D21]+[.F21]" office:value-type="float" office:value="1" calcext:value-type="float">
            <text:p>1.00</text:p>
          </table:table-cell>
          <table:table-cell table:formula="of:=[.H21]+[.I21]-[.J21]-[.K21]-[.M21]" office:value-type="float" office:value="-24.5" calcext:value-type="float">
            <text:p>-24.5</text:p>
          </table:table-cell>
          <table:table-cell table:formula="of:=[.R22]+[.D22]+[.F22]" office:value-type="float" office:value="3" calcext:value-type="float">
            <text:p>3</text:p>
          </table:table-cell>
          <table:table-cell table:formula="of:=[.P22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2]+[.I22]-[.J22]-[.$K$3]" office:value-type="float" office:value="-26" calcext:value-type="float">
            <text:p>-26</text:p>
          </table:table-cell>
          <table:table-cell table:formula="of:=IF([.L22]&lt;[.$H$3];0;[.L22]-[.$H$3])" office:value-type="float" office:value="0" calcext:value-type="float">
            <text:p>0.00</text:p>
          </table:table-cell>
          <table:table-cell table:formula="of:=[.K22]+[.M2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2]+[.S22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22]*2" office:value-type="float" office:value="8" calcext:value-type="float">
            <text:p>8.0</text:p>
          </table:table-cell>
        </table:table-row>
        <table:table-row table:style-name="ro2">
          <table:table-cell table:formula="of:=[.A22]+[.B22]-[.C22]-[.D22]-[.F22]" office:value-type="float" office:value="-4" calcext:value-type="float">
            <text:p>-4</text:p>
          </table:table-cell>
          <table:table-cell table:formula="of:=[.Q23]" office:value-type="float" office:value="7" calcext:value-type="float">
            <text:p>7</text:p>
          </table:table-cell>
          <table:table-cell table:formula="of:=[.P23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23]+[.B23]-[.C23]-[.$D$3]" office:value-type="float" office:value="0" calcext:value-type="float">
            <text:p>0</text:p>
          </table:table-cell>
          <table:table-cell table:formula="of:=IF([.E23]&lt;[.$A$3];0;[.E23]-[.$A$3])" office:value-type="float" office:value="0" calcext:value-type="float">
            <text:p>0.00</text:p>
          </table:table-cell>
          <table:table-cell table:formula="of:=[.D22]+[.F22]" office:value-type="float" office:value="1" calcext:value-type="float">
            <text:p>1.00</text:p>
          </table:table-cell>
          <table:table-cell table:formula="of:=[.H22]+[.I22]-[.J22]-[.K22]-[.M22]" office:value-type="float" office:value="-26" calcext:value-type="float">
            <text:p>-26</text:p>
          </table:table-cell>
          <table:table-cell table:formula="of:=[.R23]+[.D23]+[.F23]" office:value-type="float" office:value="4" calcext:value-type="float">
            <text:p>4</text:p>
          </table:table-cell>
          <table:table-cell table:formula="of:=[.P23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3]+[.I23]-[.J23]-[.$K$3]" office:value-type="float" office:value="-24.5" calcext:value-type="float">
            <text:p>-24.5</text:p>
          </table:table-cell>
          <table:table-cell table:formula="of:=IF([.L23]&lt;[.$H$3];0;[.L23]-[.$H$3])" office:value-type="float" office:value="0" calcext:value-type="float">
            <text:p>0.00</text:p>
          </table:table-cell>
          <table:table-cell table:formula="of:=[.K23]+[.M23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23]+[.S23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P23]*2" office:value-type="float" office:value="4" calcext:value-type="float">
            <text:p>4.0</text:p>
          </table:table-cell>
        </table:table-row>
        <table:table-row table:style-name="ro2">
          <table:table-cell table:formula="of:=[.A23]+[.B23]-[.C23]-[.D23]-[.F23]" office:value-type="float" office:value="0" calcext:value-type="float">
            <text:p>0</text:p>
          </table:table-cell>
          <table:table-cell table:formula="of:=[.Q24]" office:value-type="float" office:value="5.5" calcext:value-type="float">
            <text:p>5.5</text:p>
          </table:table-cell>
          <table:table-cell table:formula="of:=[.P24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24]+[.B24]-[.C24]-[.$D$3]" office:value-type="float" office:value="0.5" calcext:value-type="float">
            <text:p>0.5</text:p>
          </table:table-cell>
          <table:table-cell table:formula="of:=IF([.E24]&lt;[.$A$3];0;[.E24]-[.$A$3])" office:value-type="float" office:value="0" calcext:value-type="float">
            <text:p>0.00</text:p>
          </table:table-cell>
          <table:table-cell table:formula="of:=[.D23]+[.F23]" office:value-type="float" office:value="1" calcext:value-type="float">
            <text:p>1.00</text:p>
          </table:table-cell>
          <table:table-cell table:formula="of:=[.H23]+[.I23]-[.J23]-[.K23]-[.M23]" office:value-type="float" office:value="-24.5" calcext:value-type="float">
            <text:p>-24.5</text:p>
          </table:table-cell>
          <table:table-cell table:formula="of:=[.R24]+[.D24]+[.F24]" office:value-type="float" office:value="3" calcext:value-type="float">
            <text:p>3</text:p>
          </table:table-cell>
          <table:table-cell table:formula="of:=[.P24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4]+[.I24]-[.J24]-[.$K$3]" office:value-type="float" office:value="-26" calcext:value-type="float">
            <text:p>-26</text:p>
          </table:table-cell>
          <table:table-cell table:formula="of:=IF([.L24]&lt;[.$H$3];0;[.L24]-[.$H$3])" office:value-type="float" office:value="0" calcext:value-type="float">
            <text:p>0.00</text:p>
          </table:table-cell>
          <table:table-cell table:formula="of:=[.K24]+[.M2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4]+[.S24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24]*2" office:value-type="float" office:value="8" calcext:value-type="float">
            <text:p>8.0</text:p>
          </table:table-cell>
        </table:table-row>
        <table:table-row table:style-name="ro2">
          <table:table-cell table:formula="of:=[.A24]+[.B24]-[.C24]-[.D24]-[.F24]" office:value-type="float" office:value="0.5" calcext:value-type="float">
            <text:p>0.5</text:p>
          </table:table-cell>
          <table:table-cell table:formula="of:=[.Q25]" office:value-type="float" office:value="4.5" calcext:value-type="float">
            <text:p>4.5</text:p>
          </table:table-cell>
          <table:table-cell table:formula="of:=[.P25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25]+[.B25]-[.C25]-[.$D$3]" office:value-type="float" office:value="-2" calcext:value-type="float">
            <text:p>-2</text:p>
          </table:table-cell>
          <table:table-cell table:formula="of:=IF([.E25]&lt;[.$A$3];0;[.E25]-[.$A$3])" office:value-type="float" office:value="0" calcext:value-type="float">
            <text:p>0.00</text:p>
          </table:table-cell>
          <table:table-cell table:formula="of:=[.D24]+[.F24]" office:value-type="float" office:value="1" calcext:value-type="float">
            <text:p>1.00</text:p>
          </table:table-cell>
          <table:table-cell table:formula="of:=[.H24]+[.I24]-[.J24]-[.K24]-[.M24]" office:value-type="float" office:value="-26" calcext:value-type="float">
            <text:p>-26</text:p>
          </table:table-cell>
          <table:table-cell table:formula="of:=[.R25]+[.D25]+[.F25]" office:value-type="float" office:value="3" calcext:value-type="float">
            <text:p>3</text:p>
          </table:table-cell>
          <table:table-cell table:formula="of:=[.P25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5]+[.I25]-[.J25]-[.$K$3]" office:value-type="float" office:value="-29.5" calcext:value-type="float">
            <text:p>-29.5</text:p>
          </table:table-cell>
          <table:table-cell table:formula="of:=IF([.L25]&lt;[.$H$3];0;[.L25]-[.$H$3])" office:value-type="float" office:value="0" calcext:value-type="float">
            <text:p>0.00</text:p>
          </table:table-cell>
          <table:table-cell table:formula="of:=[.K25]+[.M25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25]+[.S25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25]*2" office:value-type="float" office:value="12" calcext:value-type="float">
            <text:p>12.0</text:p>
          </table:table-cell>
        </table:table-row>
        <table:table-row table:style-name="ro2">
          <table:table-cell table:formula="of:=[.A25]+[.B25]-[.C25]-[.D25]-[.F25]" office:value-type="float" office:value="-2" calcext:value-type="float">
            <text:p>-2</text:p>
          </table:table-cell>
          <table:table-cell table:formula="of:=[.Q26]" office:value-type="float" office:value="2.5" calcext:value-type="float">
            <text:p>2.5</text:p>
          </table:table-cell>
          <table:table-cell table:formula="of:=[.P26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26]+[.B26]-[.C26]-[.$D$3]" office:value-type="float" office:value="-4.5" calcext:value-type="float">
            <text:p>-4.5</text:p>
          </table:table-cell>
          <table:table-cell table:formula="of:=IF([.E26]&lt;[.$A$3];0;[.E26]-[.$A$3])" office:value-type="float" office:value="0" calcext:value-type="float">
            <text:p>0.00</text:p>
          </table:table-cell>
          <table:table-cell table:formula="of:=[.D25]+[.F25]" office:value-type="float" office:value="1" calcext:value-type="float">
            <text:p>1.00</text:p>
          </table:table-cell>
          <table:table-cell table:formula="of:=[.H25]+[.I25]-[.J25]-[.K25]-[.M25]" office:value-type="float" office:value="-29.5" calcext:value-type="float">
            <text:p>-29.5</text:p>
          </table:table-cell>
          <table:table-cell table:formula="of:=[.R26]+[.D26]+[.F26]" office:value-type="float" office:value="2" calcext:value-type="float">
            <text:p>2</text:p>
          </table:table-cell>
          <table:table-cell table:formula="of:=[.P26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6]+[.I26]-[.J26]-[.$K$3]" office:value-type="float" office:value="-32" calcext:value-type="float">
            <text:p>-32</text:p>
          </table:table-cell>
          <table:table-cell table:formula="of:=IF([.L26]&lt;[.$H$3];0;[.L26]-[.$H$3])" office:value-type="float" office:value="0" calcext:value-type="float">
            <text:p>0.00</text:p>
          </table:table-cell>
          <table:table-cell table:formula="of:=[.K26]+[.M2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6]+[.S26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26]*2" office:value-type="float" office:value="8" calcext:value-type="float">
            <text:p>8.0</text:p>
          </table:table-cell>
        </table:table-row>
        <table:table-row table:style-name="ro2">
          <table:table-cell table:formula="of:=[.A26]+[.B26]-[.C26]-[.D26]-[.F26]" office:value-type="float" office:value="-4.5" calcext:value-type="float">
            <text:p>-4.5</text:p>
          </table:table-cell>
          <table:table-cell table:formula="of:=[.Q27]" office:value-type="float" office:value="1.5" calcext:value-type="float">
            <text:p>1.5</text:p>
          </table:table-cell>
          <table:table-cell table:formula="of:=[.P27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27]+[.B27]-[.C27]-[.$D$3]" office:value-type="float" office:value="-6" calcext:value-type="float">
            <text:p>-6</text:p>
          </table:table-cell>
          <table:table-cell table:formula="of:=IF([.E27]&lt;[.$A$3];0;[.E27]-[.$A$3])" office:value-type="float" office:value="0" calcext:value-type="float">
            <text:p>0.00</text:p>
          </table:table-cell>
          <table:table-cell table:formula="of:=[.D26]+[.F26]" office:value-type="float" office:value="1" calcext:value-type="float">
            <text:p>1.00</text:p>
          </table:table-cell>
          <table:table-cell table:formula="of:=[.H26]+[.I26]-[.J26]-[.K26]-[.M26]" office:value-type="float" office:value="-32" calcext:value-type="float">
            <text:p>-32</text:p>
          </table:table-cell>
          <table:table-cell table:formula="of:=[.R27]+[.D27]+[.F27]" office:value-type="float" office:value="2" calcext:value-type="float">
            <text:p>2</text:p>
          </table:table-cell>
          <table:table-cell table:formula="of:=[.P27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7]+[.I27]-[.J27]-[.$K$3]" office:value-type="float" office:value="-32.5" calcext:value-type="float">
            <text:p>-32.5</text:p>
          </table:table-cell>
          <table:table-cell table:formula="of:=IF([.L27]&lt;[.$H$3];0;[.L27]-[.$H$3])" office:value-type="float" office:value="0" calcext:value-type="float">
            <text:p>0.00</text:p>
          </table:table-cell>
          <table:table-cell table:formula="of:=[.K27]+[.M27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27]+[.S27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27]*2" office:value-type="float" office:value="4" calcext:value-type="float">
            <text:p>4.0</text:p>
          </table:table-cell>
        </table:table-row>
        <table:table-row table:style-name="ro2">
          <table:table-cell table:formula="of:=[.A27]+[.B27]-[.C27]-[.D27]-[.F27]" office:value-type="float" office:value="-6" calcext:value-type="float">
            <text:p>-6</text:p>
          </table:table-cell>
          <table:table-cell table:formula="of:=[.Q28]" office:value-type="float" office:value="2.5" calcext:value-type="float">
            <text:p>2.5</text:p>
          </table:table-cell>
          <table:table-cell table:formula="of:=[.P28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28]+[.B28]-[.C28]-[.$D$3]" office:value-type="float" office:value="-8.5" calcext:value-type="float">
            <text:p>-8.5</text:p>
          </table:table-cell>
          <table:table-cell table:formula="of:=IF([.E28]&lt;[.$A$3];0;[.E28]-[.$A$3])" office:value-type="float" office:value="0" calcext:value-type="float">
            <text:p>0.00</text:p>
          </table:table-cell>
          <table:table-cell table:formula="of:=[.D27]+[.F27]" office:value-type="float" office:value="1" calcext:value-type="float">
            <text:p>1.00</text:p>
          </table:table-cell>
          <table:table-cell table:formula="of:=[.H27]+[.I27]-[.J27]-[.K27]-[.M27]" office:value-type="float" office:value="-32.5" calcext:value-type="float">
            <text:p>-32.5</text:p>
          </table:table-cell>
          <table:table-cell table:formula="of:=[.R28]+[.D28]+[.F28]" office:value-type="float" office:value="2" calcext:value-type="float">
            <text:p>2</text:p>
          </table:table-cell>
          <table:table-cell table:formula="of:=[.P28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8]+[.I28]-[.J28]-[.$K$3]" office:value-type="float" office:value="-35" calcext:value-type="float">
            <text:p>-35</text:p>
          </table:table-cell>
          <table:table-cell table:formula="of:=IF([.L28]&lt;[.$H$3];0;[.L28]-[.$H$3])" office:value-type="float" office:value="0" calcext:value-type="float">
            <text:p>0.00</text:p>
          </table:table-cell>
          <table:table-cell table:formula="of:=[.K28]+[.M2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8]+[.S28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28]*2" office:value-type="float" office:value="8" calcext:value-type="float">
            <text:p>8.0</text:p>
          </table:table-cell>
        </table:table-row>
        <table:table-row table:style-name="ro2">
          <table:table-cell table:formula="of:=[.A28]+[.B28]-[.C28]-[.D28]-[.F28]" office:value-type="float" office:value="-8.5" calcext:value-type="float">
            <text:p>-8.5</text:p>
          </table:table-cell>
          <table:table-cell table:formula="of:=[.Q29]" office:value-type="float" office:value="4.5" calcext:value-type="float">
            <text:p>4.5</text:p>
          </table:table-cell>
          <table:table-cell table:formula="of:=[.P29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29]+[.B29]-[.C29]-[.$D$3]" office:value-type="float" office:value="-11" calcext:value-type="float">
            <text:p>-11</text:p>
          </table:table-cell>
          <table:table-cell table:formula="of:=IF([.E29]&lt;[.$A$3];0;[.E29]-[.$A$3])" office:value-type="float" office:value="0" calcext:value-type="float">
            <text:p>0.00</text:p>
          </table:table-cell>
          <table:table-cell table:formula="of:=[.D28]+[.F28]" office:value-type="float" office:value="1" calcext:value-type="float">
            <text:p>1.00</text:p>
          </table:table-cell>
          <table:table-cell table:formula="of:=[.H28]+[.I28]-[.J28]-[.K28]-[.M28]" office:value-type="float" office:value="-35" calcext:value-type="float">
            <text:p>-35</text:p>
          </table:table-cell>
          <table:table-cell table:formula="of:=[.R29]+[.D29]+[.F29]" office:value-type="float" office:value="3" calcext:value-type="float">
            <text:p>3</text:p>
          </table:table-cell>
          <table:table-cell table:formula="of:=[.P29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9]+[.I29]-[.J29]-[.$K$3]" office:value-type="float" office:value="-38.5" calcext:value-type="float">
            <text:p>-38.5</text:p>
          </table:table-cell>
          <table:table-cell table:formula="of:=IF([.L29]&lt;[.$H$3];0;[.L29]-[.$H$3])" office:value-type="float" office:value="0" calcext:value-type="float">
            <text:p>0.00</text:p>
          </table:table-cell>
          <table:table-cell table:formula="of:=[.K29]+[.M29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29]+[.S29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29]*2" office:value-type="float" office:value="12" calcext:value-type="float">
            <text:p>12.0</text:p>
          </table:table-cell>
        </table:table-row>
        <table:table-row table:style-name="ro2">
          <table:table-cell table:formula="of:=[.A29]+[.B29]-[.C29]-[.D29]-[.F29]" office:value-type="float" office:value="-11" calcext:value-type="float">
            <text:p>-11</text:p>
          </table:table-cell>
          <table:table-cell table:formula="of:=[.Q30]" office:value-type="float" office:value="5.5" calcext:value-type="float">
            <text:p>5.5</text:p>
          </table:table-cell>
          <table:table-cell table:formula="of:=[.P30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30]+[.B30]-[.C30]-[.$D$3]" office:value-type="float" office:value="-10.5" calcext:value-type="float">
            <text:p>-10.5</text:p>
          </table:table-cell>
          <table:table-cell table:formula="of:=IF([.E30]&lt;[.$A$3];0;[.E30]-[.$A$3])" office:value-type="float" office:value="0" calcext:value-type="float">
            <text:p>0.00</text:p>
          </table:table-cell>
          <table:table-cell table:formula="of:=[.D29]+[.F29]" office:value-type="float" office:value="1" calcext:value-type="float">
            <text:p>1.00</text:p>
          </table:table-cell>
          <table:table-cell table:formula="of:=[.H29]+[.I29]-[.J29]-[.K29]-[.M29]" office:value-type="float" office:value="-38.5" calcext:value-type="float">
            <text:p>-38.5</text:p>
          </table:table-cell>
          <table:table-cell table:formula="of:=[.R30]+[.D30]+[.F30]" office:value-type="float" office:value="3" calcext:value-type="float">
            <text:p>3</text:p>
          </table:table-cell>
          <table:table-cell table:formula="of:=[.P30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0]+[.I30]-[.J30]-[.$K$3]" office:value-type="float" office:value="-40" calcext:value-type="float">
            <text:p>-40</text:p>
          </table:table-cell>
          <table:table-cell table:formula="of:=IF([.L30]&lt;[.$H$3];0;[.L30]-[.$H$3])" office:value-type="float" office:value="0" calcext:value-type="float">
            <text:p>0.00</text:p>
          </table:table-cell>
          <table:table-cell table:formula="of:=[.K30]+[.M3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0]+[.S30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30]*2" office:value-type="float" office:value="8" calcext:value-type="float">
            <text:p>8.0</text:p>
          </table:table-cell>
        </table:table-row>
        <table:table-row table:style-name="ro2">
          <table:table-cell table:formula="of:=[.A30]+[.B30]-[.C30]-[.D30]-[.F30]" office:value-type="float" office:value="-10.5" calcext:value-type="float">
            <text:p>-10.5</text:p>
          </table:table-cell>
          <table:table-cell table:formula="of:=[.Q31]" office:value-type="float" office:value="7" calcext:value-type="float">
            <text:p>7</text:p>
          </table:table-cell>
          <table:table-cell table:formula="of:=[.P31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31]+[.B31]-[.C31]-[.$D$3]" office:value-type="float" office:value="-6.5" calcext:value-type="float">
            <text:p>-6.5</text:p>
          </table:table-cell>
          <table:table-cell table:formula="of:=IF([.E31]&lt;[.$A$3];0;[.E31]-[.$A$3])" office:value-type="float" office:value="0" calcext:value-type="float">
            <text:p>0.00</text:p>
          </table:table-cell>
          <table:table-cell table:formula="of:=[.D30]+[.F30]" office:value-type="float" office:value="1" calcext:value-type="float">
            <text:p>1.00</text:p>
          </table:table-cell>
          <table:table-cell table:formula="of:=[.H30]+[.I30]-[.J30]-[.K30]-[.M30]" office:value-type="float" office:value="-40" calcext:value-type="float">
            <text:p>-40</text:p>
          </table:table-cell>
          <table:table-cell table:formula="of:=[.R31]+[.D31]+[.F31]" office:value-type="float" office:value="4" calcext:value-type="float">
            <text:p>4</text:p>
          </table:table-cell>
          <table:table-cell table:formula="of:=[.P31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1]+[.I31]-[.J31]-[.$K$3]" office:value-type="float" office:value="-38.5" calcext:value-type="float">
            <text:p>-38.5</text:p>
          </table:table-cell>
          <table:table-cell table:formula="of:=IF([.L31]&lt;[.$H$3];0;[.L31]-[.$H$3])" office:value-type="float" office:value="0" calcext:value-type="float">
            <text:p>0.00</text:p>
          </table:table-cell>
          <table:table-cell table:formula="of:=[.K31]+[.M31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1]+[.S31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P31]*2" office:value-type="float" office:value="4" calcext:value-type="float">
            <text:p>4.0</text:p>
          </table:table-cell>
        </table:table-row>
        <table:table-row table:style-name="ro2">
          <table:table-cell table:formula="of:=[.A31]+[.B31]-[.C31]-[.D31]-[.F31]" office:value-type="float" office:value="-6.5" calcext:value-type="float">
            <text:p>-6.5</text:p>
          </table:table-cell>
          <table:table-cell table:formula="of:=[.Q32]" office:value-type="float" office:value="5.5" calcext:value-type="float">
            <text:p>5.5</text:p>
          </table:table-cell>
          <table:table-cell table:formula="of:=[.P32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32]+[.B32]-[.C32]-[.$D$3]" office:value-type="float" office:value="-6" calcext:value-type="float">
            <text:p>-6</text:p>
          </table:table-cell>
          <table:table-cell table:formula="of:=IF([.E32]&lt;[.$A$3];0;[.E32]-[.$A$3])" office:value-type="float" office:value="0" calcext:value-type="float">
            <text:p>0.00</text:p>
          </table:table-cell>
          <table:table-cell table:formula="of:=[.D31]+[.F31]" office:value-type="float" office:value="1" calcext:value-type="float">
            <text:p>1.00</text:p>
          </table:table-cell>
          <table:table-cell table:formula="of:=[.H31]+[.I31]-[.J31]-[.K31]-[.M31]" office:value-type="float" office:value="-38.5" calcext:value-type="float">
            <text:p>-38.5</text:p>
          </table:table-cell>
          <table:table-cell table:formula="of:=[.R32]+[.D32]+[.F32]" office:value-type="float" office:value="3" calcext:value-type="float">
            <text:p>3</text:p>
          </table:table-cell>
          <table:table-cell table:formula="of:=[.P32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2]+[.I32]-[.J32]-[.$K$3]" office:value-type="float" office:value="-40" calcext:value-type="float">
            <text:p>-40</text:p>
          </table:table-cell>
          <table:table-cell table:formula="of:=IF([.L32]&lt;[.$H$3];0;[.L32]-[.$H$3])" office:value-type="float" office:value="0" calcext:value-type="float">
            <text:p>0.00</text:p>
          </table:table-cell>
          <table:table-cell table:formula="of:=[.K32]+[.M3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2]+[.S32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32]*2" office:value-type="float" office:value="8" calcext:value-type="float">
            <text:p>8.0</text:p>
          </table:table-cell>
        </table:table-row>
        <table:table-row table:style-name="ro2">
          <table:table-cell table:formula="of:=[.A32]+[.B32]-[.C32]-[.D32]-[.F32]" office:value-type="float" office:value="-6" calcext:value-type="float">
            <text:p>-6</text:p>
          </table:table-cell>
          <table:table-cell table:formula="of:=[.Q33]" office:value-type="float" office:value="4.5" calcext:value-type="float">
            <text:p>4.5</text:p>
          </table:table-cell>
          <table:table-cell table:formula="of:=[.P33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33]+[.B33]-[.C33]-[.$D$3]" office:value-type="float" office:value="-8.5" calcext:value-type="float">
            <text:p>-8.5</text:p>
          </table:table-cell>
          <table:table-cell table:formula="of:=IF([.E33]&lt;[.$A$3];0;[.E33]-[.$A$3])" office:value-type="float" office:value="0" calcext:value-type="float">
            <text:p>0.00</text:p>
          </table:table-cell>
          <table:table-cell table:formula="of:=[.D32]+[.F32]" office:value-type="float" office:value="1" calcext:value-type="float">
            <text:p>1.00</text:p>
          </table:table-cell>
          <table:table-cell table:formula="of:=[.H32]+[.I32]-[.J32]-[.K32]-[.M32]" office:value-type="float" office:value="-40" calcext:value-type="float">
            <text:p>-40</text:p>
          </table:table-cell>
          <table:table-cell table:formula="of:=[.R33]+[.D33]+[.F33]" office:value-type="float" office:value="3" calcext:value-type="float">
            <text:p>3</text:p>
          </table:table-cell>
          <table:table-cell table:formula="of:=[.P33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3]+[.I33]-[.J33]-[.$K$3]" office:value-type="float" office:value="-43.5" calcext:value-type="float">
            <text:p>-43.5</text:p>
          </table:table-cell>
          <table:table-cell table:formula="of:=IF([.L33]&lt;[.$H$3];0;[.L33]-[.$H$3])" office:value-type="float" office:value="0" calcext:value-type="float">
            <text:p>0.00</text:p>
          </table:table-cell>
          <table:table-cell table:formula="of:=[.K33]+[.M33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33]+[.S33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33]*2" office:value-type="float" office:value="12" calcext:value-type="float">
            <text:p>12.0</text:p>
          </table:table-cell>
        </table:table-row>
        <table:table-row table:style-name="ro2">
          <table:table-cell table:formula="of:=[.A33]+[.B33]-[.C33]-[.D33]-[.F33]" office:value-type="float" office:value="-8.5" calcext:value-type="float">
            <text:p>-8.5</text:p>
          </table:table-cell>
          <table:table-cell table:formula="of:=[.Q34]" office:value-type="float" office:value="2.5" calcext:value-type="float">
            <text:p>2.5</text:p>
          </table:table-cell>
          <table:table-cell table:formula="of:=[.P34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34]+[.B34]-[.C34]-[.$D$3]" office:value-type="float" office:value="-11" calcext:value-type="float">
            <text:p>-11</text:p>
          </table:table-cell>
          <table:table-cell table:formula="of:=IF([.E34]&lt;[.$A$3];0;[.E34]-[.$A$3])" office:value-type="float" office:value="0" calcext:value-type="float">
            <text:p>0.00</text:p>
          </table:table-cell>
          <table:table-cell table:formula="of:=[.D33]+[.F33]" office:value-type="float" office:value="1" calcext:value-type="float">
            <text:p>1.00</text:p>
          </table:table-cell>
          <table:table-cell table:formula="of:=[.H33]+[.I33]-[.J33]-[.K33]-[.M33]" office:value-type="float" office:value="-43.5" calcext:value-type="float">
            <text:p>-43.5</text:p>
          </table:table-cell>
          <table:table-cell table:formula="of:=[.R34]+[.D34]+[.F34]" office:value-type="float" office:value="2" calcext:value-type="float">
            <text:p>2</text:p>
          </table:table-cell>
          <table:table-cell table:formula="of:=[.P34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4]+[.I34]-[.J34]-[.$K$3]" office:value-type="float" office:value="-46" calcext:value-type="float">
            <text:p>-46</text:p>
          </table:table-cell>
          <table:table-cell table:formula="of:=IF([.L34]&lt;[.$H$3];0;[.L34]-[.$H$3])" office:value-type="float" office:value="0" calcext:value-type="float">
            <text:p>0.00</text:p>
          </table:table-cell>
          <table:table-cell table:formula="of:=[.K34]+[.M3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4]+[.S34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34]*2" office:value-type="float" office:value="8" calcext:value-type="float">
            <text:p>8.0</text:p>
          </table:table-cell>
        </table:table-row>
        <table:table-row table:style-name="ro2">
          <table:table-cell table:formula="of:=[.A34]+[.B34]-[.C34]-[.D34]-[.F34]" office:value-type="float" office:value="-11" calcext:value-type="float">
            <text:p>-11</text:p>
          </table:table-cell>
          <table:table-cell table:formula="of:=[.Q35]" office:value-type="float" office:value="1.5" calcext:value-type="float">
            <text:p>1.5</text:p>
          </table:table-cell>
          <table:table-cell table:formula="of:=[.P35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35]+[.B35]-[.C35]-[.$D$3]" office:value-type="float" office:value="-12.5" calcext:value-type="float">
            <text:p>-12.5</text:p>
          </table:table-cell>
          <table:table-cell table:formula="of:=IF([.E35]&lt;[.$A$3];0;[.E35]-[.$A$3])" office:value-type="float" office:value="0" calcext:value-type="float">
            <text:p>0.00</text:p>
          </table:table-cell>
          <table:table-cell table:formula="of:=[.D34]+[.F34]" office:value-type="float" office:value="1" calcext:value-type="float">
            <text:p>1.00</text:p>
          </table:table-cell>
          <table:table-cell table:formula="of:=[.H34]+[.I34]-[.J34]-[.K34]-[.M34]" office:value-type="float" office:value="-46" calcext:value-type="float">
            <text:p>-46</text:p>
          </table:table-cell>
          <table:table-cell table:formula="of:=[.R35]+[.D35]+[.F35]" office:value-type="float" office:value="2" calcext:value-type="float">
            <text:p>2</text:p>
          </table:table-cell>
          <table:table-cell table:formula="of:=[.P35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5]+[.I35]-[.J35]-[.$K$3]" office:value-type="float" office:value="-46.5" calcext:value-type="float">
            <text:p>-46.5</text:p>
          </table:table-cell>
          <table:table-cell table:formula="of:=IF([.L35]&lt;[.$H$3];0;[.L35]-[.$H$3])" office:value-type="float" office:value="0" calcext:value-type="float">
            <text:p>0.00</text:p>
          </table:table-cell>
          <table:table-cell table:formula="of:=[.K35]+[.M35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5]+[.S35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35]*2" office:value-type="float" office:value="4" calcext:value-type="float">
            <text:p>4.0</text:p>
          </table:table-cell>
        </table:table-row>
        <table:table-row table:style-name="ro2">
          <table:table-cell table:formula="of:=[.A35]+[.B35]-[.C35]-[.D35]-[.F35]" office:value-type="float" office:value="-12.5" calcext:value-type="float">
            <text:p>-12.5</text:p>
          </table:table-cell>
          <table:table-cell table:formula="of:=[.Q36]" office:value-type="float" office:value="2.5" calcext:value-type="float">
            <text:p>2.5</text:p>
          </table:table-cell>
          <table:table-cell table:formula="of:=[.P36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36]+[.B36]-[.C36]-[.$D$3]" office:value-type="float" office:value="-15" calcext:value-type="float">
            <text:p>-15</text:p>
          </table:table-cell>
          <table:table-cell table:formula="of:=IF([.E36]&lt;[.$A$3];0;[.E36]-[.$A$3])" office:value-type="float" office:value="0" calcext:value-type="float">
            <text:p>0.00</text:p>
          </table:table-cell>
          <table:table-cell table:formula="of:=[.D35]+[.F35]" office:value-type="float" office:value="1" calcext:value-type="float">
            <text:p>1.00</text:p>
          </table:table-cell>
          <table:table-cell table:formula="of:=[.H35]+[.I35]-[.J35]-[.K35]-[.M35]" office:value-type="float" office:value="-46.5" calcext:value-type="float">
            <text:p>-46.5</text:p>
          </table:table-cell>
          <table:table-cell table:formula="of:=[.R36]+[.D36]+[.F36]" office:value-type="float" office:value="2" calcext:value-type="float">
            <text:p>2</text:p>
          </table:table-cell>
          <table:table-cell table:formula="of:=[.P36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6]+[.I36]-[.J36]-[.$K$3]" office:value-type="float" office:value="-49" calcext:value-type="float">
            <text:p>-49</text:p>
          </table:table-cell>
          <table:table-cell table:formula="of:=IF([.L36]&lt;[.$H$3];0;[.L36]-[.$H$3])" office:value-type="float" office:value="0" calcext:value-type="float">
            <text:p>0.00</text:p>
          </table:table-cell>
          <table:table-cell table:formula="of:=[.K36]+[.M3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6]+[.S36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36]*2" office:value-type="float" office:value="8" calcext:value-type="float">
            <text:p>8.0</text:p>
          </table:table-cell>
        </table:table-row>
        <table:table-row table:style-name="ro2">
          <table:table-cell table:formula="of:=[.A36]+[.B36]-[.C36]-[.D36]-[.F36]" office:value-type="float" office:value="-15" calcext:value-type="float">
            <text:p>-15</text:p>
          </table:table-cell>
          <table:table-cell table:formula="of:=[.Q37]" office:value-type="float" office:value="4.5" calcext:value-type="float">
            <text:p>4.5</text:p>
          </table:table-cell>
          <table:table-cell table:formula="of:=[.P37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37]+[.B37]-[.C37]-[.$D$3]" office:value-type="float" office:value="-17.5" calcext:value-type="float">
            <text:p>-17.5</text:p>
          </table:table-cell>
          <table:table-cell table:formula="of:=IF([.E37]&lt;[.$A$3];0;[.E37]-[.$A$3])" office:value-type="float" office:value="0" calcext:value-type="float">
            <text:p>0.00</text:p>
          </table:table-cell>
          <table:table-cell table:formula="of:=[.D36]+[.F36]" office:value-type="float" office:value="1" calcext:value-type="float">
            <text:p>1.00</text:p>
          </table:table-cell>
          <table:table-cell table:formula="of:=[.H36]+[.I36]-[.J36]-[.K36]-[.M36]" office:value-type="float" office:value="-49" calcext:value-type="float">
            <text:p>-49</text:p>
          </table:table-cell>
          <table:table-cell table:formula="of:=[.R37]+[.D37]+[.F37]" office:value-type="float" office:value="3" calcext:value-type="float">
            <text:p>3</text:p>
          </table:table-cell>
          <table:table-cell table:formula="of:=[.P37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7]+[.I37]-[.J37]-[.$K$3]" office:value-type="float" office:value="-52.5" calcext:value-type="float">
            <text:p>-52.5</text:p>
          </table:table-cell>
          <table:table-cell table:formula="of:=IF([.L37]&lt;[.$H$3];0;[.L37]-[.$H$3])" office:value-type="float" office:value="0" calcext:value-type="float">
            <text:p>0.00</text:p>
          </table:table-cell>
          <table:table-cell table:formula="of:=[.K37]+[.M37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37]+[.S37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37]*2" office:value-type="float" office:value="12" calcext:value-type="float">
            <text:p>12.0</text:p>
          </table:table-cell>
        </table:table-row>
        <table:table-row table:style-name="ro2">
          <table:table-cell table:formula="of:=[.A37]+[.B37]-[.C37]-[.D37]-[.F37]" office:value-type="float" office:value="-17.5" calcext:value-type="float">
            <text:p>-17.5</text:p>
          </table:table-cell>
          <table:table-cell table:formula="of:=[.Q38]" office:value-type="float" office:value="5.5" calcext:value-type="float">
            <text:p>5.5</text:p>
          </table:table-cell>
          <table:table-cell table:formula="of:=[.P38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38]+[.B38]-[.C38]-[.$D$3]" office:value-type="float" office:value="-17" calcext:value-type="float">
            <text:p>-17</text:p>
          </table:table-cell>
          <table:table-cell table:formula="of:=IF([.E38]&lt;[.$A$3];0;[.E38]-[.$A$3])" office:value-type="float" office:value="0" calcext:value-type="float">
            <text:p>0.00</text:p>
          </table:table-cell>
          <table:table-cell table:formula="of:=[.D37]+[.F37]" office:value-type="float" office:value="1" calcext:value-type="float">
            <text:p>1.00</text:p>
          </table:table-cell>
          <table:table-cell table:formula="of:=[.H37]+[.I37]-[.J37]-[.K37]-[.M37]" office:value-type="float" office:value="-52.5" calcext:value-type="float">
            <text:p>-52.5</text:p>
          </table:table-cell>
          <table:table-cell table:formula="of:=[.R38]+[.D38]+[.F38]" office:value-type="float" office:value="3" calcext:value-type="float">
            <text:p>3</text:p>
          </table:table-cell>
          <table:table-cell table:formula="of:=[.P38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8]+[.I38]-[.J38]-[.$K$3]" office:value-type="float" office:value="-54" calcext:value-type="float">
            <text:p>-54</text:p>
          </table:table-cell>
          <table:table-cell table:formula="of:=IF([.L38]&lt;[.$H$3];0;[.L38]-[.$H$3])" office:value-type="float" office:value="0" calcext:value-type="float">
            <text:p>0.00</text:p>
          </table:table-cell>
          <table:table-cell table:formula="of:=[.K38]+[.M3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8]+[.S38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38]*2" office:value-type="float" office:value="8" calcext:value-type="float">
            <text:p>8.0</text:p>
          </table:table-cell>
        </table:table-row>
        <table:table-row table:style-name="ro2">
          <table:table-cell table:formula="of:=[.A38]+[.B38]-[.C38]-[.D38]-[.F38]" office:value-type="float" office:value="-17" calcext:value-type="float">
            <text:p>-17</text:p>
          </table:table-cell>
          <table:table-cell table:formula="of:=[.Q39]" office:value-type="float" office:value="7" calcext:value-type="float">
            <text:p>7</text:p>
          </table:table-cell>
          <table:table-cell table:formula="of:=[.P39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39]+[.B39]-[.C39]-[.$D$3]" office:value-type="float" office:value="-13" calcext:value-type="float">
            <text:p>-13</text:p>
          </table:table-cell>
          <table:table-cell table:formula="of:=IF([.E39]&lt;[.$A$3];0;[.E39]-[.$A$3])" office:value-type="float" office:value="0" calcext:value-type="float">
            <text:p>0.00</text:p>
          </table:table-cell>
          <table:table-cell table:formula="of:=[.D38]+[.F38]" office:value-type="float" office:value="1" calcext:value-type="float">
            <text:p>1.00</text:p>
          </table:table-cell>
          <table:table-cell table:formula="of:=[.H38]+[.I38]-[.J38]-[.K38]-[.M38]" office:value-type="float" office:value="-54" calcext:value-type="float">
            <text:p>-54</text:p>
          </table:table-cell>
          <table:table-cell table:formula="of:=[.R39]+[.D39]+[.F39]" office:value-type="float" office:value="4" calcext:value-type="float">
            <text:p>4</text:p>
          </table:table-cell>
          <table:table-cell table:formula="of:=[.P39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9]+[.I39]-[.J39]-[.$K$3]" office:value-type="float" office:value="-52.5" calcext:value-type="float">
            <text:p>-52.5</text:p>
          </table:table-cell>
          <table:table-cell table:formula="of:=IF([.L39]&lt;[.$H$3];0;[.L39]-[.$H$3])" office:value-type="float" office:value="0" calcext:value-type="float">
            <text:p>0.00</text:p>
          </table:table-cell>
          <table:table-cell table:formula="of:=[.K39]+[.M39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9]+[.S39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P39]*2" office:value-type="float" office:value="4" calcext:value-type="float">
            <text:p>4.0</text:p>
          </table:table-cell>
        </table:table-row>
        <table:table-row table:style-name="ro2">
          <table:table-cell table:formula="of:=[.A39]+[.B39]-[.C39]-[.D39]-[.F39]" office:value-type="float" office:value="-13" calcext:value-type="float">
            <text:p>-13</text:p>
          </table:table-cell>
          <table:table-cell table:formula="of:=[.Q40]" office:value-type="float" office:value="5.5" calcext:value-type="float">
            <text:p>5.5</text:p>
          </table:table-cell>
          <table:table-cell table:formula="of:=[.P40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40]+[.B40]-[.C40]-[.$D$3]" office:value-type="float" office:value="-12.5" calcext:value-type="float">
            <text:p>-12.5</text:p>
          </table:table-cell>
          <table:table-cell table:formula="of:=IF([.E40]&lt;[.$A$3];0;[.E40]-[.$A$3])" office:value-type="float" office:value="0" calcext:value-type="float">
            <text:p>0.00</text:p>
          </table:table-cell>
          <table:table-cell table:formula="of:=[.D39]+[.F39]" office:value-type="float" office:value="1" calcext:value-type="float">
            <text:p>1.00</text:p>
          </table:table-cell>
          <table:table-cell table:formula="of:=[.H39]+[.I39]-[.J39]-[.K39]-[.M39]" office:value-type="float" office:value="-52.5" calcext:value-type="float">
            <text:p>-52.5</text:p>
          </table:table-cell>
          <table:table-cell table:formula="of:=[.R40]+[.D40]+[.F40]" office:value-type="float" office:value="3" calcext:value-type="float">
            <text:p>3</text:p>
          </table:table-cell>
          <table:table-cell table:formula="of:=[.P40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0]+[.I40]-[.J40]-[.$K$3]" office:value-type="float" office:value="-54" calcext:value-type="float">
            <text:p>-54</text:p>
          </table:table-cell>
          <table:table-cell table:formula="of:=IF([.L40]&lt;[.$H$3];0;[.L40]-[.$H$3])" office:value-type="float" office:value="0" calcext:value-type="float">
            <text:p>0.00</text:p>
          </table:table-cell>
          <table:table-cell table:formula="of:=[.K40]+[.M4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0]+[.S40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40]*2" office:value-type="float" office:value="8" calcext:value-type="float">
            <text:p>8.0</text:p>
          </table:table-cell>
        </table:table-row>
        <table:table-row table:style-name="ro2">
          <table:table-cell table:formula="of:=[.A40]+[.B40]-[.C40]-[.D40]-[.F40]" office:value-type="float" office:value="-12.5" calcext:value-type="float">
            <text:p>-12.5</text:p>
          </table:table-cell>
          <table:table-cell table:formula="of:=[.Q41]" office:value-type="float" office:value="4.5" calcext:value-type="float">
            <text:p>4.5</text:p>
          </table:table-cell>
          <table:table-cell table:formula="of:=[.P41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41]+[.B41]-[.C41]-[.$D$3]" office:value-type="float" office:value="-15" calcext:value-type="float">
            <text:p>-15</text:p>
          </table:table-cell>
          <table:table-cell table:formula="of:=IF([.E41]&lt;[.$A$3];0;[.E41]-[.$A$3])" office:value-type="float" office:value="0" calcext:value-type="float">
            <text:p>0.00</text:p>
          </table:table-cell>
          <table:table-cell table:formula="of:=[.D40]+[.F40]" office:value-type="float" office:value="1" calcext:value-type="float">
            <text:p>1.00</text:p>
          </table:table-cell>
          <table:table-cell table:formula="of:=[.H40]+[.I40]-[.J40]-[.K40]-[.M40]" office:value-type="float" office:value="-54" calcext:value-type="float">
            <text:p>-54</text:p>
          </table:table-cell>
          <table:table-cell table:formula="of:=[.R41]+[.D41]+[.F41]" office:value-type="float" office:value="3" calcext:value-type="float">
            <text:p>3</text:p>
          </table:table-cell>
          <table:table-cell table:formula="of:=[.P41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1]+[.I41]-[.J41]-[.$K$3]" office:value-type="float" office:value="-57.5" calcext:value-type="float">
            <text:p>-57.5</text:p>
          </table:table-cell>
          <table:table-cell table:formula="of:=IF([.L41]&lt;[.$H$3];0;[.L41]-[.$H$3])" office:value-type="float" office:value="0" calcext:value-type="float">
            <text:p>0.00</text:p>
          </table:table-cell>
          <table:table-cell table:formula="of:=[.K41]+[.M41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41]+[.S41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41]*2" office:value-type="float" office:value="12" calcext:value-type="float">
            <text:p>12.0</text:p>
          </table:table-cell>
        </table:table-row>
        <table:table-row table:style-name="ro2">
          <table:table-cell table:formula="of:=[.A41]+[.B41]-[.C41]-[.D41]-[.F41]" office:value-type="float" office:value="-15" calcext:value-type="float">
            <text:p>-15</text:p>
          </table:table-cell>
          <table:table-cell table:formula="of:=[.Q42]" office:value-type="float" office:value="2.5" calcext:value-type="float">
            <text:p>2.5</text:p>
          </table:table-cell>
          <table:table-cell table:formula="of:=[.P42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42]+[.B42]-[.C42]-[.$D$3]" office:value-type="float" office:value="-17.5" calcext:value-type="float">
            <text:p>-17.5</text:p>
          </table:table-cell>
          <table:table-cell table:formula="of:=IF([.E42]&lt;[.$A$3];0;[.E42]-[.$A$3])" office:value-type="float" office:value="0" calcext:value-type="float">
            <text:p>0.00</text:p>
          </table:table-cell>
          <table:table-cell table:formula="of:=[.D41]+[.F41]" office:value-type="float" office:value="1" calcext:value-type="float">
            <text:p>1.00</text:p>
          </table:table-cell>
          <table:table-cell table:formula="of:=[.H41]+[.I41]-[.J41]-[.K41]-[.M41]" office:value-type="float" office:value="-57.5" calcext:value-type="float">
            <text:p>-57.5</text:p>
          </table:table-cell>
          <table:table-cell table:formula="of:=[.R42]+[.D42]+[.F42]" office:value-type="float" office:value="2" calcext:value-type="float">
            <text:p>2</text:p>
          </table:table-cell>
          <table:table-cell table:formula="of:=[.P42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2]+[.I42]-[.J42]-[.$K$3]" office:value-type="float" office:value="-60" calcext:value-type="float">
            <text:p>-60</text:p>
          </table:table-cell>
          <table:table-cell table:formula="of:=IF([.L42]&lt;[.$H$3];0;[.L42]-[.$H$3])" office:value-type="float" office:value="0" calcext:value-type="float">
            <text:p>0.00</text:p>
          </table:table-cell>
          <table:table-cell table:formula="of:=[.K42]+[.M4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2]+[.S42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42]*2" office:value-type="float" office:value="8" calcext:value-type="float">
            <text:p>8.0</text:p>
          </table:table-cell>
        </table:table-row>
        <table:table-row table:style-name="ro2">
          <table:table-cell table:formula="of:=[.A42]+[.B42]-[.C42]-[.D42]-[.F42]" office:value-type="float" office:value="-17.5" calcext:value-type="float">
            <text:p>-17.5</text:p>
          </table:table-cell>
          <table:table-cell table:formula="of:=[.Q43]" office:value-type="float" office:value="1.5" calcext:value-type="float">
            <text:p>1.5</text:p>
          </table:table-cell>
          <table:table-cell table:formula="of:=[.P43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43]+[.B43]-[.C43]-[.$D$3]" office:value-type="float" office:value="-19" calcext:value-type="float">
            <text:p>-19</text:p>
          </table:table-cell>
          <table:table-cell table:formula="of:=IF([.E43]&lt;[.$A$3];0;[.E43]-[.$A$3])" office:value-type="float" office:value="0" calcext:value-type="float">
            <text:p>0.00</text:p>
          </table:table-cell>
          <table:table-cell table:formula="of:=[.D42]+[.F42]" office:value-type="float" office:value="1" calcext:value-type="float">
            <text:p>1.00</text:p>
          </table:table-cell>
          <table:table-cell table:formula="of:=[.H42]+[.I42]-[.J42]-[.K42]-[.M42]" office:value-type="float" office:value="-60" calcext:value-type="float">
            <text:p>-60</text:p>
          </table:table-cell>
          <table:table-cell table:formula="of:=[.R43]+[.D43]+[.F43]" office:value-type="float" office:value="2" calcext:value-type="float">
            <text:p>2</text:p>
          </table:table-cell>
          <table:table-cell table:formula="of:=[.P43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3]+[.I43]-[.J43]-[.$K$3]" office:value-type="float" office:value="-60.5" calcext:value-type="float">
            <text:p>-60.5</text:p>
          </table:table-cell>
          <table:table-cell table:formula="of:=IF([.L43]&lt;[.$H$3];0;[.L43]-[.$H$3])" office:value-type="float" office:value="0" calcext:value-type="float">
            <text:p>0.00</text:p>
          </table:table-cell>
          <table:table-cell table:formula="of:=[.K43]+[.M43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43]+[.S43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43]*2" office:value-type="float" office:value="4" calcext:value-type="float">
            <text:p>4.0</text:p>
          </table:table-cell>
        </table:table-row>
        <table:table-row table:style-name="ro2">
          <table:table-cell table:formula="of:=[.A43]+[.B43]-[.C43]-[.D43]-[.F43]" office:value-type="float" office:value="-19" calcext:value-type="float">
            <text:p>-19</text:p>
          </table:table-cell>
          <table:table-cell table:formula="of:=[.Q44]" office:value-type="float" office:value="2.5" calcext:value-type="float">
            <text:p>2.5</text:p>
          </table:table-cell>
          <table:table-cell table:formula="of:=[.P44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44]+[.B44]-[.C44]-[.$D$3]" office:value-type="float" office:value="-21.5" calcext:value-type="float">
            <text:p>-21.5</text:p>
          </table:table-cell>
          <table:table-cell table:formula="of:=IF([.E44]&lt;[.$A$3];0;[.E44]-[.$A$3])" office:value-type="float" office:value="0" calcext:value-type="float">
            <text:p>0.00</text:p>
          </table:table-cell>
          <table:table-cell table:formula="of:=[.D43]+[.F43]" office:value-type="float" office:value="1" calcext:value-type="float">
            <text:p>1.00</text:p>
          </table:table-cell>
          <table:table-cell table:formula="of:=[.H43]+[.I43]-[.J43]-[.K43]-[.M43]" office:value-type="float" office:value="-60.5" calcext:value-type="float">
            <text:p>-60.5</text:p>
          </table:table-cell>
          <table:table-cell table:formula="of:=[.R44]+[.D44]+[.F44]" office:value-type="float" office:value="2" calcext:value-type="float">
            <text:p>2</text:p>
          </table:table-cell>
          <table:table-cell table:formula="of:=[.P44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4]+[.I44]-[.J44]-[.$K$3]" office:value-type="float" office:value="-63" calcext:value-type="float">
            <text:p>-63</text:p>
          </table:table-cell>
          <table:table-cell table:formula="of:=IF([.L44]&lt;[.$H$3];0;[.L44]-[.$H$3])" office:value-type="float" office:value="0" calcext:value-type="float">
            <text:p>0.00</text:p>
          </table:table-cell>
          <table:table-cell table:formula="of:=[.K44]+[.M4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4]+[.S44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44]*2" office:value-type="float" office:value="8" calcext:value-type="float">
            <text:p>8.0</text:p>
          </table:table-cell>
        </table:table-row>
        <table:table-row table:style-name="ro2">
          <table:table-cell table:formula="of:=[.A44]+[.B44]-[.C44]-[.D44]-[.F44]" office:value-type="float" office:value="-21.5" calcext:value-type="float">
            <text:p>-21.5</text:p>
          </table:table-cell>
          <table:table-cell table:formula="of:=[.Q45]" office:value-type="float" office:value="4.5" calcext:value-type="float">
            <text:p>4.5</text:p>
          </table:table-cell>
          <table:table-cell table:formula="of:=[.P45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45]+[.B45]-[.C45]-[.$D$3]" office:value-type="float" office:value="-24" calcext:value-type="float">
            <text:p>-24</text:p>
          </table:table-cell>
          <table:table-cell table:formula="of:=IF([.E45]&lt;[.$A$3];0;[.E45]-[.$A$3])" office:value-type="float" office:value="0" calcext:value-type="float">
            <text:p>0.00</text:p>
          </table:table-cell>
          <table:table-cell table:formula="of:=[.D44]+[.F44]" office:value-type="float" office:value="1" calcext:value-type="float">
            <text:p>1.00</text:p>
          </table:table-cell>
          <table:table-cell table:formula="of:=[.H44]+[.I44]-[.J44]-[.K44]-[.M44]" office:value-type="float" office:value="-63" calcext:value-type="float">
            <text:p>-63</text:p>
          </table:table-cell>
          <table:table-cell table:formula="of:=[.R45]+[.D45]+[.F45]" office:value-type="float" office:value="3" calcext:value-type="float">
            <text:p>3</text:p>
          </table:table-cell>
          <table:table-cell table:formula="of:=[.P45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5]+[.I45]-[.J45]-[.$K$3]" office:value-type="float" office:value="-66.5" calcext:value-type="float">
            <text:p>-66.5</text:p>
          </table:table-cell>
          <table:table-cell table:formula="of:=IF([.L45]&lt;[.$H$3];0;[.L45]-[.$H$3])" office:value-type="float" office:value="0" calcext:value-type="float">
            <text:p>0.00</text:p>
          </table:table-cell>
          <table:table-cell table:formula="of:=[.K45]+[.M45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45]+[.S45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45]*2" office:value-type="float" office:value="12" calcext:value-type="float">
            <text:p>12.0</text:p>
          </table:table-cell>
        </table:table-row>
        <table:table-row table:style-name="ro2">
          <table:table-cell table:formula="of:=[.A45]+[.B45]-[.C45]-[.D45]-[.F45]" office:value-type="float" office:value="-24" calcext:value-type="float">
            <text:p>-24</text:p>
          </table:table-cell>
          <table:table-cell table:formula="of:=[.Q46]" office:value-type="float" office:value="5.5" calcext:value-type="float">
            <text:p>5.5</text:p>
          </table:table-cell>
          <table:table-cell table:formula="of:=[.P46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46]+[.B46]-[.C46]-[.$D$3]" office:value-type="float" office:value="-23.5" calcext:value-type="float">
            <text:p>-23.5</text:p>
          </table:table-cell>
          <table:table-cell table:formula="of:=IF([.E46]&lt;[.$A$3];0;[.E46]-[.$A$3])" office:value-type="float" office:value="0" calcext:value-type="float">
            <text:p>0.00</text:p>
          </table:table-cell>
          <table:table-cell table:formula="of:=[.D45]+[.F45]" office:value-type="float" office:value="1" calcext:value-type="float">
            <text:p>1.00</text:p>
          </table:table-cell>
          <table:table-cell table:formula="of:=[.H45]+[.I45]-[.J45]-[.K45]-[.M45]" office:value-type="float" office:value="-66.5" calcext:value-type="float">
            <text:p>-66.5</text:p>
          </table:table-cell>
          <table:table-cell table:formula="of:=[.R46]+[.D46]+[.F46]" office:value-type="float" office:value="3" calcext:value-type="float">
            <text:p>3</text:p>
          </table:table-cell>
          <table:table-cell table:formula="of:=[.P46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6]+[.I46]-[.J46]-[.$K$3]" office:value-type="float" office:value="-68" calcext:value-type="float">
            <text:p>-68</text:p>
          </table:table-cell>
          <table:table-cell table:formula="of:=IF([.L46]&lt;[.$H$3];0;[.L46]-[.$H$3])" office:value-type="float" office:value="0" calcext:value-type="float">
            <text:p>0.00</text:p>
          </table:table-cell>
          <table:table-cell table:formula="of:=[.K46]+[.M4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6]+[.S46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46]*2" office:value-type="float" office:value="8" calcext:value-type="float">
            <text:p>8.0</text:p>
          </table:table-cell>
        </table:table-row>
        <table:table-row table:style-name="ro2">
          <table:table-cell table:formula="of:=[.A46]+[.B46]-[.C46]-[.D46]-[.F46]" office:value-type="float" office:value="-23.5" calcext:value-type="float">
            <text:p>-23.5</text:p>
          </table:table-cell>
          <table:table-cell table:formula="of:=[.Q47]" office:value-type="float" office:value="7" calcext:value-type="float">
            <text:p>7</text:p>
          </table:table-cell>
          <table:table-cell table:formula="of:=[.P47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47]+[.B47]-[.C47]-[.$D$3]" office:value-type="float" office:value="-19.5" calcext:value-type="float">
            <text:p>-19.5</text:p>
          </table:table-cell>
          <table:table-cell table:formula="of:=IF([.E47]&lt;[.$A$3];0;[.E47]-[.$A$3])" office:value-type="float" office:value="0" calcext:value-type="float">
            <text:p>0.00</text:p>
          </table:table-cell>
          <table:table-cell table:formula="of:=[.D46]+[.F46]" office:value-type="float" office:value="1" calcext:value-type="float">
            <text:p>1.00</text:p>
          </table:table-cell>
          <table:table-cell table:formula="of:=[.H46]+[.I46]-[.J46]-[.K46]-[.M46]" office:value-type="float" office:value="-68" calcext:value-type="float">
            <text:p>-68</text:p>
          </table:table-cell>
          <table:table-cell table:formula="of:=[.R47]+[.D47]+[.F47]" office:value-type="float" office:value="4" calcext:value-type="float">
            <text:p>4</text:p>
          </table:table-cell>
          <table:table-cell table:formula="of:=[.P47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7]+[.I47]-[.J47]-[.$K$3]" office:value-type="float" office:value="-66.5" calcext:value-type="float">
            <text:p>-66.5</text:p>
          </table:table-cell>
          <table:table-cell table:formula="of:=IF([.L47]&lt;[.$H$3];0;[.L47]-[.$H$3])" office:value-type="float" office:value="0" calcext:value-type="float">
            <text:p>0.00</text:p>
          </table:table-cell>
          <table:table-cell table:formula="of:=[.K47]+[.M47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47]+[.S47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P47]*2" office:value-type="float" office:value="4" calcext:value-type="float">
            <text:p>4.0</text:p>
          </table:table-cell>
        </table:table-row>
        <table:table-row table:style-name="ro2">
          <table:table-cell table:formula="of:=[.A47]+[.B47]-[.C47]-[.D47]-[.F47]" office:value-type="float" office:value="-19.5" calcext:value-type="float">
            <text:p>-19.5</text:p>
          </table:table-cell>
          <table:table-cell table:formula="of:=[.Q48]" office:value-type="float" office:value="5.5" calcext:value-type="float">
            <text:p>5.5</text:p>
          </table:table-cell>
          <table:table-cell table:formula="of:=[.P48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48]+[.B48]-[.C48]-[.$D$3]" office:value-type="float" office:value="-19" calcext:value-type="float">
            <text:p>-19</text:p>
          </table:table-cell>
          <table:table-cell table:formula="of:=IF([.E48]&lt;[.$A$3];0;[.E48]-[.$A$3])" office:value-type="float" office:value="0" calcext:value-type="float">
            <text:p>0.00</text:p>
          </table:table-cell>
          <table:table-cell table:formula="of:=[.D47]+[.F47]" office:value-type="float" office:value="1" calcext:value-type="float">
            <text:p>1.00</text:p>
          </table:table-cell>
          <table:table-cell table:formula="of:=[.H47]+[.I47]-[.J47]-[.K47]-[.M47]" office:value-type="float" office:value="-66.5" calcext:value-type="float">
            <text:p>-66.5</text:p>
          </table:table-cell>
          <table:table-cell table:formula="of:=[.R48]+[.D48]+[.F48]" office:value-type="float" office:value="3" calcext:value-type="float">
            <text:p>3</text:p>
          </table:table-cell>
          <table:table-cell table:formula="of:=[.P48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8]+[.I48]-[.J48]-[.$K$3]" office:value-type="float" office:value="-68" calcext:value-type="float">
            <text:p>-68</text:p>
          </table:table-cell>
          <table:table-cell table:formula="of:=IF([.L48]&lt;[.$H$3];0;[.L48]-[.$H$3])" office:value-type="float" office:value="0" calcext:value-type="float">
            <text:p>0.00</text:p>
          </table:table-cell>
          <table:table-cell table:formula="of:=[.K48]+[.M4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8]+[.S48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48]*2" office:value-type="float" office:value="8" calcext:value-type="float">
            <text:p>8.0</text:p>
          </table:table-cell>
        </table:table-row>
        <table:table-row table:style-name="ro2">
          <table:table-cell table:formula="of:=[.A48]+[.B48]-[.C48]-[.D48]-[.F48]" office:value-type="float" office:value="-19" calcext:value-type="float">
            <text:p>-19</text:p>
          </table:table-cell>
          <table:table-cell table:formula="of:=[.Q49]" office:value-type="float" office:value="4.5" calcext:value-type="float">
            <text:p>4.5</text:p>
          </table:table-cell>
          <table:table-cell table:formula="of:=[.P49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49]+[.B49]-[.C49]-[.$D$3]" office:value-type="float" office:value="-21.5" calcext:value-type="float">
            <text:p>-21.5</text:p>
          </table:table-cell>
          <table:table-cell table:formula="of:=IF([.E49]&lt;[.$A$3];0;[.E49]-[.$A$3])" office:value-type="float" office:value="0" calcext:value-type="float">
            <text:p>0.00</text:p>
          </table:table-cell>
          <table:table-cell table:formula="of:=[.D48]+[.F48]" office:value-type="float" office:value="1" calcext:value-type="float">
            <text:p>1.00</text:p>
          </table:table-cell>
          <table:table-cell table:formula="of:=[.H48]+[.I48]-[.J48]-[.K48]-[.M48]" office:value-type="float" office:value="-68" calcext:value-type="float">
            <text:p>-68</text:p>
          </table:table-cell>
          <table:table-cell table:formula="of:=[.R49]+[.D49]+[.F49]" office:value-type="float" office:value="3" calcext:value-type="float">
            <text:p>3</text:p>
          </table:table-cell>
          <table:table-cell table:formula="of:=[.P49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9]+[.I49]-[.J49]-[.$K$3]" office:value-type="float" office:value="-71.5" calcext:value-type="float">
            <text:p>-71.5</text:p>
          </table:table-cell>
          <table:table-cell table:formula="of:=IF([.L49]&lt;[.$H$3];0;[.L49]-[.$H$3])" office:value-type="float" office:value="0" calcext:value-type="float">
            <text:p>0.00</text:p>
          </table:table-cell>
          <table:table-cell table:formula="of:=[.K49]+[.M49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49]+[.S49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49]*2" office:value-type="float" office:value="12" calcext:value-type="float">
            <text:p>12.0</text:p>
          </table:table-cell>
        </table:table-row>
        <table:table-row table:style-name="ro2">
          <table:table-cell table:formula="of:=[.A49]+[.B49]-[.C49]-[.D49]-[.F49]" office:value-type="float" office:value="-21.5" calcext:value-type="float">
            <text:p>-21.5</text:p>
          </table:table-cell>
          <table:table-cell table:formula="of:=[.Q50]" office:value-type="float" office:value="2.5" calcext:value-type="float">
            <text:p>2.5</text:p>
          </table:table-cell>
          <table:table-cell table:formula="of:=[.P50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50]+[.B50]-[.C50]-[.$D$3]" office:value-type="float" office:value="-24" calcext:value-type="float">
            <text:p>-24</text:p>
          </table:table-cell>
          <table:table-cell table:formula="of:=IF([.E50]&lt;[.$A$3];0;[.E50]-[.$A$3])" office:value-type="float" office:value="0" calcext:value-type="float">
            <text:p>0.00</text:p>
          </table:table-cell>
          <table:table-cell table:formula="of:=[.D49]+[.F49]" office:value-type="float" office:value="1" calcext:value-type="float">
            <text:p>1.00</text:p>
          </table:table-cell>
          <table:table-cell table:formula="of:=[.H49]+[.I49]-[.J49]-[.K49]-[.M49]" office:value-type="float" office:value="-71.5" calcext:value-type="float">
            <text:p>-71.5</text:p>
          </table:table-cell>
          <table:table-cell table:formula="of:=[.R50]+[.D50]+[.F50]" office:value-type="float" office:value="2" calcext:value-type="float">
            <text:p>2</text:p>
          </table:table-cell>
          <table:table-cell table:formula="of:=[.P50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0]+[.I50]-[.J50]-[.$K$3]" office:value-type="float" office:value="-74" calcext:value-type="float">
            <text:p>-74</text:p>
          </table:table-cell>
          <table:table-cell table:formula="of:=IF([.L50]&lt;[.$H$3];0;[.L50]-[.$H$3])" office:value-type="float" office:value="0" calcext:value-type="float">
            <text:p>0.00</text:p>
          </table:table-cell>
          <table:table-cell table:formula="of:=[.K50]+[.M5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50]+[.S50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50]*2" office:value-type="float" office:value="8" calcext:value-type="float">
            <text:p>8.0</text:p>
          </table:table-cell>
        </table:table-row>
        <table:table-row table:style-name="ro2">
          <table:table-cell table:formula="of:=[.A50]+[.B50]-[.C50]-[.D50]-[.F50]" office:value-type="float" office:value="-24" calcext:value-type="float">
            <text:p>-24</text:p>
          </table:table-cell>
          <table:table-cell table:formula="of:=[.Q51]" office:value-type="float" office:value="1.5" calcext:value-type="float">
            <text:p>1.5</text:p>
          </table:table-cell>
          <table:table-cell table:formula="of:=[.P51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51]+[.B51]-[.C51]-[.$D$3]" office:value-type="float" office:value="-25.5" calcext:value-type="float">
            <text:p>-25.5</text:p>
          </table:table-cell>
          <table:table-cell table:formula="of:=IF([.E51]&lt;[.$A$3];0;[.E51]-[.$A$3])" office:value-type="float" office:value="0" calcext:value-type="float">
            <text:p>0.00</text:p>
          </table:table-cell>
          <table:table-cell table:formula="of:=[.D50]+[.F50]" office:value-type="float" office:value="1" calcext:value-type="float">
            <text:p>1.00</text:p>
          </table:table-cell>
          <table:table-cell table:formula="of:=[.H50]+[.I50]-[.J50]-[.K50]-[.M50]" office:value-type="float" office:value="-74" calcext:value-type="float">
            <text:p>-74</text:p>
          </table:table-cell>
          <table:table-cell table:formula="of:=[.R51]+[.D51]+[.F51]" office:value-type="float" office:value="2" calcext:value-type="float">
            <text:p>2</text:p>
          </table:table-cell>
          <table:table-cell table:formula="of:=[.P51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1]+[.I51]-[.J51]-[.$K$3]" office:value-type="float" office:value="-74.5" calcext:value-type="float">
            <text:p>-74.5</text:p>
          </table:table-cell>
          <table:table-cell table:formula="of:=IF([.L51]&lt;[.$H$3];0;[.L51]-[.$H$3])" office:value-type="float" office:value="0" calcext:value-type="float">
            <text:p>0.00</text:p>
          </table:table-cell>
          <table:table-cell table:formula="of:=[.K51]+[.M51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51]+[.S51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51]*2" office:value-type="float" office:value="4" calcext:value-type="float">
            <text:p>4.0</text:p>
          </table:table-cell>
        </table:table-row>
        <table:table-row table:style-name="ro2">
          <table:table-cell table:formula="of:=[.A51]+[.B51]-[.C51]-[.D51]-[.F51]" office:value-type="float" office:value="-25.5" calcext:value-type="float">
            <text:p>-25.5</text:p>
          </table:table-cell>
          <table:table-cell table:formula="of:=[.Q52]" office:value-type="float" office:value="2.5" calcext:value-type="float">
            <text:p>2.5</text:p>
          </table:table-cell>
          <table:table-cell table:formula="of:=[.P52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52]+[.B52]-[.C52]-[.$D$3]" office:value-type="float" office:value="-28" calcext:value-type="float">
            <text:p>-28</text:p>
          </table:table-cell>
          <table:table-cell table:formula="of:=IF([.E52]&lt;[.$A$3];0;[.E52]-[.$A$3])" office:value-type="float" office:value="0" calcext:value-type="float">
            <text:p>0.00</text:p>
          </table:table-cell>
          <table:table-cell table:formula="of:=[.D51]+[.F51]" office:value-type="float" office:value="1" calcext:value-type="float">
            <text:p>1.00</text:p>
          </table:table-cell>
          <table:table-cell table:formula="of:=[.H51]+[.I51]-[.J51]-[.K51]-[.M51]" office:value-type="float" office:value="-74.5" calcext:value-type="float">
            <text:p>-74.5</text:p>
          </table:table-cell>
          <table:table-cell table:formula="of:=[.R52]+[.D52]+[.F52]" office:value-type="float" office:value="2" calcext:value-type="float">
            <text:p>2</text:p>
          </table:table-cell>
          <table:table-cell table:formula="of:=[.P52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2]+[.I52]-[.J52]-[.$K$3]" office:value-type="float" office:value="-77" calcext:value-type="float">
            <text:p>-77</text:p>
          </table:table-cell>
          <table:table-cell table:formula="of:=IF([.L52]&lt;[.$H$3];0;[.L52]-[.$H$3])" office:value-type="float" office:value="0" calcext:value-type="float">
            <text:p>0.00</text:p>
          </table:table-cell>
          <table:table-cell table:formula="of:=[.K52]+[.M5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52]+[.S52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52]*2" office:value-type="float" office:value="8" calcext:value-type="float">
            <text:p>8.0</text:p>
          </table:table-cell>
        </table:table-row>
        <table:table-row table:style-name="ro2">
          <table:table-cell table:formula="of:=[.A52]+[.B52]-[.C52]-[.D52]-[.F52]" office:value-type="float" office:value="-28" calcext:value-type="float">
            <text:p>-28</text:p>
          </table:table-cell>
          <table:table-cell table:formula="of:=[.Q53]" office:value-type="float" office:value="4.5" calcext:value-type="float">
            <text:p>4.5</text:p>
          </table:table-cell>
          <table:table-cell table:formula="of:=[.P53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53]+[.B53]-[.C53]-[.$D$3]" office:value-type="float" office:value="-30.5" calcext:value-type="float">
            <text:p>-30.5</text:p>
          </table:table-cell>
          <table:table-cell table:formula="of:=IF([.E53]&lt;[.$A$3];0;[.E53]-[.$A$3])" office:value-type="float" office:value="0" calcext:value-type="float">
            <text:p>0.00</text:p>
          </table:table-cell>
          <table:table-cell table:formula="of:=[.D52]+[.F52]" office:value-type="float" office:value="1" calcext:value-type="float">
            <text:p>1.00</text:p>
          </table:table-cell>
          <table:table-cell table:formula="of:=[.H52]+[.I52]-[.J52]-[.K52]-[.M52]" office:value-type="float" office:value="-77" calcext:value-type="float">
            <text:p>-77</text:p>
          </table:table-cell>
          <table:table-cell table:formula="of:=[.R53]+[.D53]+[.F53]" office:value-type="float" office:value="3" calcext:value-type="float">
            <text:p>3</text:p>
          </table:table-cell>
          <table:table-cell table:formula="of:=[.P53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3]+[.I53]-[.J53]-[.$K$3]" office:value-type="float" office:value="-80.5" calcext:value-type="float">
            <text:p>-80.5</text:p>
          </table:table-cell>
          <table:table-cell table:formula="of:=IF([.L53]&lt;[.$H$3];0;[.L53]-[.$H$3])" office:value-type="float" office:value="0" calcext:value-type="float">
            <text:p>0.00</text:p>
          </table:table-cell>
          <table:table-cell table:formula="of:=[.K53]+[.M53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53]+[.S53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53]*2" office:value-type="float" office:value="12" calcext:value-type="float">
            <text:p>12.0</text:p>
          </table:table-cell>
        </table:table-row>
        <table:table-row table:style-name="ro2">
          <table:table-cell table:formula="of:=[.A53]+[.B53]-[.C53]-[.D53]-[.F53]" office:value-type="float" office:value="-30.5" calcext:value-type="float">
            <text:p>-30.5</text:p>
          </table:table-cell>
          <table:table-cell table:formula="of:=[.Q54]" office:value-type="float" office:value="5.5" calcext:value-type="float">
            <text:p>5.5</text:p>
          </table:table-cell>
          <table:table-cell table:formula="of:=[.P54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54]+[.B54]-[.C54]-[.$D$3]" office:value-type="float" office:value="-30" calcext:value-type="float">
            <text:p>-30</text:p>
          </table:table-cell>
          <table:table-cell table:formula="of:=IF([.E54]&lt;[.$A$3];0;[.E54]-[.$A$3])" office:value-type="float" office:value="0" calcext:value-type="float">
            <text:p>0.00</text:p>
          </table:table-cell>
          <table:table-cell table:formula="of:=[.D53]+[.F53]" office:value-type="float" office:value="1" calcext:value-type="float">
            <text:p>1.00</text:p>
          </table:table-cell>
          <table:table-cell table:formula="of:=[.H53]+[.I53]-[.J53]-[.K53]-[.M53]" office:value-type="float" office:value="-80.5" calcext:value-type="float">
            <text:p>-80.5</text:p>
          </table:table-cell>
          <table:table-cell table:formula="of:=[.R54]+[.D54]+[.F54]" office:value-type="float" office:value="3" calcext:value-type="float">
            <text:p>3</text:p>
          </table:table-cell>
          <table:table-cell table:formula="of:=[.P54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4]+[.I54]-[.J54]-[.$K$3]" office:value-type="float" office:value="-82" calcext:value-type="float">
            <text:p>-82</text:p>
          </table:table-cell>
          <table:table-cell table:formula="of:=IF([.L54]&lt;[.$H$3];0;[.L54]-[.$H$3])" office:value-type="float" office:value="0" calcext:value-type="float">
            <text:p>0.00</text:p>
          </table:table-cell>
          <table:table-cell table:formula="of:=[.K54]+[.M5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54]+[.S54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54]*2" office:value-type="float" office:value="8" calcext:value-type="float">
            <text:p>8.0</text:p>
          </table:table-cell>
        </table:table-row>
        <table:table-row table:style-name="ro2" table:number-rows-repeated="7">
          <table:table-cell table:style-name="Default"/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  <table:table-cell table:style-name="Default"/>
        </table:table-row>
      </table:table>
      <table:table table:name="2 Res 1 Util" table:style-name="ta1">
        <table:table-column table:style-name="co1" table:default-cell-style-name="ce12"/>
        <table:table-column table:style-name="co1" table:visibility="collapse" table:number-columns-repeated="2" table:default-cell-style-name="ce14"/>
        <table:table-column table:style-name="co2" table:visibility="collapse" table:number-columns-repeated="2" table:default-cell-style-name="ce14"/>
        <table:table-column table:style-name="co1" table:visibility="collapse" table:default-cell-style-name="ce14"/>
        <table:table-column table:style-name="co1" table:default-cell-style-name="ce8"/>
        <table:table-column table:style-name="co1" table:default-cell-style-name="ce14"/>
        <table:table-column table:style-name="co1" table:visibility="collapse" table:number-columns-repeated="2" table:default-cell-style-name="ce14"/>
        <table:table-column table:style-name="co3" table:visibility="collapse" table:default-cell-style-name="ce14"/>
        <table:table-column table:style-name="co2" table:visibility="collapse" table:default-cell-style-name="ce14"/>
        <table:table-column table:style-name="co1" table:visibility="collapse" table:default-cell-style-name="ce14"/>
        <table:table-column table:style-name="co1" table:default-cell-style-name="ce8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row table:style-name="ro1">
          <table:table-cell table:style-name="ce11" office:value-type="string" calcext:value-type="string" table:number-columns-spanned="7" table:number-rows-spanned="1">
            <text:p>R1</text:p>
          </table:table-cell>
          <table:covered-table-cell table:number-columns-repeated="4" table:style-name="ce13"/>
          <table:covered-table-cell table:number-columns-repeated="2" table:style-name="ce4"/>
          <table:table-cell table:style-name="ce15" office:value-type="string" calcext:value-type="string" table:number-columns-spanned="7" table:number-rows-spanned="1">
            <text:p>R2</text:p>
          </table:table-cell>
          <table:covered-table-cell table:style-name="ce13"/>
          <table:covered-table-cell table:number-columns-repeated="4" table:style-name="ce4"/>
          <table:covered-table-cell table:style-name="ce7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R1 min rel</text:p>
          </table:table-cell>
          <table:table-cell office:value-type="string" calcext:value-type="string">
            <text:p>R2 min rel</text:p>
          </table:table-cell>
        </table:table-row>
        <table:table-row table:style-name="ro2">
          <table:table-cell table:style-name="ce3" office:value-type="string" calcext:value-type="string">
            <text:p>Storage</text:p>
          </table:table-cell>
          <table:table-cell table:style-name="Default" office:value-type="string" calcext:value-type="string">
            <text:p>inflows</text:p>
          </table:table-cell>
          <table:table-cell table:style-name="Default" office:value-type="string" calcext:value-type="string">
            <text:p>demand</text:p>
          </table:table-cell>
          <table:table-cell table:style-name="Default" office:value-type="string" calcext:value-type="string">
            <text:p>R1 min rel</text:p>
          </table:table-cell>
          <table:table-cell table:style-name="Default" office:value-type="string" calcext:value-type="string">
            <text:p>volume no spillage</text:p>
          </table:table-cell>
          <table:table-cell table:style-name="Default" office:value-type="string" calcext:value-type="string">
            <text:p>Extra release</text:p>
          </table:table-cell>
          <table:table-cell office:value-type="string" calcext:value-type="string">
            <text:p>Total Release</text:p>
          </table:table-cell>
          <table:table-cell table:style-name="Default" office:value-type="string" calcext:value-type="string">
            <text:p>Storage</text:p>
          </table:table-cell>
          <table:table-cell table:style-name="Default" office:value-type="string" calcext:value-type="string">
            <text:p>inflows</text:p>
          </table:table-cell>
          <table:table-cell table:style-name="Default" office:value-type="string" calcext:value-type="string">
            <text:p>demand</text:p>
          </table:table-cell>
          <table:table-cell table:style-name="Default" office:value-type="string" calcext:value-type="string">
            <text:p>R1 min rel</text:p>
          </table:table-cell>
          <table:table-cell table:style-name="Default" office:value-type="string" calcext:value-type="string">
            <text:p>volume no spillage</text:p>
          </table:table-cell>
          <table:table-cell table:style-name="Default" office:value-type="string" calcext:value-type="string">
            <text:p>Extra release</text:p>
          </table:table-cell>
          <table:table-cell office:value-type="string" calcext:value-type="string">
            <text:p>Total Release</text:p>
          </table:table-cell>
          <table:table-cell/>
          <table:table-cell office:value-type="string" calcext:value-type="string">
            <text:p>Demand</text:p>
          </table:table-cell>
          <table:table-cell office:value-type="string" calcext:value-type="string">
            <text:p>Catch1+2</text:p>
          </table:table-cell>
          <table:table-cell table:style-name="Default" office:value-type="string" calcext:value-type="string">
            <text:p>catch2</text:p>
          </table:table-cell>
          <table:table-cell office:value-type="string" calcext:value-type="string">
            <text:p>catch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15" calcext:value-type="float">
            <text:p>15.00</text:p>
          </table:table-cell>
          <table:table-cell table:formula="of:=[.Q3]" office:value-type="float" office:value="1.5" calcext:value-type="float">
            <text:p>1.50</text:p>
          </table:table-cell>
          <table:table-cell table:formula="of:=[.$P3]/SUM([.$A3]+[.$H3])*[.A3]" office:value-type="float" office:value="1.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]+[.B3]-[.C3]-[.$D$3]" office:value-type="float" office:value="14.3" calcext:value-type="float">
            <text:p>14.30</text:p>
          </table:table-cell>
          <table:table-cell table:formula="of:=IF([.E3]&lt;[.$A$3];0;[.E3]-[.$A$3])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R3]+[.G3]" office:value-type="float" office:value="2" calcext:value-type="float">
            <text:p>2.00</text:p>
          </table:table-cell>
          <table:table-cell table:formula="of:=[.$P3]/SUM([.$A3]+[.$H3])*[.H3]" office:value-type="float" office:value="0.8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]+[.I3]-[.J3]-[.$K$3]" office:value-type="float" office:value="10.7" calcext:value-type="float">
            <text:p>10.70</text:p>
          </table:table-cell>
          <table:table-cell table:formula="of:=IF([.L3]&lt;[.$H$3];0;[.L3]-[.$H$3])" office:value-type="float" office:value="0.699999999999999" calcext:value-type="float">
            <text:p>0.70</text:p>
          </table:table-cell>
          <table:table-cell table:formula="of:=[.K3]+[.M3]" office:value-type="float" office:value="1.2" calcext:value-type="float">
            <text:p>1.20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R3]+[.S3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3]+[.B3]-[.C3]-[.D3]-[.F3]" office:value-type="float" office:value="14.3" calcext:value-type="float">
            <text:p>14.30</text:p>
          </table:table-cell>
          <table:table-cell table:formula="of:=[.Q4]" office:value-type="float" office:value="2.5" calcext:value-type="float">
            <text:p>2.50</text:p>
          </table:table-cell>
          <table:table-cell table:formula="of:=[.$P4]/SUM([.$A4]+[.$H4])*[.A4]" office:value-type="float" office:value="2.35390946502058" calcext:value-type="float">
            <text:p>2.35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]+[.B4]-[.C4]-[.$D$3]" office:value-type="float" office:value="13.4460905349794" calcext:value-type="float">
            <text:p>13.45</text:p>
          </table:table-cell>
          <table:table-cell table:formula="of:=IF([.E4]&lt;[.$A$3];0;[.E4]-[.$A$3])" office:value-type="float" office:value="0" calcext:value-type="float">
            <text:p>0.00</text:p>
          </table:table-cell>
          <table:table-cell table:formula="of:=[.D3]+[.F3]" office:value-type="float" office:value="1" calcext:value-type="float">
            <text:p>1.00</text:p>
          </table:table-cell>
          <table:table-cell table:formula="of:=[.H3]+[.I3]-[.J3]-[.N3]" office:value-type="float" office:value="10" calcext:value-type="float">
            <text:p>10.00</text:p>
          </table:table-cell>
          <table:table-cell table:formula="of:=[.R4]+[.G4]" office:value-type="float" office:value="2" calcext:value-type="float">
            <text:p>2.00</text:p>
          </table:table-cell>
          <table:table-cell table:formula="of:=[.$P4]/SUM([.$A4]+[.$H4])*[.H4]" office:value-type="float" office:value="1.64609053497942" calcext:value-type="float">
            <text:p>1.65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]+[.I4]-[.J4]-[.$K$3]" office:value-type="float" office:value="9.85390946502058" calcext:value-type="float">
            <text:p>9.85</text:p>
          </table:table-cell>
          <table:table-cell table:formula="of:=IF([.L4]&lt;[.$H$3];0;[.L4]-[.$H$3])" office:value-type="float" office:value="0" calcext:value-type="float">
            <text:p>0.00</text:p>
          </table:table-cell>
          <table:table-cell table:formula="of:=[.K4]+[.M4]" office:value-type="float" office:value="0.5" calcext:value-type="float">
            <text:p>0.50</text:p>
          </table:table-cell>
          <table:table-cell table:style-name="ce16"/>
          <table:table-cell office:value-type="float" office:value="4" calcext:value-type="float">
            <text:p>4</text:p>
          </table:table-cell>
          <table:table-cell table:formula="of:=[.R4]+[.S4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4]+[.B4]-[.C4]-[.D4]-[.F4]" office:value-type="float" office:value="13.4460905349794" calcext:value-type="float">
            <text:p>13.45</text:p>
          </table:table-cell>
          <table:table-cell table:formula="of:=[.Q5]" office:value-type="float" office:value="4.5" calcext:value-type="float">
            <text:p>4.50</text:p>
          </table:table-cell>
          <table:table-cell table:formula="of:=[.$P5]/SUM([.$A5]+[.$H5])*[.A5]" office:value-type="float" office:value="3.46251258411487" calcext:value-type="float">
            <text:p>3.46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5]+[.B5]-[.C5]-[.$D$3]" office:value-type="float" office:value="13.4835779508646" calcext:value-type="float">
            <text:p>13.48</text:p>
          </table:table-cell>
          <table:table-cell table:formula="of:=IF([.E5]&lt;[.$A$3];0;[.E5]-[.$A$3])" office:value-type="float" office:value="0" calcext:value-type="float">
            <text:p>0.00</text:p>
          </table:table-cell>
          <table:table-cell table:formula="of:=[.D4]+[.F4]" office:value-type="float" office:value="1" calcext:value-type="float">
            <text:p>1.00</text:p>
          </table:table-cell>
          <table:table-cell table:formula="of:=[.H4]+[.I4]-[.J4]-[.N4]" office:value-type="float" office:value="9.85390946502058" calcext:value-type="float">
            <text:p>9.85</text:p>
          </table:table-cell>
          <table:table-cell table:formula="of:=[.R5]+[.G5]" office:value-type="float" office:value="3" calcext:value-type="float">
            <text:p>3.00</text:p>
          </table:table-cell>
          <table:table-cell table:formula="of:=[.$P5]/SUM([.$A5]+[.$H5])*[.H5]" office:value-type="float" office:value="2.53748741588513" calcext:value-type="float">
            <text:p>2.54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5]+[.I5]-[.J5]-[.$K$3]" office:value-type="float" office:value="9.81642204913545" calcext:value-type="float">
            <text:p>9.82</text:p>
          </table:table-cell>
          <table:table-cell table:formula="of:=IF([.L5]&lt;[.$H$3];0;[.L5]-[.$H$3])" office:value-type="float" office:value="0" calcext:value-type="float">
            <text:p>0.00</text:p>
          </table:table-cell>
          <table:table-cell table:formula="of:=[.K5]+[.M5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5]+[.S5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5]+[.B5]-[.C5]-[.D5]-[.F5]" office:value-type="float" office:value="13.4835779508646" calcext:value-type="float">
            <text:p>13.48</text:p>
          </table:table-cell>
          <table:table-cell table:formula="of:=[.Q6]" office:value-type="float" office:value="5.5" calcext:value-type="float">
            <text:p>5.50</text:p>
          </table:table-cell>
          <table:table-cell table:formula="of:=[.$P6]/SUM([.$A6]+[.$H6])*[.A6]" office:value-type="float" office:value="2.31477733062052" calcext:value-type="float">
            <text:p>2.31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6]+[.B6]-[.C6]-[.$D$3]" office:value-type="float" office:value="15.668800620244" calcext:value-type="float">
            <text:p>15.67</text:p>
          </table:table-cell>
          <table:table-cell table:formula="of:=IF([.E6]&lt;[.$A$3];0;[.E6]-[.$A$3])" office:value-type="float" office:value="0.668800620244031" calcext:value-type="float">
            <text:p>0.67</text:p>
          </table:table-cell>
          <table:table-cell table:formula="of:=[.D5]+[.F5]" office:value-type="float" office:value="1" calcext:value-type="float">
            <text:p>1.00</text:p>
          </table:table-cell>
          <table:table-cell table:formula="of:=[.H5]+[.I5]-[.J5]-[.N5]" office:value-type="float" office:value="9.81642204913545" calcext:value-type="float">
            <text:p>9.82</text:p>
          </table:table-cell>
          <table:table-cell table:formula="of:=[.R6]+[.G6]" office:value-type="float" office:value="3" calcext:value-type="float">
            <text:p>3.00</text:p>
          </table:table-cell>
          <table:table-cell table:formula="of:=[.$P6]/SUM([.$A6]+[.$H6])*[.H6]" office:value-type="float" office:value="1.68522266937948" calcext:value-type="float">
            <text:p>1.69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6]+[.I6]-[.J6]-[.$K$3]" office:value-type="float" office:value="10.631199379756" calcext:value-type="float">
            <text:p>10.63</text:p>
          </table:table-cell>
          <table:table-cell table:formula="of:=IF([.L6]&lt;[.$H$3];0;[.L6]-[.$H$3])" office:value-type="float" office:value="0.631199379755975" calcext:value-type="float">
            <text:p>0.63</text:p>
          </table:table-cell>
          <table:table-cell table:formula="of:=[.K6]+[.M6]" office:value-type="float" office:value="1.13119937975597" calcext:value-type="float">
            <text:p>1.1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6]+[.S6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6]+[.B6]-[.C6]-[.D6]-[.F6]" office:value-type="float" office:value="15" calcext:value-type="float">
            <text:p>15.00</text:p>
          </table:table-cell>
          <table:table-cell table:formula="of:=[.Q7]" office:value-type="float" office:value="7" calcext:value-type="float">
            <text:p>7.00</text:p>
          </table:table-cell>
          <table:table-cell table:formula="of:=[.$P7]/SUM([.$A7]+[.$H7])*[.A7]" office:value-type="float" office:value="1.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7]+[.B7]-[.C7]-[.$D$3]" office:value-type="float" office:value="19.8" calcext:value-type="float">
            <text:p>19.80</text:p>
          </table:table-cell>
          <table:table-cell table:formula="of:=IF([.E7]&lt;[.$A$3];0;[.E7]-[.$A$3])" office:value-type="float" office:value="4.8" calcext:value-type="float">
            <text:p>4.80</text:p>
          </table:table-cell>
          <table:table-cell table:formula="of:=[.D6]+[.F6]" office:value-type="float" office:value="1.66880062024403" calcext:value-type="float">
            <text:p>1.67</text:p>
          </table:table-cell>
          <table:table-cell table:formula="of:=[.H6]+[.I6]-[.J6]-[.N6]" office:value-type="float" office:value="10" calcext:value-type="float">
            <text:p>10.00</text:p>
          </table:table-cell>
          <table:table-cell table:formula="of:=[.R7]+[.G7]" office:value-type="float" office:value="4.66880062024403" calcext:value-type="float">
            <text:p>4.67</text:p>
          </table:table-cell>
          <table:table-cell table:formula="of:=[.$P7]/SUM([.$A7]+[.$H7])*[.H7]" office:value-type="float" office:value="0.8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7]+[.I7]-[.J7]-[.$K$3]" office:value-type="float" office:value="13.368800620244" calcext:value-type="float">
            <text:p>13.37</text:p>
          </table:table-cell>
          <table:table-cell table:formula="of:=IF([.L7]&lt;[.$H$3];0;[.L7]-[.$H$3])" office:value-type="float" office:value="3.36880062024403" calcext:value-type="float">
            <text:p>3.37</text:p>
          </table:table-cell>
          <table:table-cell table:formula="of:=[.K7]+[.M7]" office:value-type="float" office:value="3.86880062024403" calcext:value-type="float">
            <text:p>3.8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7]+[.S7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A7]+[.B7]-[.C7]-[.D7]-[.F7]" office:value-type="float" office:value="15" calcext:value-type="float">
            <text:p>15.00</text:p>
          </table:table-cell>
          <table:table-cell table:formula="of:=[.Q8]" office:value-type="float" office:value="5.5" calcext:value-type="float">
            <text:p>5.50</text:p>
          </table:table-cell>
          <table:table-cell table:formula="of:=[.$P8]/SUM([.$A8]+[.$H8])*[.A8]" office:value-type="float" office:value="2.4" calcext:value-type="float">
            <text:p>2.4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8]+[.B8]-[.C8]-[.$D$3]" office:value-type="float" office:value="17.1" calcext:value-type="float">
            <text:p>17.10</text:p>
          </table:table-cell>
          <table:table-cell table:formula="of:=IF([.E8]&lt;[.$A$3];0;[.E8]-[.$A$3])" office:value-type="float" office:value="2.1" calcext:value-type="float">
            <text:p>2.10</text:p>
          </table:table-cell>
          <table:table-cell table:formula="of:=[.D7]+[.F7]" office:value-type="float" office:value="5.8" calcext:value-type="float">
            <text:p>5.80</text:p>
          </table:table-cell>
          <table:table-cell table:formula="of:=[.H7]+[.I7]-[.J7]-[.N7]" office:value-type="float" office:value="10" calcext:value-type="float">
            <text:p>10.00</text:p>
          </table:table-cell>
          <table:table-cell table:formula="of:=[.R8]+[.G8]" office:value-type="float" office:value="7.8" calcext:value-type="float">
            <text:p>7.80</text:p>
          </table:table-cell>
          <table:table-cell table:formula="of:=[.$P8]/SUM([.$A8]+[.$H8])*[.H8]" office:value-type="float" office:value="1.6" calcext:value-type="float">
            <text:p>1.6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8]+[.I8]-[.J8]-[.$K$3]" office:value-type="float" office:value="15.7" calcext:value-type="float">
            <text:p>15.70</text:p>
          </table:table-cell>
          <table:table-cell table:formula="of:=IF([.L8]&lt;[.$H$3];0;[.L8]-[.$H$3])" office:value-type="float" office:value="5.7" calcext:value-type="float">
            <text:p>5.70</text:p>
          </table:table-cell>
          <table:table-cell table:formula="of:=[.K8]+[.M8]" office:value-type="float" office:value="6.2" calcext:value-type="float">
            <text:p>6.2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8]+[.S8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8]+[.B8]-[.C8]-[.D8]-[.F8]" office:value-type="float" office:value="15" calcext:value-type="float">
            <text:p>15.00</text:p>
          </table:table-cell>
          <table:table-cell table:formula="of:=[.Q9]" office:value-type="float" office:value="4.5" calcext:value-type="float">
            <text:p>4.50</text:p>
          </table:table-cell>
          <table:table-cell table:formula="of:=[.$P9]/SUM([.$A9]+[.$H9])*[.A9]" office:value-type="float" office:value="3.6" calcext:value-type="float">
            <text:p>3.6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9]+[.B9]-[.C9]-[.$D$3]" office:value-type="float" office:value="14.9" calcext:value-type="float">
            <text:p>14.90</text:p>
          </table:table-cell>
          <table:table-cell table:formula="of:=IF([.E9]&lt;[.$A$3];0;[.E9]-[.$A$3])" office:value-type="float" office:value="0" calcext:value-type="float">
            <text:p>0.00</text:p>
          </table:table-cell>
          <table:table-cell table:formula="of:=[.D8]+[.F8]" office:value-type="float" office:value="3.1" calcext:value-type="float">
            <text:p>3.10</text:p>
          </table:table-cell>
          <table:table-cell table:formula="of:=[.H8]+[.I8]-[.J8]-[.N8]" office:value-type="float" office:value="10" calcext:value-type="float">
            <text:p>10.00</text:p>
          </table:table-cell>
          <table:table-cell table:formula="of:=[.R9]+[.G9]" office:value-type="float" office:value="5.1" calcext:value-type="float">
            <text:p>5.10</text:p>
          </table:table-cell>
          <table:table-cell table:formula="of:=[.$P9]/SUM([.$A9]+[.$H9])*[.H9]" office:value-type="float" office:value="2.4" calcext:value-type="float">
            <text:p>2.4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9]+[.I9]-[.J9]-[.$K$3]" office:value-type="float" office:value="12.2" calcext:value-type="float">
            <text:p>12.20</text:p>
          </table:table-cell>
          <table:table-cell table:formula="of:=IF([.L9]&lt;[.$H$3];0;[.L9]-[.$H$3])" office:value-type="float" office:value="2.2" calcext:value-type="float">
            <text:p>2.20</text:p>
          </table:table-cell>
          <table:table-cell table:formula="of:=[.K9]+[.M9]" office:value-type="float" office:value="2.7" calcext:value-type="float">
            <text:p>2.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9]+[.S9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9]+[.B9]-[.C9]-[.D9]-[.F9]" office:value-type="float" office:value="14.9" calcext:value-type="float">
            <text:p>14.90</text:p>
          </table:table-cell>
          <table:table-cell table:formula="of:=[.Q10]" office:value-type="float" office:value="2.5" calcext:value-type="float">
            <text:p>2.50</text:p>
          </table:table-cell>
          <table:table-cell table:formula="of:=[.$P10]/SUM([.$A10]+[.$H10])*[.A10]" office:value-type="float" office:value="2.39357429718875" calcext:value-type="float">
            <text:p>2.3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0]+[.B10]-[.C10]-[.$D$3]" office:value-type="float" office:value="14.0064257028112" calcext:value-type="float">
            <text:p>14.01</text:p>
          </table:table-cell>
          <table:table-cell table:formula="of:=IF([.E10]&lt;[.$A$3];0;[.E10]-[.$A$3])" office:value-type="float" office:value="0" calcext:value-type="float">
            <text:p>0.00</text:p>
          </table:table-cell>
          <table:table-cell table:formula="of:=[.D9]+[.F9]" office:value-type="float" office:value="1" calcext:value-type="float">
            <text:p>1.00</text:p>
          </table:table-cell>
          <table:table-cell table:formula="of:=[.H9]+[.I9]-[.J9]-[.N9]" office:value-type="float" office:value="10" calcext:value-type="float">
            <text:p>10.00</text:p>
          </table:table-cell>
          <table:table-cell table:formula="of:=[.R10]+[.G10]" office:value-type="float" office:value="2" calcext:value-type="float">
            <text:p>2.00</text:p>
          </table:table-cell>
          <table:table-cell table:formula="of:=[.$P10]/SUM([.$A10]+[.$H10])*[.H10]" office:value-type="float" office:value="1.60642570281125" calcext:value-type="float">
            <text:p>1.6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0]+[.I10]-[.J10]-[.$K$3]" office:value-type="float" office:value="9.89357429718875" calcext:value-type="float">
            <text:p>9.89</text:p>
          </table:table-cell>
          <table:table-cell table:formula="of:=IF([.L10]&lt;[.$H$3];0;[.L10]-[.$H$3])" office:value-type="float" office:value="0" calcext:value-type="float">
            <text:p>0.00</text:p>
          </table:table-cell>
          <table:table-cell table:formula="of:=[.K10]+[.M1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0]+[.S10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10]+[.B10]-[.C10]-[.D10]-[.F10]" office:value-type="float" office:value="14.0064257028112" calcext:value-type="float">
            <text:p>14.01</text:p>
          </table:table-cell>
          <table:table-cell table:formula="of:=[.Q11]" office:value-type="float" office:value="1.5" calcext:value-type="float">
            <text:p>1.50</text:p>
          </table:table-cell>
          <table:table-cell table:formula="of:=[.$P11]/SUM([.$A11]+[.$H11])*[.A11]" office:value-type="float" office:value="1.17208583287123" calcext:value-type="float">
            <text:p>1.1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1]+[.B11]-[.C11]-[.$D$3]" office:value-type="float" office:value="13.33433986994" calcext:value-type="float">
            <text:p>13.33</text:p>
          </table:table-cell>
          <table:table-cell table:formula="of:=IF([.E11]&lt;[.$A$3];0;[.E11]-[.$A$3])" office:value-type="float" office:value="0" calcext:value-type="float">
            <text:p>0.00</text:p>
          </table:table-cell>
          <table:table-cell table:formula="of:=[.D10]+[.F10]" office:value-type="float" office:value="1" calcext:value-type="float">
            <text:p>1.00</text:p>
          </table:table-cell>
          <table:table-cell table:formula="of:=[.H10]+[.I10]-[.J10]-[.N10]" office:value-type="float" office:value="9.89357429718875" calcext:value-type="float">
            <text:p>9.89</text:p>
          </table:table-cell>
          <table:table-cell table:formula="of:=[.R11]+[.G11]" office:value-type="float" office:value="2" calcext:value-type="float">
            <text:p>2.00</text:p>
          </table:table-cell>
          <table:table-cell table:formula="of:=[.$P11]/SUM([.$A11]+[.$H11])*[.H11]" office:value-type="float" office:value="0.827914167128766" calcext:value-type="float">
            <text:p>0.8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1]+[.I11]-[.J11]-[.$K$3]" office:value-type="float" office:value="10.56566013006" calcext:value-type="float">
            <text:p>10.57</text:p>
          </table:table-cell>
          <table:table-cell table:formula="of:=IF([.L11]&lt;[.$H$3];0;[.L11]-[.$H$3])" office:value-type="float" office:value="0.565660130059989" calcext:value-type="float">
            <text:p>0.57</text:p>
          </table:table-cell>
          <table:table-cell table:formula="of:=[.K11]+[.M11]" office:value-type="float" office:value="1.06566013005999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11]+[.S11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11]+[.B11]-[.C11]-[.D11]-[.F11]" office:value-type="float" office:value="13.33433986994" calcext:value-type="float">
            <text:p>13.33</text:p>
          </table:table-cell>
          <table:table-cell table:formula="of:=[.Q12]" office:value-type="float" office:value="2.5" calcext:value-type="float">
            <text:p>2.50</text:p>
          </table:table-cell>
          <table:table-cell table:formula="of:=[.$P12]/SUM([.$A12]+[.$H12])*[.A12]" office:value-type="float" office:value="2.28578823215268" calcext:value-type="float">
            <text:p>2.2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2]+[.B12]-[.C12]-[.$D$3]" office:value-type="float" office:value="12.5485516377873" calcext:value-type="float">
            <text:p>12.55</text:p>
          </table:table-cell>
          <table:table-cell table:formula="of:=IF([.E12]&lt;[.$A$3];0;[.E12]-[.$A$3])" office:value-type="float" office:value="0" calcext:value-type="float">
            <text:p>0.00</text:p>
          </table:table-cell>
          <table:table-cell table:formula="of:=[.D11]+[.F11]" office:value-type="float" office:value="1" calcext:value-type="float">
            <text:p>1.00</text:p>
          </table:table-cell>
          <table:table-cell table:formula="of:=[.H11]+[.I11]-[.J11]-[.N11]" office:value-type="float" office:value="10" calcext:value-type="float">
            <text:p>10.00</text:p>
          </table:table-cell>
          <table:table-cell table:formula="of:=[.R12]+[.G12]" office:value-type="float" office:value="2" calcext:value-type="float">
            <text:p>2.00</text:p>
          </table:table-cell>
          <table:table-cell table:formula="of:=[.$P12]/SUM([.$A12]+[.$H12])*[.H12]" office:value-type="float" office:value="1.71421176784732" calcext:value-type="float">
            <text:p>1.7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2]+[.I12]-[.J12]-[.$K$3]" office:value-type="float" office:value="9.78578823215268" calcext:value-type="float">
            <text:p>9.79</text:p>
          </table:table-cell>
          <table:table-cell table:formula="of:=IF([.L12]&lt;[.$H$3];0;[.L12]-[.$H$3])" office:value-type="float" office:value="0" calcext:value-type="float">
            <text:p>0.00</text:p>
          </table:table-cell>
          <table:table-cell table:formula="of:=[.K12]+[.M1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2]+[.S12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12]+[.B12]-[.C12]-[.D12]-[.F12]" office:value-type="float" office:value="12.5485516377873" calcext:value-type="float">
            <text:p>12.55</text:p>
          </table:table-cell>
          <table:table-cell table:formula="of:=[.Q13]" office:value-type="float" office:value="4.5" calcext:value-type="float">
            <text:p>4.50</text:p>
          </table:table-cell>
          <table:table-cell table:formula="of:=[.$P13]/SUM([.$A13]+[.$H13])*[.A13]" office:value-type="float" office:value="3.3711007473321" calcext:value-type="float">
            <text:p>3.3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3]+[.B13]-[.C13]-[.$D$3]" office:value-type="float" office:value="12.6774508904552" calcext:value-type="float">
            <text:p>12.68</text:p>
          </table:table-cell>
          <table:table-cell table:formula="of:=IF([.E13]&lt;[.$A$3];0;[.E13]-[.$A$3])" office:value-type="float" office:value="0" calcext:value-type="float">
            <text:p>0.00</text:p>
          </table:table-cell>
          <table:table-cell table:formula="of:=[.D12]+[.F12]" office:value-type="float" office:value="1" calcext:value-type="float">
            <text:p>1.00</text:p>
          </table:table-cell>
          <table:table-cell table:formula="of:=[.H12]+[.I12]-[.J12]-[.N12]" office:value-type="float" office:value="9.78578823215268" calcext:value-type="float">
            <text:p>9.79</text:p>
          </table:table-cell>
          <table:table-cell table:formula="of:=[.R13]+[.G13]" office:value-type="float" office:value="3" calcext:value-type="float">
            <text:p>3.00</text:p>
          </table:table-cell>
          <table:table-cell table:formula="of:=[.$P13]/SUM([.$A13]+[.$H13])*[.H13]" office:value-type="float" office:value="2.6288992526679" calcext:value-type="float">
            <text:p>2.6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3]+[.I13]-[.J13]-[.$K$3]" office:value-type="float" office:value="9.65688897948479" calcext:value-type="float">
            <text:p>9.66</text:p>
          </table:table-cell>
          <table:table-cell table:formula="of:=IF([.L13]&lt;[.$H$3];0;[.L13]-[.$H$3])" office:value-type="float" office:value="0" calcext:value-type="float">
            <text:p>0.00</text:p>
          </table:table-cell>
          <table:table-cell table:formula="of:=[.K13]+[.M13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13]+[.S13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13]+[.B13]-[.C13]-[.D13]-[.F13]" office:value-type="float" office:value="12.6774508904552" calcext:value-type="float">
            <text:p>12.68</text:p>
          </table:table-cell>
          <table:table-cell table:formula="of:=[.Q14]" office:value-type="float" office:value="5.5" calcext:value-type="float">
            <text:p>5.50</text:p>
          </table:table-cell>
          <table:table-cell table:formula="of:=[.$P14]/SUM([.$A14]+[.$H14])*[.A14]" office:value-type="float" office:value="2.27048589110402" calcext:value-type="float">
            <text:p>2.2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4]+[.B14]-[.C14]-[.$D$3]" office:value-type="float" office:value="14.9069649993512" calcext:value-type="float">
            <text:p>14.91</text:p>
          </table:table-cell>
          <table:table-cell table:formula="of:=IF([.E14]&lt;[.$A$3];0;[.E14]-[.$A$3])" office:value-type="float" office:value="0" calcext:value-type="float">
            <text:p>0.00</text:p>
          </table:table-cell>
          <table:table-cell table:formula="of:=[.D13]+[.F13]" office:value-type="float" office:value="1" calcext:value-type="float">
            <text:p>1.00</text:p>
          </table:table-cell>
          <table:table-cell table:formula="of:=[.H13]+[.I13]-[.J13]-[.N13]" office:value-type="float" office:value="9.65688897948479" calcext:value-type="float">
            <text:p>9.66</text:p>
          </table:table-cell>
          <table:table-cell table:formula="of:=[.R14]+[.G14]" office:value-type="float" office:value="3" calcext:value-type="float">
            <text:p>3.00</text:p>
          </table:table-cell>
          <table:table-cell table:formula="of:=[.$P14]/SUM([.$A14]+[.$H14])*[.H14]" office:value-type="float" office:value="1.72951410889598" calcext:value-type="float">
            <text:p>1.7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4]+[.I14]-[.J14]-[.$K$3]" office:value-type="float" office:value="10.4273748705888" calcext:value-type="float">
            <text:p>10.43</text:p>
          </table:table-cell>
          <table:table-cell table:formula="of:=IF([.L14]&lt;[.$H$3];0;[.L14]-[.$H$3])" office:value-type="float" office:value="0.427374870588812" calcext:value-type="float">
            <text:p>0.43</text:p>
          </table:table-cell>
          <table:table-cell table:formula="of:=[.K14]+[.M14]" office:value-type="float" office:value="0.927374870588812" calcext:value-type="float">
            <text:p>0.93</text:p>
          </table:table-cell>
          <table:table-cell table:style-name="ce17"/>
          <table:table-cell office:value-type="float" office:value="4" calcext:value-type="float">
            <text:p>4</text:p>
          </table:table-cell>
          <table:table-cell table:formula="of:=[.R14]+[.S14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14]+[.B14]-[.C14]-[.D14]-[.F14]" office:value-type="float" office:value="14.9069649993512" calcext:value-type="float">
            <text:p>14.91</text:p>
          </table:table-cell>
          <table:table-cell table:formula="of:=[.Q15]" office:value-type="float" office:value="7" calcext:value-type="float">
            <text:p>7.00</text:p>
          </table:table-cell>
          <table:table-cell table:formula="of:=[.$P15]/SUM([.$A15]+[.$H15])*[.A15]" office:value-type="float" office:value="1.1970117595411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5]+[.B15]-[.C15]-[.$D$3]" office:value-type="float" office:value="19.7099532398101" calcext:value-type="float">
            <text:p>19.71</text:p>
          </table:table-cell>
          <table:table-cell table:formula="of:=IF([.E15]&lt;[.$A$3];0;[.E15]-[.$A$3])" office:value-type="float" office:value="4.70995323981008" calcext:value-type="float">
            <text:p>4.71</text:p>
          </table:table-cell>
          <table:table-cell table:formula="of:=[.D14]+[.F14]" office:value-type="float" office:value="1" calcext:value-type="float">
            <text:p>1.00</text:p>
          </table:table-cell>
          <table:table-cell table:formula="of:=[.H14]+[.I14]-[.J14]-[.N14]" office:value-type="float" office:value="10" calcext:value-type="float">
            <text:p>10.00</text:p>
          </table:table-cell>
          <table:table-cell table:formula="of:=[.R15]+[.G15]" office:value-type="float" office:value="4" calcext:value-type="float">
            <text:p>4.00</text:p>
          </table:table-cell>
          <table:table-cell table:formula="of:=[.$P15]/SUM([.$A15]+[.$H15])*[.H15]" office:value-type="float" office:value="0.802988240458883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5]+[.I15]-[.J15]-[.$K$3]" office:value-type="float" office:value="12.6970117595411" calcext:value-type="float">
            <text:p>12.70</text:p>
          </table:table-cell>
          <table:table-cell table:formula="of:=IF([.L15]&lt;[.$H$3];0;[.L15]-[.$H$3])" office:value-type="float" office:value="2.69701175954112" calcext:value-type="float">
            <text:p>2.70</text:p>
          </table:table-cell>
          <table:table-cell table:formula="of:=[.K15]+[.M15]" office:value-type="float" office:value="3.19701175954112" calcext:value-type="float">
            <text:p>3.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15]+[.S15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A15]+[.B15]-[.C15]-[.D15]-[.F15]" office:value-type="float" office:value="15" calcext:value-type="float">
            <text:p>15.00</text:p>
          </table:table-cell>
          <table:table-cell table:formula="of:=[.Q16]" office:value-type="float" office:value="5.5" calcext:value-type="float">
            <text:p>5.50</text:p>
          </table:table-cell>
          <table:table-cell table:formula="of:=[.$P16]/SUM([.$A16]+[.$H16])*[.A16]" office:value-type="float" office:value="2.4" calcext:value-type="float">
            <text:p>2.4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6]+[.B16]-[.C16]-[.$D$3]" office:value-type="float" office:value="17.1" calcext:value-type="float">
            <text:p>17.10</text:p>
          </table:table-cell>
          <table:table-cell table:formula="of:=IF([.E16]&lt;[.$A$3];0;[.E16]-[.$A$3])" office:value-type="float" office:value="2.1" calcext:value-type="float">
            <text:p>2.10</text:p>
          </table:table-cell>
          <table:table-cell table:formula="of:=[.D15]+[.F15]" office:value-type="float" office:value="5.70995323981008" calcext:value-type="float">
            <text:p>5.71</text:p>
          </table:table-cell>
          <table:table-cell table:formula="of:=[.H15]+[.I15]-[.J15]-[.N15]" office:value-type="float" office:value="10" calcext:value-type="float">
            <text:p>10.00</text:p>
          </table:table-cell>
          <table:table-cell table:formula="of:=[.R16]+[.G16]" office:value-type="float" office:value="7.70995323981008" calcext:value-type="float">
            <text:p>7.71</text:p>
          </table:table-cell>
          <table:table-cell table:formula="of:=[.$P16]/SUM([.$A16]+[.$H16])*[.H16]" office:value-type="float" office:value="1.6" calcext:value-type="float">
            <text:p>1.6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6]+[.I16]-[.J16]-[.$K$3]" office:value-type="float" office:value="15.6099532398101" calcext:value-type="float">
            <text:p>15.61</text:p>
          </table:table-cell>
          <table:table-cell table:formula="of:=IF([.L16]&lt;[.$H$3];0;[.L16]-[.$H$3])" office:value-type="float" office:value="5.60995323981008" calcext:value-type="float">
            <text:p>5.61</text:p>
          </table:table-cell>
          <table:table-cell table:formula="of:=[.K16]+[.M16]" office:value-type="float" office:value="6.10995323981008" calcext:value-type="float">
            <text:p>6.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6]+[.S16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16]+[.B16]-[.C16]-[.D16]-[.F16]" office:value-type="float" office:value="15" calcext:value-type="float">
            <text:p>15.00</text:p>
          </table:table-cell>
          <table:table-cell table:formula="of:=[.Q17]" office:value-type="float" office:value="4.5" calcext:value-type="float">
            <text:p>4.50</text:p>
          </table:table-cell>
          <table:table-cell table:formula="of:=[.$P17]/SUM([.$A17]+[.$H17])*[.A17]" office:value-type="float" office:value="3.6" calcext:value-type="float">
            <text:p>3.6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7]+[.B17]-[.C17]-[.$D$3]" office:value-type="float" office:value="14.9" calcext:value-type="float">
            <text:p>14.90</text:p>
          </table:table-cell>
          <table:table-cell table:formula="of:=IF([.E17]&lt;[.$A$3];0;[.E17]-[.$A$3])" office:value-type="float" office:value="0" calcext:value-type="float">
            <text:p>0.00</text:p>
          </table:table-cell>
          <table:table-cell table:formula="of:=[.D16]+[.F16]" office:value-type="float" office:value="3.1" calcext:value-type="float">
            <text:p>3.10</text:p>
          </table:table-cell>
          <table:table-cell table:formula="of:=[.H16]+[.I16]-[.J16]-[.N16]" office:value-type="float" office:value="10" calcext:value-type="float">
            <text:p>10.00</text:p>
          </table:table-cell>
          <table:table-cell table:formula="of:=[.R17]+[.G17]" office:value-type="float" office:value="5.1" calcext:value-type="float">
            <text:p>5.10</text:p>
          </table:table-cell>
          <table:table-cell table:formula="of:=[.$P17]/SUM([.$A17]+[.$H17])*[.H17]" office:value-type="float" office:value="2.4" calcext:value-type="float">
            <text:p>2.4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7]+[.I17]-[.J17]-[.$K$3]" office:value-type="float" office:value="12.2" calcext:value-type="float">
            <text:p>12.20</text:p>
          </table:table-cell>
          <table:table-cell table:formula="of:=IF([.L17]&lt;[.$H$3];0;[.L17]-[.$H$3])" office:value-type="float" office:value="2.2" calcext:value-type="float">
            <text:p>2.20</text:p>
          </table:table-cell>
          <table:table-cell table:formula="of:=[.K17]+[.M17]" office:value-type="float" office:value="2.7" calcext:value-type="float">
            <text:p>2.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17]+[.S17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17]+[.B17]-[.C17]-[.D17]-[.F17]" office:value-type="float" office:value="14.9" calcext:value-type="float">
            <text:p>14.90</text:p>
          </table:table-cell>
          <table:table-cell table:formula="of:=[.Q18]" office:value-type="float" office:value="2.5" calcext:value-type="float">
            <text:p>2.50</text:p>
          </table:table-cell>
          <table:table-cell table:formula="of:=[.$P18]/SUM([.$A18]+[.$H18])*[.A18]" office:value-type="float" office:value="2.39357429718875" calcext:value-type="float">
            <text:p>2.3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8]+[.B18]-[.C18]-[.$D$3]" office:value-type="float" office:value="14.0064257028112" calcext:value-type="float">
            <text:p>14.01</text:p>
          </table:table-cell>
          <table:table-cell table:formula="of:=IF([.E18]&lt;[.$A$3];0;[.E18]-[.$A$3])" office:value-type="float" office:value="0" calcext:value-type="float">
            <text:p>0.00</text:p>
          </table:table-cell>
          <table:table-cell table:formula="of:=[.D17]+[.F17]" office:value-type="float" office:value="1" calcext:value-type="float">
            <text:p>1.00</text:p>
          </table:table-cell>
          <table:table-cell table:formula="of:=[.H17]+[.I17]-[.J17]-[.N17]" office:value-type="float" office:value="10" calcext:value-type="float">
            <text:p>10.00</text:p>
          </table:table-cell>
          <table:table-cell table:formula="of:=[.R18]+[.G18]" office:value-type="float" office:value="2" calcext:value-type="float">
            <text:p>2.00</text:p>
          </table:table-cell>
          <table:table-cell table:formula="of:=[.$P18]/SUM([.$A18]+[.$H18])*[.H18]" office:value-type="float" office:value="1.60642570281125" calcext:value-type="float">
            <text:p>1.6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8]+[.I18]-[.J18]-[.$K$3]" office:value-type="float" office:value="9.89357429718875" calcext:value-type="float">
            <text:p>9.89</text:p>
          </table:table-cell>
          <table:table-cell table:formula="of:=IF([.L18]&lt;[.$H$3];0;[.L18]-[.$H$3])" office:value-type="float" office:value="0" calcext:value-type="float">
            <text:p>0.00</text:p>
          </table:table-cell>
          <table:table-cell table:formula="of:=[.K18]+[.M1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8]+[.S18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18]+[.B18]-[.C18]-[.D18]-[.F18]" office:value-type="float" office:value="14.0064257028112" calcext:value-type="float">
            <text:p>14.01</text:p>
          </table:table-cell>
          <table:table-cell table:formula="of:=[.Q19]" office:value-type="float" office:value="1.5" calcext:value-type="float">
            <text:p>1.50</text:p>
          </table:table-cell>
          <table:table-cell table:formula="of:=[.$P19]/SUM([.$A19]+[.$H19])*[.A19]" office:value-type="float" office:value="1.17208583287123" calcext:value-type="float">
            <text:p>1.1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9]+[.B19]-[.C19]-[.$D$3]" office:value-type="float" office:value="13.33433986994" calcext:value-type="float">
            <text:p>13.33</text:p>
          </table:table-cell>
          <table:table-cell table:formula="of:=IF([.E19]&lt;[.$A$3];0;[.E19]-[.$A$3])" office:value-type="float" office:value="0" calcext:value-type="float">
            <text:p>0.00</text:p>
          </table:table-cell>
          <table:table-cell table:formula="of:=[.D18]+[.F18]" office:value-type="float" office:value="1" calcext:value-type="float">
            <text:p>1.00</text:p>
          </table:table-cell>
          <table:table-cell table:formula="of:=[.H18]+[.I18]-[.J18]-[.N18]" office:value-type="float" office:value="9.89357429718875" calcext:value-type="float">
            <text:p>9.89</text:p>
          </table:table-cell>
          <table:table-cell table:formula="of:=[.R19]+[.G19]" office:value-type="float" office:value="2" calcext:value-type="float">
            <text:p>2.00</text:p>
          </table:table-cell>
          <table:table-cell table:formula="of:=[.$P19]/SUM([.$A19]+[.$H19])*[.H19]" office:value-type="float" office:value="0.827914167128766" calcext:value-type="float">
            <text:p>0.8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9]+[.I19]-[.J19]-[.$K$3]" office:value-type="float" office:value="10.56566013006" calcext:value-type="float">
            <text:p>10.57</text:p>
          </table:table-cell>
          <table:table-cell table:formula="of:=IF([.L19]&lt;[.$H$3];0;[.L19]-[.$H$3])" office:value-type="float" office:value="0.565660130059989" calcext:value-type="float">
            <text:p>0.57</text:p>
          </table:table-cell>
          <table:table-cell table:formula="of:=[.K19]+[.M19]" office:value-type="float" office:value="1.06566013005999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19]+[.S19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19]+[.B19]-[.C19]-[.D19]-[.F19]" office:value-type="float" office:value="13.33433986994" calcext:value-type="float">
            <text:p>13.33</text:p>
          </table:table-cell>
          <table:table-cell table:formula="of:=[.Q20]" office:value-type="float" office:value="2.5" calcext:value-type="float">
            <text:p>2.50</text:p>
          </table:table-cell>
          <table:table-cell table:formula="of:=[.$P20]/SUM([.$A20]+[.$H20])*[.A20]" office:value-type="float" office:value="2.28578823215268" calcext:value-type="float">
            <text:p>2.2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0]+[.B20]-[.C20]-[.$D$3]" office:value-type="float" office:value="12.5485516377873" calcext:value-type="float">
            <text:p>12.55</text:p>
          </table:table-cell>
          <table:table-cell table:formula="of:=IF([.E20]&lt;[.$A$3];0;[.E20]-[.$A$3])" office:value-type="float" office:value="0" calcext:value-type="float">
            <text:p>0.00</text:p>
          </table:table-cell>
          <table:table-cell table:formula="of:=[.D19]+[.F19]" office:value-type="float" office:value="1" calcext:value-type="float">
            <text:p>1.00</text:p>
          </table:table-cell>
          <table:table-cell table:formula="of:=[.H19]+[.I19]-[.J19]-[.N19]" office:value-type="float" office:value="10" calcext:value-type="float">
            <text:p>10.00</text:p>
          </table:table-cell>
          <table:table-cell table:formula="of:=[.R20]+[.G20]" office:value-type="float" office:value="2" calcext:value-type="float">
            <text:p>2.00</text:p>
          </table:table-cell>
          <table:table-cell table:formula="of:=[.$P20]/SUM([.$A20]+[.$H20])*[.H20]" office:value-type="float" office:value="1.71421176784732" calcext:value-type="float">
            <text:p>1.7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0]+[.I20]-[.J20]-[.$K$3]" office:value-type="float" office:value="9.78578823215268" calcext:value-type="float">
            <text:p>9.79</text:p>
          </table:table-cell>
          <table:table-cell table:formula="of:=IF([.L20]&lt;[.$H$3];0;[.L20]-[.$H$3])" office:value-type="float" office:value="0" calcext:value-type="float">
            <text:p>0.00</text:p>
          </table:table-cell>
          <table:table-cell table:formula="of:=[.K20]+[.M2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0]+[.S20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20]+[.B20]-[.C20]-[.D20]-[.F20]" office:value-type="float" office:value="12.5485516377873" calcext:value-type="float">
            <text:p>12.55</text:p>
          </table:table-cell>
          <table:table-cell table:formula="of:=[.Q21]" office:value-type="float" office:value="4.5" calcext:value-type="float">
            <text:p>4.50</text:p>
          </table:table-cell>
          <table:table-cell table:formula="of:=[.$P21]/SUM([.$A21]+[.$H21])*[.A21]" office:value-type="float" office:value="3.3711007473321" calcext:value-type="float">
            <text:p>3.3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1]+[.B21]-[.C21]-[.$D$3]" office:value-type="float" office:value="12.6774508904552" calcext:value-type="float">
            <text:p>12.68</text:p>
          </table:table-cell>
          <table:table-cell table:formula="of:=IF([.E21]&lt;[.$A$3];0;[.E21]-[.$A$3])" office:value-type="float" office:value="0" calcext:value-type="float">
            <text:p>0.00</text:p>
          </table:table-cell>
          <table:table-cell table:formula="of:=[.D20]+[.F20]" office:value-type="float" office:value="1" calcext:value-type="float">
            <text:p>1.00</text:p>
          </table:table-cell>
          <table:table-cell table:formula="of:=[.H20]+[.I20]-[.J20]-[.N20]" office:value-type="float" office:value="9.78578823215268" calcext:value-type="float">
            <text:p>9.79</text:p>
          </table:table-cell>
          <table:table-cell table:formula="of:=[.R21]+[.G21]" office:value-type="float" office:value="3" calcext:value-type="float">
            <text:p>3.00</text:p>
          </table:table-cell>
          <table:table-cell table:formula="of:=[.$P21]/SUM([.$A21]+[.$H21])*[.H21]" office:value-type="float" office:value="2.6288992526679" calcext:value-type="float">
            <text:p>2.6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1]+[.I21]-[.J21]-[.$K$3]" office:value-type="float" office:value="9.65688897948479" calcext:value-type="float">
            <text:p>9.66</text:p>
          </table:table-cell>
          <table:table-cell table:formula="of:=IF([.L21]&lt;[.$H$3];0;[.L21]-[.$H$3])" office:value-type="float" office:value="0" calcext:value-type="float">
            <text:p>0.00</text:p>
          </table:table-cell>
          <table:table-cell table:formula="of:=[.K21]+[.M21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21]+[.S21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21]+[.B21]-[.C21]-[.D21]-[.F21]" office:value-type="float" office:value="12.6774508904552" calcext:value-type="float">
            <text:p>12.68</text:p>
          </table:table-cell>
          <table:table-cell table:formula="of:=[.Q22]" office:value-type="float" office:value="5.5" calcext:value-type="float">
            <text:p>5.50</text:p>
          </table:table-cell>
          <table:table-cell table:formula="of:=[.$P22]/SUM([.$A22]+[.$H22])*[.A22]" office:value-type="float" office:value="2.27048589110402" calcext:value-type="float">
            <text:p>2.2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2]+[.B22]-[.C22]-[.$D$3]" office:value-type="float" office:value="14.9069649993512" calcext:value-type="float">
            <text:p>14.91</text:p>
          </table:table-cell>
          <table:table-cell table:formula="of:=IF([.E22]&lt;[.$A$3];0;[.E22]-[.$A$3])" office:value-type="float" office:value="0" calcext:value-type="float">
            <text:p>0.00</text:p>
          </table:table-cell>
          <table:table-cell table:formula="of:=[.D21]+[.F21]" office:value-type="float" office:value="1" calcext:value-type="float">
            <text:p>1.00</text:p>
          </table:table-cell>
          <table:table-cell table:formula="of:=[.H21]+[.I21]-[.J21]-[.N21]" office:value-type="float" office:value="9.65688897948479" calcext:value-type="float">
            <text:p>9.66</text:p>
          </table:table-cell>
          <table:table-cell table:formula="of:=[.R22]+[.G22]" office:value-type="float" office:value="3" calcext:value-type="float">
            <text:p>3.00</text:p>
          </table:table-cell>
          <table:table-cell table:formula="of:=[.$P22]/SUM([.$A22]+[.$H22])*[.H22]" office:value-type="float" office:value="1.72951410889598" calcext:value-type="float">
            <text:p>1.7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2]+[.I22]-[.J22]-[.$K$3]" office:value-type="float" office:value="10.4273748705888" calcext:value-type="float">
            <text:p>10.43</text:p>
          </table:table-cell>
          <table:table-cell table:formula="of:=IF([.L22]&lt;[.$H$3];0;[.L22]-[.$H$3])" office:value-type="float" office:value="0.427374870588812" calcext:value-type="float">
            <text:p>0.43</text:p>
          </table:table-cell>
          <table:table-cell table:formula="of:=[.K22]+[.M22]" office:value-type="float" office:value="0.927374870588812" calcext:value-type="float">
            <text:p>0.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2]+[.S22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22]+[.B22]-[.C22]-[.D22]-[.F22]" office:value-type="float" office:value="14.9069649993512" calcext:value-type="float">
            <text:p>14.91</text:p>
          </table:table-cell>
          <table:table-cell table:formula="of:=[.Q23]" office:value-type="float" office:value="7" calcext:value-type="float">
            <text:p>7.00</text:p>
          </table:table-cell>
          <table:table-cell table:formula="of:=[.$P23]/SUM([.$A23]+[.$H23])*[.A23]" office:value-type="float" office:value="1.1970117595411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3]+[.B23]-[.C23]-[.$D$3]" office:value-type="float" office:value="19.7099532398101" calcext:value-type="float">
            <text:p>19.71</text:p>
          </table:table-cell>
          <table:table-cell table:formula="of:=IF([.E23]&lt;[.$A$3];0;[.E23]-[.$A$3])" office:value-type="float" office:value="4.70995323981008" calcext:value-type="float">
            <text:p>4.71</text:p>
          </table:table-cell>
          <table:table-cell table:formula="of:=[.D22]+[.F22]" office:value-type="float" office:value="1" calcext:value-type="float">
            <text:p>1.00</text:p>
          </table:table-cell>
          <table:table-cell table:formula="of:=[.H22]+[.I22]-[.J22]-[.N22]" office:value-type="float" office:value="10" calcext:value-type="float">
            <text:p>10.00</text:p>
          </table:table-cell>
          <table:table-cell table:formula="of:=[.R23]+[.G23]" office:value-type="float" office:value="4" calcext:value-type="float">
            <text:p>4.00</text:p>
          </table:table-cell>
          <table:table-cell table:formula="of:=[.$P23]/SUM([.$A23]+[.$H23])*[.H23]" office:value-type="float" office:value="0.802988240458883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3]+[.I23]-[.J23]-[.$K$3]" office:value-type="float" office:value="12.6970117595411" calcext:value-type="float">
            <text:p>12.70</text:p>
          </table:table-cell>
          <table:table-cell table:formula="of:=IF([.L23]&lt;[.$H$3];0;[.L23]-[.$H$3])" office:value-type="float" office:value="2.69701175954112" calcext:value-type="float">
            <text:p>2.70</text:p>
          </table:table-cell>
          <table:table-cell table:formula="of:=[.K23]+[.M23]" office:value-type="float" office:value="3.19701175954112" calcext:value-type="float">
            <text:p>3.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23]+[.S23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A23]+[.B23]-[.C23]-[.D23]-[.F23]" office:value-type="float" office:value="15" calcext:value-type="float">
            <text:p>15.00</text:p>
          </table:table-cell>
          <table:table-cell table:formula="of:=[.Q24]" office:value-type="float" office:value="5.5" calcext:value-type="float">
            <text:p>5.50</text:p>
          </table:table-cell>
          <table:table-cell table:formula="of:=[.$P24]/SUM([.$A24]+[.$H24])*[.A24]" office:value-type="float" office:value="2.4" calcext:value-type="float">
            <text:p>2.4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4]+[.B24]-[.C24]-[.$D$3]" office:value-type="float" office:value="17.1" calcext:value-type="float">
            <text:p>17.10</text:p>
          </table:table-cell>
          <table:table-cell table:formula="of:=IF([.E24]&lt;[.$A$3];0;[.E24]-[.$A$3])" office:value-type="float" office:value="2.1" calcext:value-type="float">
            <text:p>2.10</text:p>
          </table:table-cell>
          <table:table-cell table:formula="of:=[.D23]+[.F23]" office:value-type="float" office:value="5.70995323981008" calcext:value-type="float">
            <text:p>5.71</text:p>
          </table:table-cell>
          <table:table-cell table:formula="of:=[.H23]+[.I23]-[.J23]-[.N23]" office:value-type="float" office:value="10" calcext:value-type="float">
            <text:p>10.00</text:p>
          </table:table-cell>
          <table:table-cell table:formula="of:=[.R24]+[.G24]" office:value-type="float" office:value="7.70995323981008" calcext:value-type="float">
            <text:p>7.71</text:p>
          </table:table-cell>
          <table:table-cell table:formula="of:=[.$P24]/SUM([.$A24]+[.$H24])*[.H24]" office:value-type="float" office:value="1.6" calcext:value-type="float">
            <text:p>1.6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4]+[.I24]-[.J24]-[.$K$3]" office:value-type="float" office:value="15.6099532398101" calcext:value-type="float">
            <text:p>15.61</text:p>
          </table:table-cell>
          <table:table-cell table:formula="of:=IF([.L24]&lt;[.$H$3];0;[.L24]-[.$H$3])" office:value-type="float" office:value="5.60995323981008" calcext:value-type="float">
            <text:p>5.61</text:p>
          </table:table-cell>
          <table:table-cell table:formula="of:=[.K24]+[.M24]" office:value-type="float" office:value="6.10995323981008" calcext:value-type="float">
            <text:p>6.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4]+[.S24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24]+[.B24]-[.C24]-[.D24]-[.F24]" office:value-type="float" office:value="15" calcext:value-type="float">
            <text:p>15.00</text:p>
          </table:table-cell>
          <table:table-cell table:formula="of:=[.Q25]" office:value-type="float" office:value="4.5" calcext:value-type="float">
            <text:p>4.50</text:p>
          </table:table-cell>
          <table:table-cell table:formula="of:=[.$P25]/SUM([.$A25]+[.$H25])*[.A25]" office:value-type="float" office:value="3.6" calcext:value-type="float">
            <text:p>3.6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5]+[.B25]-[.C25]-[.$D$3]" office:value-type="float" office:value="14.9" calcext:value-type="float">
            <text:p>14.90</text:p>
          </table:table-cell>
          <table:table-cell table:formula="of:=IF([.E25]&lt;[.$A$3];0;[.E25]-[.$A$3])" office:value-type="float" office:value="0" calcext:value-type="float">
            <text:p>0.00</text:p>
          </table:table-cell>
          <table:table-cell table:formula="of:=[.D24]+[.F24]" office:value-type="float" office:value="3.1" calcext:value-type="float">
            <text:p>3.10</text:p>
          </table:table-cell>
          <table:table-cell table:formula="of:=[.H24]+[.I24]-[.J24]-[.N24]" office:value-type="float" office:value="10" calcext:value-type="float">
            <text:p>10.00</text:p>
          </table:table-cell>
          <table:table-cell table:formula="of:=[.R25]+[.G25]" office:value-type="float" office:value="5.1" calcext:value-type="float">
            <text:p>5.10</text:p>
          </table:table-cell>
          <table:table-cell table:formula="of:=[.$P25]/SUM([.$A25]+[.$H25])*[.H25]" office:value-type="float" office:value="2.4" calcext:value-type="float">
            <text:p>2.4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5]+[.I25]-[.J25]-[.$K$3]" office:value-type="float" office:value="12.2" calcext:value-type="float">
            <text:p>12.20</text:p>
          </table:table-cell>
          <table:table-cell table:formula="of:=IF([.L25]&lt;[.$H$3];0;[.L25]-[.$H$3])" office:value-type="float" office:value="2.2" calcext:value-type="float">
            <text:p>2.20</text:p>
          </table:table-cell>
          <table:table-cell table:formula="of:=[.K25]+[.M25]" office:value-type="float" office:value="2.7" calcext:value-type="float">
            <text:p>2.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25]+[.S25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25]+[.B25]-[.C25]-[.D25]-[.F25]" office:value-type="float" office:value="14.9" calcext:value-type="float">
            <text:p>14.90</text:p>
          </table:table-cell>
          <table:table-cell table:formula="of:=[.Q26]" office:value-type="float" office:value="2.5" calcext:value-type="float">
            <text:p>2.50</text:p>
          </table:table-cell>
          <table:table-cell table:formula="of:=[.$P26]/SUM([.$A26]+[.$H26])*[.A26]" office:value-type="float" office:value="2.39357429718875" calcext:value-type="float">
            <text:p>2.3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6]+[.B26]-[.C26]-[.$D$3]" office:value-type="float" office:value="14.0064257028112" calcext:value-type="float">
            <text:p>14.01</text:p>
          </table:table-cell>
          <table:table-cell table:formula="of:=IF([.E26]&lt;[.$A$3];0;[.E26]-[.$A$3])" office:value-type="float" office:value="0" calcext:value-type="float">
            <text:p>0.00</text:p>
          </table:table-cell>
          <table:table-cell table:formula="of:=[.D25]+[.F25]" office:value-type="float" office:value="1" calcext:value-type="float">
            <text:p>1.00</text:p>
          </table:table-cell>
          <table:table-cell table:formula="of:=[.H25]+[.I25]-[.J25]-[.N25]" office:value-type="float" office:value="10" calcext:value-type="float">
            <text:p>10.00</text:p>
          </table:table-cell>
          <table:table-cell table:formula="of:=[.R26]+[.G26]" office:value-type="float" office:value="2" calcext:value-type="float">
            <text:p>2.00</text:p>
          </table:table-cell>
          <table:table-cell table:formula="of:=[.$P26]/SUM([.$A26]+[.$H26])*[.H26]" office:value-type="float" office:value="1.60642570281125" calcext:value-type="float">
            <text:p>1.6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6]+[.I26]-[.J26]-[.$K$3]" office:value-type="float" office:value="9.89357429718875" calcext:value-type="float">
            <text:p>9.89</text:p>
          </table:table-cell>
          <table:table-cell table:formula="of:=IF([.L26]&lt;[.$H$3];0;[.L26]-[.$H$3])" office:value-type="float" office:value="0" calcext:value-type="float">
            <text:p>0.00</text:p>
          </table:table-cell>
          <table:table-cell table:formula="of:=[.K26]+[.M2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6]+[.S26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26]+[.B26]-[.C26]-[.D26]-[.F26]" office:value-type="float" office:value="14.0064257028112" calcext:value-type="float">
            <text:p>14.01</text:p>
          </table:table-cell>
          <table:table-cell table:formula="of:=[.Q27]" office:value-type="float" office:value="1.5" calcext:value-type="float">
            <text:p>1.50</text:p>
          </table:table-cell>
          <table:table-cell table:formula="of:=[.$P27]/SUM([.$A27]+[.$H27])*[.A27]" office:value-type="float" office:value="1.17208583287123" calcext:value-type="float">
            <text:p>1.1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7]+[.B27]-[.C27]-[.$D$3]" office:value-type="float" office:value="13.33433986994" calcext:value-type="float">
            <text:p>13.33</text:p>
          </table:table-cell>
          <table:table-cell table:formula="of:=IF([.E27]&lt;[.$A$3];0;[.E27]-[.$A$3])" office:value-type="float" office:value="0" calcext:value-type="float">
            <text:p>0.00</text:p>
          </table:table-cell>
          <table:table-cell table:formula="of:=[.D26]+[.F26]" office:value-type="float" office:value="1" calcext:value-type="float">
            <text:p>1.00</text:p>
          </table:table-cell>
          <table:table-cell table:formula="of:=[.H26]+[.I26]-[.J26]-[.N26]" office:value-type="float" office:value="9.89357429718875" calcext:value-type="float">
            <text:p>9.89</text:p>
          </table:table-cell>
          <table:table-cell table:formula="of:=[.R27]+[.G27]" office:value-type="float" office:value="2" calcext:value-type="float">
            <text:p>2.00</text:p>
          </table:table-cell>
          <table:table-cell table:formula="of:=[.$P27]/SUM([.$A27]+[.$H27])*[.H27]" office:value-type="float" office:value="0.827914167128766" calcext:value-type="float">
            <text:p>0.8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7]+[.I27]-[.J27]-[.$K$3]" office:value-type="float" office:value="10.56566013006" calcext:value-type="float">
            <text:p>10.57</text:p>
          </table:table-cell>
          <table:table-cell table:formula="of:=IF([.L27]&lt;[.$H$3];0;[.L27]-[.$H$3])" office:value-type="float" office:value="0.565660130059989" calcext:value-type="float">
            <text:p>0.57</text:p>
          </table:table-cell>
          <table:table-cell table:formula="of:=[.K27]+[.M27]" office:value-type="float" office:value="1.06566013005999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27]+[.S27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27]+[.B27]-[.C27]-[.D27]-[.F27]" office:value-type="float" office:value="13.33433986994" calcext:value-type="float">
            <text:p>13.33</text:p>
          </table:table-cell>
          <table:table-cell table:formula="of:=[.Q28]" office:value-type="float" office:value="2.5" calcext:value-type="float">
            <text:p>2.50</text:p>
          </table:table-cell>
          <table:table-cell table:formula="of:=[.$P28]/SUM([.$A28]+[.$H28])*[.A28]" office:value-type="float" office:value="2.28578823215268" calcext:value-type="float">
            <text:p>2.2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8]+[.B28]-[.C28]-[.$D$3]" office:value-type="float" office:value="12.5485516377873" calcext:value-type="float">
            <text:p>12.55</text:p>
          </table:table-cell>
          <table:table-cell table:formula="of:=IF([.E28]&lt;[.$A$3];0;[.E28]-[.$A$3])" office:value-type="float" office:value="0" calcext:value-type="float">
            <text:p>0.00</text:p>
          </table:table-cell>
          <table:table-cell table:formula="of:=[.D27]+[.F27]" office:value-type="float" office:value="1" calcext:value-type="float">
            <text:p>1.00</text:p>
          </table:table-cell>
          <table:table-cell table:formula="of:=[.H27]+[.I27]-[.J27]-[.N27]" office:value-type="float" office:value="10" calcext:value-type="float">
            <text:p>10.00</text:p>
          </table:table-cell>
          <table:table-cell table:formula="of:=[.R28]+[.G28]" office:value-type="float" office:value="2" calcext:value-type="float">
            <text:p>2.00</text:p>
          </table:table-cell>
          <table:table-cell table:formula="of:=[.$P28]/SUM([.$A28]+[.$H28])*[.H28]" office:value-type="float" office:value="1.71421176784732" calcext:value-type="float">
            <text:p>1.7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8]+[.I28]-[.J28]-[.$K$3]" office:value-type="float" office:value="9.78578823215268" calcext:value-type="float">
            <text:p>9.79</text:p>
          </table:table-cell>
          <table:table-cell table:formula="of:=IF([.L28]&lt;[.$H$3];0;[.L28]-[.$H$3])" office:value-type="float" office:value="0" calcext:value-type="float">
            <text:p>0.00</text:p>
          </table:table-cell>
          <table:table-cell table:formula="of:=[.K28]+[.M2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8]+[.S28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28]+[.B28]-[.C28]-[.D28]-[.F28]" office:value-type="float" office:value="12.5485516377873" calcext:value-type="float">
            <text:p>12.55</text:p>
          </table:table-cell>
          <table:table-cell table:formula="of:=[.Q29]" office:value-type="float" office:value="4.5" calcext:value-type="float">
            <text:p>4.50</text:p>
          </table:table-cell>
          <table:table-cell table:formula="of:=[.$P29]/SUM([.$A29]+[.$H29])*[.A29]" office:value-type="float" office:value="3.3711007473321" calcext:value-type="float">
            <text:p>3.3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9]+[.B29]-[.C29]-[.$D$3]" office:value-type="float" office:value="12.6774508904552" calcext:value-type="float">
            <text:p>12.68</text:p>
          </table:table-cell>
          <table:table-cell table:formula="of:=IF([.E29]&lt;[.$A$3];0;[.E29]-[.$A$3])" office:value-type="float" office:value="0" calcext:value-type="float">
            <text:p>0.00</text:p>
          </table:table-cell>
          <table:table-cell table:formula="of:=[.D28]+[.F28]" office:value-type="float" office:value="1" calcext:value-type="float">
            <text:p>1.00</text:p>
          </table:table-cell>
          <table:table-cell table:formula="of:=[.H28]+[.I28]-[.J28]-[.N28]" office:value-type="float" office:value="9.78578823215268" calcext:value-type="float">
            <text:p>9.79</text:p>
          </table:table-cell>
          <table:table-cell table:formula="of:=[.R29]+[.G29]" office:value-type="float" office:value="3" calcext:value-type="float">
            <text:p>3.00</text:p>
          </table:table-cell>
          <table:table-cell table:formula="of:=[.$P29]/SUM([.$A29]+[.$H29])*[.H29]" office:value-type="float" office:value="2.6288992526679" calcext:value-type="float">
            <text:p>2.6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9]+[.I29]-[.J29]-[.$K$3]" office:value-type="float" office:value="9.65688897948479" calcext:value-type="float">
            <text:p>9.66</text:p>
          </table:table-cell>
          <table:table-cell table:formula="of:=IF([.L29]&lt;[.$H$3];0;[.L29]-[.$H$3])" office:value-type="float" office:value="0" calcext:value-type="float">
            <text:p>0.00</text:p>
          </table:table-cell>
          <table:table-cell table:formula="of:=[.K29]+[.M29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29]+[.S29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29]+[.B29]-[.C29]-[.D29]-[.F29]" office:value-type="float" office:value="12.6774508904552" calcext:value-type="float">
            <text:p>12.68</text:p>
          </table:table-cell>
          <table:table-cell table:formula="of:=[.Q30]" office:value-type="float" office:value="5.5" calcext:value-type="float">
            <text:p>5.50</text:p>
          </table:table-cell>
          <table:table-cell table:formula="of:=[.$P30]/SUM([.$A30]+[.$H30])*[.A30]" office:value-type="float" office:value="2.27048589110402" calcext:value-type="float">
            <text:p>2.2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0]+[.B30]-[.C30]-[.$D$3]" office:value-type="float" office:value="14.9069649993512" calcext:value-type="float">
            <text:p>14.91</text:p>
          </table:table-cell>
          <table:table-cell table:formula="of:=IF([.E30]&lt;[.$A$3];0;[.E30]-[.$A$3])" office:value-type="float" office:value="0" calcext:value-type="float">
            <text:p>0.00</text:p>
          </table:table-cell>
          <table:table-cell table:formula="of:=[.D29]+[.F29]" office:value-type="float" office:value="1" calcext:value-type="float">
            <text:p>1.00</text:p>
          </table:table-cell>
          <table:table-cell table:formula="of:=[.H29]+[.I29]-[.J29]-[.N29]" office:value-type="float" office:value="9.65688897948479" calcext:value-type="float">
            <text:p>9.66</text:p>
          </table:table-cell>
          <table:table-cell table:formula="of:=[.R30]+[.G30]" office:value-type="float" office:value="3" calcext:value-type="float">
            <text:p>3.00</text:p>
          </table:table-cell>
          <table:table-cell table:formula="of:=[.$P30]/SUM([.$A30]+[.$H30])*[.H30]" office:value-type="float" office:value="1.72951410889598" calcext:value-type="float">
            <text:p>1.7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0]+[.I30]-[.J30]-[.$K$3]" office:value-type="float" office:value="10.4273748705888" calcext:value-type="float">
            <text:p>10.43</text:p>
          </table:table-cell>
          <table:table-cell table:formula="of:=IF([.L30]&lt;[.$H$3];0;[.L30]-[.$H$3])" office:value-type="float" office:value="0.427374870588812" calcext:value-type="float">
            <text:p>0.43</text:p>
          </table:table-cell>
          <table:table-cell table:formula="of:=[.K30]+[.M30]" office:value-type="float" office:value="0.927374870588812" calcext:value-type="float">
            <text:p>0.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0]+[.S30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30]+[.B30]-[.C30]-[.D30]-[.F30]" office:value-type="float" office:value="14.9069649993512" calcext:value-type="float">
            <text:p>14.91</text:p>
          </table:table-cell>
          <table:table-cell table:formula="of:=[.Q31]" office:value-type="float" office:value="7" calcext:value-type="float">
            <text:p>7.00</text:p>
          </table:table-cell>
          <table:table-cell table:formula="of:=[.$P31]/SUM([.$A31]+[.$H31])*[.A31]" office:value-type="float" office:value="1.1970117595411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1]+[.B31]-[.C31]-[.$D$3]" office:value-type="float" office:value="19.7099532398101" calcext:value-type="float">
            <text:p>19.71</text:p>
          </table:table-cell>
          <table:table-cell table:formula="of:=IF([.E31]&lt;[.$A$3];0;[.E31]-[.$A$3])" office:value-type="float" office:value="4.70995323981008" calcext:value-type="float">
            <text:p>4.71</text:p>
          </table:table-cell>
          <table:table-cell table:formula="of:=[.D30]+[.F30]" office:value-type="float" office:value="1" calcext:value-type="float">
            <text:p>1.00</text:p>
          </table:table-cell>
          <table:table-cell table:formula="of:=[.H30]+[.I30]-[.J30]-[.N30]" office:value-type="float" office:value="10" calcext:value-type="float">
            <text:p>10.00</text:p>
          </table:table-cell>
          <table:table-cell table:formula="of:=[.R31]+[.G31]" office:value-type="float" office:value="4" calcext:value-type="float">
            <text:p>4.00</text:p>
          </table:table-cell>
          <table:table-cell table:formula="of:=[.$P31]/SUM([.$A31]+[.$H31])*[.H31]" office:value-type="float" office:value="0.802988240458883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1]+[.I31]-[.J31]-[.$K$3]" office:value-type="float" office:value="12.6970117595411" calcext:value-type="float">
            <text:p>12.70</text:p>
          </table:table-cell>
          <table:table-cell table:formula="of:=IF([.L31]&lt;[.$H$3];0;[.L31]-[.$H$3])" office:value-type="float" office:value="2.69701175954112" calcext:value-type="float">
            <text:p>2.70</text:p>
          </table:table-cell>
          <table:table-cell table:formula="of:=[.K31]+[.M31]" office:value-type="float" office:value="3.19701175954112" calcext:value-type="float">
            <text:p>3.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1]+[.S31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A31]+[.B31]-[.C31]-[.D31]-[.F31]" office:value-type="float" office:value="15" calcext:value-type="float">
            <text:p>15.00</text:p>
          </table:table-cell>
          <table:table-cell table:formula="of:=[.Q32]" office:value-type="float" office:value="5.5" calcext:value-type="float">
            <text:p>5.50</text:p>
          </table:table-cell>
          <table:table-cell table:formula="of:=[.$P32]/SUM([.$A32]+[.$H32])*[.A32]" office:value-type="float" office:value="2.4" calcext:value-type="float">
            <text:p>2.4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2]+[.B32]-[.C32]-[.$D$3]" office:value-type="float" office:value="17.1" calcext:value-type="float">
            <text:p>17.10</text:p>
          </table:table-cell>
          <table:table-cell table:formula="of:=IF([.E32]&lt;[.$A$3];0;[.E32]-[.$A$3])" office:value-type="float" office:value="2.1" calcext:value-type="float">
            <text:p>2.10</text:p>
          </table:table-cell>
          <table:table-cell table:formula="of:=[.D31]+[.F31]" office:value-type="float" office:value="5.70995323981008" calcext:value-type="float">
            <text:p>5.71</text:p>
          </table:table-cell>
          <table:table-cell table:formula="of:=[.H31]+[.I31]-[.J31]-[.N31]" office:value-type="float" office:value="10" calcext:value-type="float">
            <text:p>10.00</text:p>
          </table:table-cell>
          <table:table-cell table:formula="of:=[.R32]+[.G32]" office:value-type="float" office:value="7.70995323981008" calcext:value-type="float">
            <text:p>7.71</text:p>
          </table:table-cell>
          <table:table-cell table:formula="of:=[.$P32]/SUM([.$A32]+[.$H32])*[.H32]" office:value-type="float" office:value="1.6" calcext:value-type="float">
            <text:p>1.6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2]+[.I32]-[.J32]-[.$K$3]" office:value-type="float" office:value="15.6099532398101" calcext:value-type="float">
            <text:p>15.61</text:p>
          </table:table-cell>
          <table:table-cell table:formula="of:=IF([.L32]&lt;[.$H$3];0;[.L32]-[.$H$3])" office:value-type="float" office:value="5.60995323981008" calcext:value-type="float">
            <text:p>5.61</text:p>
          </table:table-cell>
          <table:table-cell table:formula="of:=[.K32]+[.M32]" office:value-type="float" office:value="6.10995323981008" calcext:value-type="float">
            <text:p>6.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2]+[.S32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32]+[.B32]-[.C32]-[.D32]-[.F32]" office:value-type="float" office:value="15" calcext:value-type="float">
            <text:p>15.00</text:p>
          </table:table-cell>
          <table:table-cell table:formula="of:=[.Q33]" office:value-type="float" office:value="4.5" calcext:value-type="float">
            <text:p>4.50</text:p>
          </table:table-cell>
          <table:table-cell table:formula="of:=[.$P33]/SUM([.$A33]+[.$H33])*[.A33]" office:value-type="float" office:value="3.6" calcext:value-type="float">
            <text:p>3.6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3]+[.B33]-[.C33]-[.$D$3]" office:value-type="float" office:value="14.9" calcext:value-type="float">
            <text:p>14.90</text:p>
          </table:table-cell>
          <table:table-cell table:formula="of:=IF([.E33]&lt;[.$A$3];0;[.E33]-[.$A$3])" office:value-type="float" office:value="0" calcext:value-type="float">
            <text:p>0.00</text:p>
          </table:table-cell>
          <table:table-cell table:formula="of:=[.D32]+[.F32]" office:value-type="float" office:value="3.1" calcext:value-type="float">
            <text:p>3.10</text:p>
          </table:table-cell>
          <table:table-cell table:formula="of:=[.H32]+[.I32]-[.J32]-[.N32]" office:value-type="float" office:value="10" calcext:value-type="float">
            <text:p>10.00</text:p>
          </table:table-cell>
          <table:table-cell table:formula="of:=[.R33]+[.G33]" office:value-type="float" office:value="5.1" calcext:value-type="float">
            <text:p>5.10</text:p>
          </table:table-cell>
          <table:table-cell table:formula="of:=[.$P33]/SUM([.$A33]+[.$H33])*[.H33]" office:value-type="float" office:value="2.4" calcext:value-type="float">
            <text:p>2.4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3]+[.I33]-[.J33]-[.$K$3]" office:value-type="float" office:value="12.2" calcext:value-type="float">
            <text:p>12.20</text:p>
          </table:table-cell>
          <table:table-cell table:formula="of:=IF([.L33]&lt;[.$H$3];0;[.L33]-[.$H$3])" office:value-type="float" office:value="2.2" calcext:value-type="float">
            <text:p>2.20</text:p>
          </table:table-cell>
          <table:table-cell table:formula="of:=[.K33]+[.M33]" office:value-type="float" office:value="2.7" calcext:value-type="float">
            <text:p>2.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33]+[.S33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33]+[.B33]-[.C33]-[.D33]-[.F33]" office:value-type="float" office:value="14.9" calcext:value-type="float">
            <text:p>14.90</text:p>
          </table:table-cell>
          <table:table-cell table:formula="of:=[.Q34]" office:value-type="float" office:value="2.5" calcext:value-type="float">
            <text:p>2.50</text:p>
          </table:table-cell>
          <table:table-cell table:formula="of:=[.$P34]/SUM([.$A34]+[.$H34])*[.A34]" office:value-type="float" office:value="2.39357429718875" calcext:value-type="float">
            <text:p>2.3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4]+[.B34]-[.C34]-[.$D$3]" office:value-type="float" office:value="14.0064257028112" calcext:value-type="float">
            <text:p>14.01</text:p>
          </table:table-cell>
          <table:table-cell table:formula="of:=IF([.E34]&lt;[.$A$3];0;[.E34]-[.$A$3])" office:value-type="float" office:value="0" calcext:value-type="float">
            <text:p>0.00</text:p>
          </table:table-cell>
          <table:table-cell table:formula="of:=[.D33]+[.F33]" office:value-type="float" office:value="1" calcext:value-type="float">
            <text:p>1.00</text:p>
          </table:table-cell>
          <table:table-cell table:formula="of:=[.H33]+[.I33]-[.J33]-[.N33]" office:value-type="float" office:value="10" calcext:value-type="float">
            <text:p>10.00</text:p>
          </table:table-cell>
          <table:table-cell table:formula="of:=[.R34]+[.G34]" office:value-type="float" office:value="2" calcext:value-type="float">
            <text:p>2.00</text:p>
          </table:table-cell>
          <table:table-cell table:formula="of:=[.$P34]/SUM([.$A34]+[.$H34])*[.H34]" office:value-type="float" office:value="1.60642570281125" calcext:value-type="float">
            <text:p>1.6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4]+[.I34]-[.J34]-[.$K$3]" office:value-type="float" office:value="9.89357429718875" calcext:value-type="float">
            <text:p>9.89</text:p>
          </table:table-cell>
          <table:table-cell table:formula="of:=IF([.L34]&lt;[.$H$3];0;[.L34]-[.$H$3])" office:value-type="float" office:value="0" calcext:value-type="float">
            <text:p>0.00</text:p>
          </table:table-cell>
          <table:table-cell table:formula="of:=[.K34]+[.M3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4]+[.S34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34]+[.B34]-[.C34]-[.D34]-[.F34]" office:value-type="float" office:value="14.0064257028112" calcext:value-type="float">
            <text:p>14.01</text:p>
          </table:table-cell>
          <table:table-cell table:formula="of:=[.Q35]" office:value-type="float" office:value="1.5" calcext:value-type="float">
            <text:p>1.50</text:p>
          </table:table-cell>
          <table:table-cell table:formula="of:=[.$P35]/SUM([.$A35]+[.$H35])*[.A35]" office:value-type="float" office:value="1.17208583287123" calcext:value-type="float">
            <text:p>1.1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5]+[.B35]-[.C35]-[.$D$3]" office:value-type="float" office:value="13.33433986994" calcext:value-type="float">
            <text:p>13.33</text:p>
          </table:table-cell>
          <table:table-cell table:formula="of:=IF([.E35]&lt;[.$A$3];0;[.E35]-[.$A$3])" office:value-type="float" office:value="0" calcext:value-type="float">
            <text:p>0.00</text:p>
          </table:table-cell>
          <table:table-cell table:formula="of:=[.D34]+[.F34]" office:value-type="float" office:value="1" calcext:value-type="float">
            <text:p>1.00</text:p>
          </table:table-cell>
          <table:table-cell table:formula="of:=[.H34]+[.I34]-[.J34]-[.N34]" office:value-type="float" office:value="9.89357429718875" calcext:value-type="float">
            <text:p>9.89</text:p>
          </table:table-cell>
          <table:table-cell table:formula="of:=[.R35]+[.G35]" office:value-type="float" office:value="2" calcext:value-type="float">
            <text:p>2.00</text:p>
          </table:table-cell>
          <table:table-cell table:formula="of:=[.$P35]/SUM([.$A35]+[.$H35])*[.H35]" office:value-type="float" office:value="0.827914167128766" calcext:value-type="float">
            <text:p>0.8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5]+[.I35]-[.J35]-[.$K$3]" office:value-type="float" office:value="10.56566013006" calcext:value-type="float">
            <text:p>10.57</text:p>
          </table:table-cell>
          <table:table-cell table:formula="of:=IF([.L35]&lt;[.$H$3];0;[.L35]-[.$H$3])" office:value-type="float" office:value="0.565660130059989" calcext:value-type="float">
            <text:p>0.57</text:p>
          </table:table-cell>
          <table:table-cell table:formula="of:=[.K35]+[.M35]" office:value-type="float" office:value="1.06566013005999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5]+[.S35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35]+[.B35]-[.C35]-[.D35]-[.F35]" office:value-type="float" office:value="13.33433986994" calcext:value-type="float">
            <text:p>13.33</text:p>
          </table:table-cell>
          <table:table-cell table:formula="of:=[.Q36]" office:value-type="float" office:value="2.5" calcext:value-type="float">
            <text:p>2.50</text:p>
          </table:table-cell>
          <table:table-cell table:formula="of:=[.$P36]/SUM([.$A36]+[.$H36])*[.A36]" office:value-type="float" office:value="2.28578823215268" calcext:value-type="float">
            <text:p>2.2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6]+[.B36]-[.C36]-[.$D$3]" office:value-type="float" office:value="12.5485516377873" calcext:value-type="float">
            <text:p>12.55</text:p>
          </table:table-cell>
          <table:table-cell table:formula="of:=IF([.E36]&lt;[.$A$3];0;[.E36]-[.$A$3])" office:value-type="float" office:value="0" calcext:value-type="float">
            <text:p>0.00</text:p>
          </table:table-cell>
          <table:table-cell table:formula="of:=[.D35]+[.F35]" office:value-type="float" office:value="1" calcext:value-type="float">
            <text:p>1.00</text:p>
          </table:table-cell>
          <table:table-cell table:formula="of:=[.H35]+[.I35]-[.J35]-[.N35]" office:value-type="float" office:value="10" calcext:value-type="float">
            <text:p>10.00</text:p>
          </table:table-cell>
          <table:table-cell table:formula="of:=[.R36]+[.G36]" office:value-type="float" office:value="2" calcext:value-type="float">
            <text:p>2.00</text:p>
          </table:table-cell>
          <table:table-cell table:formula="of:=[.$P36]/SUM([.$A36]+[.$H36])*[.H36]" office:value-type="float" office:value="1.71421176784732" calcext:value-type="float">
            <text:p>1.7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6]+[.I36]-[.J36]-[.$K$3]" office:value-type="float" office:value="9.78578823215268" calcext:value-type="float">
            <text:p>9.79</text:p>
          </table:table-cell>
          <table:table-cell table:formula="of:=IF([.L36]&lt;[.$H$3];0;[.L36]-[.$H$3])" office:value-type="float" office:value="0" calcext:value-type="float">
            <text:p>0.00</text:p>
          </table:table-cell>
          <table:table-cell table:formula="of:=[.K36]+[.M3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6]+[.S36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36]+[.B36]-[.C36]-[.D36]-[.F36]" office:value-type="float" office:value="12.5485516377873" calcext:value-type="float">
            <text:p>12.55</text:p>
          </table:table-cell>
          <table:table-cell table:formula="of:=[.Q37]" office:value-type="float" office:value="4.5" calcext:value-type="float">
            <text:p>4.50</text:p>
          </table:table-cell>
          <table:table-cell table:formula="of:=[.$P37]/SUM([.$A37]+[.$H37])*[.A37]" office:value-type="float" office:value="3.3711007473321" calcext:value-type="float">
            <text:p>3.3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7]+[.B37]-[.C37]-[.$D$3]" office:value-type="float" office:value="12.6774508904552" calcext:value-type="float">
            <text:p>12.68</text:p>
          </table:table-cell>
          <table:table-cell table:formula="of:=IF([.E37]&lt;[.$A$3];0;[.E37]-[.$A$3])" office:value-type="float" office:value="0" calcext:value-type="float">
            <text:p>0.00</text:p>
          </table:table-cell>
          <table:table-cell table:formula="of:=[.D36]+[.F36]" office:value-type="float" office:value="1" calcext:value-type="float">
            <text:p>1.00</text:p>
          </table:table-cell>
          <table:table-cell table:formula="of:=[.H36]+[.I36]-[.J36]-[.N36]" office:value-type="float" office:value="9.78578823215268" calcext:value-type="float">
            <text:p>9.79</text:p>
          </table:table-cell>
          <table:table-cell table:formula="of:=[.R37]+[.G37]" office:value-type="float" office:value="3" calcext:value-type="float">
            <text:p>3.00</text:p>
          </table:table-cell>
          <table:table-cell table:formula="of:=[.$P37]/SUM([.$A37]+[.$H37])*[.H37]" office:value-type="float" office:value="2.6288992526679" calcext:value-type="float">
            <text:p>2.6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7]+[.I37]-[.J37]-[.$K$3]" office:value-type="float" office:value="9.65688897948479" calcext:value-type="float">
            <text:p>9.66</text:p>
          </table:table-cell>
          <table:table-cell table:formula="of:=IF([.L37]&lt;[.$H$3];0;[.L37]-[.$H$3])" office:value-type="float" office:value="0" calcext:value-type="float">
            <text:p>0.00</text:p>
          </table:table-cell>
          <table:table-cell table:formula="of:=[.K37]+[.M37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37]+[.S37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37]+[.B37]-[.C37]-[.D37]-[.F37]" office:value-type="float" office:value="12.6774508904552" calcext:value-type="float">
            <text:p>12.68</text:p>
          </table:table-cell>
          <table:table-cell table:formula="of:=[.Q38]" office:value-type="float" office:value="5.5" calcext:value-type="float">
            <text:p>5.50</text:p>
          </table:table-cell>
          <table:table-cell table:formula="of:=[.$P38]/SUM([.$A38]+[.$H38])*[.A38]" office:value-type="float" office:value="2.27048589110402" calcext:value-type="float">
            <text:p>2.2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8]+[.B38]-[.C38]-[.$D$3]" office:value-type="float" office:value="14.9069649993512" calcext:value-type="float">
            <text:p>14.91</text:p>
          </table:table-cell>
          <table:table-cell table:formula="of:=IF([.E38]&lt;[.$A$3];0;[.E38]-[.$A$3])" office:value-type="float" office:value="0" calcext:value-type="float">
            <text:p>0.00</text:p>
          </table:table-cell>
          <table:table-cell table:formula="of:=[.D37]+[.F37]" office:value-type="float" office:value="1" calcext:value-type="float">
            <text:p>1.00</text:p>
          </table:table-cell>
          <table:table-cell table:formula="of:=[.H37]+[.I37]-[.J37]-[.N37]" office:value-type="float" office:value="9.65688897948479" calcext:value-type="float">
            <text:p>9.66</text:p>
          </table:table-cell>
          <table:table-cell table:formula="of:=[.R38]+[.G38]" office:value-type="float" office:value="3" calcext:value-type="float">
            <text:p>3.00</text:p>
          </table:table-cell>
          <table:table-cell table:formula="of:=[.$P38]/SUM([.$A38]+[.$H38])*[.H38]" office:value-type="float" office:value="1.72951410889598" calcext:value-type="float">
            <text:p>1.7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8]+[.I38]-[.J38]-[.$K$3]" office:value-type="float" office:value="10.4273748705888" calcext:value-type="float">
            <text:p>10.43</text:p>
          </table:table-cell>
          <table:table-cell table:formula="of:=IF([.L38]&lt;[.$H$3];0;[.L38]-[.$H$3])" office:value-type="float" office:value="0.427374870588812" calcext:value-type="float">
            <text:p>0.43</text:p>
          </table:table-cell>
          <table:table-cell table:formula="of:=[.K38]+[.M38]" office:value-type="float" office:value="0.927374870588812" calcext:value-type="float">
            <text:p>0.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8]+[.S38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38]+[.B38]-[.C38]-[.D38]-[.F38]" office:value-type="float" office:value="14.9069649993512" calcext:value-type="float">
            <text:p>14.91</text:p>
          </table:table-cell>
          <table:table-cell table:formula="of:=[.Q39]" office:value-type="float" office:value="7" calcext:value-type="float">
            <text:p>7.00</text:p>
          </table:table-cell>
          <table:table-cell table:formula="of:=[.$P39]/SUM([.$A39]+[.$H39])*[.A39]" office:value-type="float" office:value="1.1970117595411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9]+[.B39]-[.C39]-[.$D$3]" office:value-type="float" office:value="19.7099532398101" calcext:value-type="float">
            <text:p>19.71</text:p>
          </table:table-cell>
          <table:table-cell table:formula="of:=IF([.E39]&lt;[.$A$3];0;[.E39]-[.$A$3])" office:value-type="float" office:value="4.70995323981008" calcext:value-type="float">
            <text:p>4.71</text:p>
          </table:table-cell>
          <table:table-cell table:formula="of:=[.D38]+[.F38]" office:value-type="float" office:value="1" calcext:value-type="float">
            <text:p>1.00</text:p>
          </table:table-cell>
          <table:table-cell table:formula="of:=[.H38]+[.I38]-[.J38]-[.N38]" office:value-type="float" office:value="10" calcext:value-type="float">
            <text:p>10.00</text:p>
          </table:table-cell>
          <table:table-cell table:formula="of:=[.R39]+[.G39]" office:value-type="float" office:value="4" calcext:value-type="float">
            <text:p>4.00</text:p>
          </table:table-cell>
          <table:table-cell table:formula="of:=[.$P39]/SUM([.$A39]+[.$H39])*[.H39]" office:value-type="float" office:value="0.802988240458883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9]+[.I39]-[.J39]-[.$K$3]" office:value-type="float" office:value="12.6970117595411" calcext:value-type="float">
            <text:p>12.70</text:p>
          </table:table-cell>
          <table:table-cell table:formula="of:=IF([.L39]&lt;[.$H$3];0;[.L39]-[.$H$3])" office:value-type="float" office:value="2.69701175954112" calcext:value-type="float">
            <text:p>2.70</text:p>
          </table:table-cell>
          <table:table-cell table:formula="of:=[.K39]+[.M39]" office:value-type="float" office:value="3.19701175954112" calcext:value-type="float">
            <text:p>3.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9]+[.S39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A39]+[.B39]-[.C39]-[.D39]-[.F39]" office:value-type="float" office:value="15" calcext:value-type="float">
            <text:p>15.00</text:p>
          </table:table-cell>
          <table:table-cell table:formula="of:=[.Q40]" office:value-type="float" office:value="5.5" calcext:value-type="float">
            <text:p>5.50</text:p>
          </table:table-cell>
          <table:table-cell table:formula="of:=[.$P40]/SUM([.$A40]+[.$H40])*[.A40]" office:value-type="float" office:value="2.4" calcext:value-type="float">
            <text:p>2.4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0]+[.B40]-[.C40]-[.$D$3]" office:value-type="float" office:value="17.1" calcext:value-type="float">
            <text:p>17.10</text:p>
          </table:table-cell>
          <table:table-cell table:formula="of:=IF([.E40]&lt;[.$A$3];0;[.E40]-[.$A$3])" office:value-type="float" office:value="2.1" calcext:value-type="float">
            <text:p>2.10</text:p>
          </table:table-cell>
          <table:table-cell table:formula="of:=[.D39]+[.F39]" office:value-type="float" office:value="5.70995323981008" calcext:value-type="float">
            <text:p>5.71</text:p>
          </table:table-cell>
          <table:table-cell table:formula="of:=[.H39]+[.I39]-[.J39]-[.N39]" office:value-type="float" office:value="10" calcext:value-type="float">
            <text:p>10.00</text:p>
          </table:table-cell>
          <table:table-cell table:formula="of:=[.R40]+[.G40]" office:value-type="float" office:value="7.70995323981008" calcext:value-type="float">
            <text:p>7.71</text:p>
          </table:table-cell>
          <table:table-cell table:formula="of:=[.$P40]/SUM([.$A40]+[.$H40])*[.H40]" office:value-type="float" office:value="1.6" calcext:value-type="float">
            <text:p>1.6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0]+[.I40]-[.J40]-[.$K$3]" office:value-type="float" office:value="15.6099532398101" calcext:value-type="float">
            <text:p>15.61</text:p>
          </table:table-cell>
          <table:table-cell table:formula="of:=IF([.L40]&lt;[.$H$3];0;[.L40]-[.$H$3])" office:value-type="float" office:value="5.60995323981008" calcext:value-type="float">
            <text:p>5.61</text:p>
          </table:table-cell>
          <table:table-cell table:formula="of:=[.K40]+[.M40]" office:value-type="float" office:value="6.10995323981008" calcext:value-type="float">
            <text:p>6.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0]+[.S40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40]+[.B40]-[.C40]-[.D40]-[.F40]" office:value-type="float" office:value="15" calcext:value-type="float">
            <text:p>15.00</text:p>
          </table:table-cell>
          <table:table-cell table:formula="of:=[.Q41]" office:value-type="float" office:value="4.5" calcext:value-type="float">
            <text:p>4.50</text:p>
          </table:table-cell>
          <table:table-cell table:formula="of:=[.$P41]/SUM([.$A41]+[.$H41])*[.A41]" office:value-type="float" office:value="3.6" calcext:value-type="float">
            <text:p>3.6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1]+[.B41]-[.C41]-[.$D$3]" office:value-type="float" office:value="14.9" calcext:value-type="float">
            <text:p>14.90</text:p>
          </table:table-cell>
          <table:table-cell table:formula="of:=IF([.E41]&lt;[.$A$3];0;[.E41]-[.$A$3])" office:value-type="float" office:value="0" calcext:value-type="float">
            <text:p>0.00</text:p>
          </table:table-cell>
          <table:table-cell table:formula="of:=[.D40]+[.F40]" office:value-type="float" office:value="3.1" calcext:value-type="float">
            <text:p>3.10</text:p>
          </table:table-cell>
          <table:table-cell table:formula="of:=[.H40]+[.I40]-[.J40]-[.N40]" office:value-type="float" office:value="10" calcext:value-type="float">
            <text:p>10.00</text:p>
          </table:table-cell>
          <table:table-cell table:formula="of:=[.R41]+[.G41]" office:value-type="float" office:value="5.1" calcext:value-type="float">
            <text:p>5.10</text:p>
          </table:table-cell>
          <table:table-cell table:formula="of:=[.$P41]/SUM([.$A41]+[.$H41])*[.H41]" office:value-type="float" office:value="2.4" calcext:value-type="float">
            <text:p>2.4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1]+[.I41]-[.J41]-[.$K$3]" office:value-type="float" office:value="12.2" calcext:value-type="float">
            <text:p>12.20</text:p>
          </table:table-cell>
          <table:table-cell table:formula="of:=IF([.L41]&lt;[.$H$3];0;[.L41]-[.$H$3])" office:value-type="float" office:value="2.2" calcext:value-type="float">
            <text:p>2.20</text:p>
          </table:table-cell>
          <table:table-cell table:formula="of:=[.K41]+[.M41]" office:value-type="float" office:value="2.7" calcext:value-type="float">
            <text:p>2.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41]+[.S41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41]+[.B41]-[.C41]-[.D41]-[.F41]" office:value-type="float" office:value="14.9" calcext:value-type="float">
            <text:p>14.90</text:p>
          </table:table-cell>
          <table:table-cell table:formula="of:=[.Q42]" office:value-type="float" office:value="2.5" calcext:value-type="float">
            <text:p>2.50</text:p>
          </table:table-cell>
          <table:table-cell table:formula="of:=[.$P42]/SUM([.$A42]+[.$H42])*[.A42]" office:value-type="float" office:value="2.39357429718875" calcext:value-type="float">
            <text:p>2.3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2]+[.B42]-[.C42]-[.$D$3]" office:value-type="float" office:value="14.0064257028112" calcext:value-type="float">
            <text:p>14.01</text:p>
          </table:table-cell>
          <table:table-cell table:formula="of:=IF([.E42]&lt;[.$A$3];0;[.E42]-[.$A$3])" office:value-type="float" office:value="0" calcext:value-type="float">
            <text:p>0.00</text:p>
          </table:table-cell>
          <table:table-cell table:formula="of:=[.D41]+[.F41]" office:value-type="float" office:value="1" calcext:value-type="float">
            <text:p>1.00</text:p>
          </table:table-cell>
          <table:table-cell table:formula="of:=[.H41]+[.I41]-[.J41]-[.N41]" office:value-type="float" office:value="10" calcext:value-type="float">
            <text:p>10.00</text:p>
          </table:table-cell>
          <table:table-cell table:formula="of:=[.R42]+[.G42]" office:value-type="float" office:value="2" calcext:value-type="float">
            <text:p>2.00</text:p>
          </table:table-cell>
          <table:table-cell table:formula="of:=[.$P42]/SUM([.$A42]+[.$H42])*[.H42]" office:value-type="float" office:value="1.60642570281125" calcext:value-type="float">
            <text:p>1.6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2]+[.I42]-[.J42]-[.$K$3]" office:value-type="float" office:value="9.89357429718875" calcext:value-type="float">
            <text:p>9.89</text:p>
          </table:table-cell>
          <table:table-cell table:formula="of:=IF([.L42]&lt;[.$H$3];0;[.L42]-[.$H$3])" office:value-type="float" office:value="0" calcext:value-type="float">
            <text:p>0.00</text:p>
          </table:table-cell>
          <table:table-cell table:formula="of:=[.K42]+[.M4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2]+[.S42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42]+[.B42]-[.C42]-[.D42]-[.F42]" office:value-type="float" office:value="14.0064257028112" calcext:value-type="float">
            <text:p>14.01</text:p>
          </table:table-cell>
          <table:table-cell table:formula="of:=[.Q43]" office:value-type="float" office:value="1.5" calcext:value-type="float">
            <text:p>1.50</text:p>
          </table:table-cell>
          <table:table-cell table:formula="of:=[.$P43]/SUM([.$A43]+[.$H43])*[.A43]" office:value-type="float" office:value="1.17208583287123" calcext:value-type="float">
            <text:p>1.1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3]+[.B43]-[.C43]-[.$D$3]" office:value-type="float" office:value="13.33433986994" calcext:value-type="float">
            <text:p>13.33</text:p>
          </table:table-cell>
          <table:table-cell table:formula="of:=IF([.E43]&lt;[.$A$3];0;[.E43]-[.$A$3])" office:value-type="float" office:value="0" calcext:value-type="float">
            <text:p>0.00</text:p>
          </table:table-cell>
          <table:table-cell table:formula="of:=[.D42]+[.F42]" office:value-type="float" office:value="1" calcext:value-type="float">
            <text:p>1.00</text:p>
          </table:table-cell>
          <table:table-cell table:formula="of:=[.H42]+[.I42]-[.J42]-[.N42]" office:value-type="float" office:value="9.89357429718875" calcext:value-type="float">
            <text:p>9.89</text:p>
          </table:table-cell>
          <table:table-cell table:formula="of:=[.R43]+[.G43]" office:value-type="float" office:value="2" calcext:value-type="float">
            <text:p>2.00</text:p>
          </table:table-cell>
          <table:table-cell table:formula="of:=[.$P43]/SUM([.$A43]+[.$H43])*[.H43]" office:value-type="float" office:value="0.827914167128766" calcext:value-type="float">
            <text:p>0.8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3]+[.I43]-[.J43]-[.$K$3]" office:value-type="float" office:value="10.56566013006" calcext:value-type="float">
            <text:p>10.57</text:p>
          </table:table-cell>
          <table:table-cell table:formula="of:=IF([.L43]&lt;[.$H$3];0;[.L43]-[.$H$3])" office:value-type="float" office:value="0.565660130059989" calcext:value-type="float">
            <text:p>0.57</text:p>
          </table:table-cell>
          <table:table-cell table:formula="of:=[.K43]+[.M43]" office:value-type="float" office:value="1.06566013005999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43]+[.S43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43]+[.B43]-[.C43]-[.D43]-[.F43]" office:value-type="float" office:value="13.33433986994" calcext:value-type="float">
            <text:p>13.33</text:p>
          </table:table-cell>
          <table:table-cell table:formula="of:=[.Q44]" office:value-type="float" office:value="2.5" calcext:value-type="float">
            <text:p>2.50</text:p>
          </table:table-cell>
          <table:table-cell table:formula="of:=[.$P44]/SUM([.$A44]+[.$H44])*[.A44]" office:value-type="float" office:value="2.28578823215268" calcext:value-type="float">
            <text:p>2.2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4]+[.B44]-[.C44]-[.$D$3]" office:value-type="float" office:value="12.5485516377873" calcext:value-type="float">
            <text:p>12.55</text:p>
          </table:table-cell>
          <table:table-cell table:formula="of:=IF([.E44]&lt;[.$A$3];0;[.E44]-[.$A$3])" office:value-type="float" office:value="0" calcext:value-type="float">
            <text:p>0.00</text:p>
          </table:table-cell>
          <table:table-cell table:formula="of:=[.D43]+[.F43]" office:value-type="float" office:value="1" calcext:value-type="float">
            <text:p>1.00</text:p>
          </table:table-cell>
          <table:table-cell table:formula="of:=[.H43]+[.I43]-[.J43]-[.N43]" office:value-type="float" office:value="10" calcext:value-type="float">
            <text:p>10.00</text:p>
          </table:table-cell>
          <table:table-cell table:formula="of:=[.R44]+[.G44]" office:value-type="float" office:value="2" calcext:value-type="float">
            <text:p>2.00</text:p>
          </table:table-cell>
          <table:table-cell table:formula="of:=[.$P44]/SUM([.$A44]+[.$H44])*[.H44]" office:value-type="float" office:value="1.71421176784732" calcext:value-type="float">
            <text:p>1.7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4]+[.I44]-[.J44]-[.$K$3]" office:value-type="float" office:value="9.78578823215268" calcext:value-type="float">
            <text:p>9.79</text:p>
          </table:table-cell>
          <table:table-cell table:formula="of:=IF([.L44]&lt;[.$H$3];0;[.L44]-[.$H$3])" office:value-type="float" office:value="0" calcext:value-type="float">
            <text:p>0.00</text:p>
          </table:table-cell>
          <table:table-cell table:formula="of:=[.K44]+[.M4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4]+[.S44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44]+[.B44]-[.C44]-[.D44]-[.F44]" office:value-type="float" office:value="12.5485516377873" calcext:value-type="float">
            <text:p>12.55</text:p>
          </table:table-cell>
          <table:table-cell table:formula="of:=[.Q45]" office:value-type="float" office:value="4.5" calcext:value-type="float">
            <text:p>4.50</text:p>
          </table:table-cell>
          <table:table-cell table:formula="of:=[.$P45]/SUM([.$A45]+[.$H45])*[.A45]" office:value-type="float" office:value="3.3711007473321" calcext:value-type="float">
            <text:p>3.3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5]+[.B45]-[.C45]-[.$D$3]" office:value-type="float" office:value="12.6774508904552" calcext:value-type="float">
            <text:p>12.68</text:p>
          </table:table-cell>
          <table:table-cell table:formula="of:=IF([.E45]&lt;[.$A$3];0;[.E45]-[.$A$3])" office:value-type="float" office:value="0" calcext:value-type="float">
            <text:p>0.00</text:p>
          </table:table-cell>
          <table:table-cell table:formula="of:=[.D44]+[.F44]" office:value-type="float" office:value="1" calcext:value-type="float">
            <text:p>1.00</text:p>
          </table:table-cell>
          <table:table-cell table:formula="of:=[.H44]+[.I44]-[.J44]-[.N44]" office:value-type="float" office:value="9.78578823215268" calcext:value-type="float">
            <text:p>9.79</text:p>
          </table:table-cell>
          <table:table-cell table:formula="of:=[.R45]+[.G45]" office:value-type="float" office:value="3" calcext:value-type="float">
            <text:p>3.00</text:p>
          </table:table-cell>
          <table:table-cell table:formula="of:=[.$P45]/SUM([.$A45]+[.$H45])*[.H45]" office:value-type="float" office:value="2.6288992526679" calcext:value-type="float">
            <text:p>2.6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5]+[.I45]-[.J45]-[.$K$3]" office:value-type="float" office:value="9.65688897948479" calcext:value-type="float">
            <text:p>9.66</text:p>
          </table:table-cell>
          <table:table-cell table:formula="of:=IF([.L45]&lt;[.$H$3];0;[.L45]-[.$H$3])" office:value-type="float" office:value="0" calcext:value-type="float">
            <text:p>0.00</text:p>
          </table:table-cell>
          <table:table-cell table:formula="of:=[.K45]+[.M45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45]+[.S45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45]+[.B45]-[.C45]-[.D45]-[.F45]" office:value-type="float" office:value="12.6774508904552" calcext:value-type="float">
            <text:p>12.68</text:p>
          </table:table-cell>
          <table:table-cell table:formula="of:=[.Q46]" office:value-type="float" office:value="5.5" calcext:value-type="float">
            <text:p>5.50</text:p>
          </table:table-cell>
          <table:table-cell table:formula="of:=[.$P46]/SUM([.$A46]+[.$H46])*[.A46]" office:value-type="float" office:value="2.27048589110402" calcext:value-type="float">
            <text:p>2.2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6]+[.B46]-[.C46]-[.$D$3]" office:value-type="float" office:value="14.9069649993512" calcext:value-type="float">
            <text:p>14.91</text:p>
          </table:table-cell>
          <table:table-cell table:formula="of:=IF([.E46]&lt;[.$A$3];0;[.E46]-[.$A$3])" office:value-type="float" office:value="0" calcext:value-type="float">
            <text:p>0.00</text:p>
          </table:table-cell>
          <table:table-cell table:formula="of:=[.D45]+[.F45]" office:value-type="float" office:value="1" calcext:value-type="float">
            <text:p>1.00</text:p>
          </table:table-cell>
          <table:table-cell table:formula="of:=[.H45]+[.I45]-[.J45]-[.N45]" office:value-type="float" office:value="9.65688897948479" calcext:value-type="float">
            <text:p>9.66</text:p>
          </table:table-cell>
          <table:table-cell table:formula="of:=[.R46]+[.G46]" office:value-type="float" office:value="3" calcext:value-type="float">
            <text:p>3.00</text:p>
          </table:table-cell>
          <table:table-cell table:formula="of:=[.$P46]/SUM([.$A46]+[.$H46])*[.H46]" office:value-type="float" office:value="1.72951410889598" calcext:value-type="float">
            <text:p>1.7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6]+[.I46]-[.J46]-[.$K$3]" office:value-type="float" office:value="10.4273748705888" calcext:value-type="float">
            <text:p>10.43</text:p>
          </table:table-cell>
          <table:table-cell table:formula="of:=IF([.L46]&lt;[.$H$3];0;[.L46]-[.$H$3])" office:value-type="float" office:value="0.427374870588812" calcext:value-type="float">
            <text:p>0.43</text:p>
          </table:table-cell>
          <table:table-cell table:formula="of:=[.K46]+[.M46]" office:value-type="float" office:value="0.927374870588812" calcext:value-type="float">
            <text:p>0.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6]+[.S46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46]+[.B46]-[.C46]-[.D46]-[.F46]" office:value-type="float" office:value="14.9069649993512" calcext:value-type="float">
            <text:p>14.91</text:p>
          </table:table-cell>
          <table:table-cell table:formula="of:=[.Q47]" office:value-type="float" office:value="7" calcext:value-type="float">
            <text:p>7.00</text:p>
          </table:table-cell>
          <table:table-cell table:formula="of:=[.$P47]/SUM([.$A47]+[.$H47])*[.A47]" office:value-type="float" office:value="1.1970117595411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7]+[.B47]-[.C47]-[.$D$3]" office:value-type="float" office:value="19.7099532398101" calcext:value-type="float">
            <text:p>19.71</text:p>
          </table:table-cell>
          <table:table-cell table:formula="of:=IF([.E47]&lt;[.$A$3];0;[.E47]-[.$A$3])" office:value-type="float" office:value="4.70995323981008" calcext:value-type="float">
            <text:p>4.71</text:p>
          </table:table-cell>
          <table:table-cell table:formula="of:=[.D46]+[.F46]" office:value-type="float" office:value="1" calcext:value-type="float">
            <text:p>1.00</text:p>
          </table:table-cell>
          <table:table-cell table:formula="of:=[.H46]+[.I46]-[.J46]-[.N46]" office:value-type="float" office:value="10" calcext:value-type="float">
            <text:p>10.00</text:p>
          </table:table-cell>
          <table:table-cell table:formula="of:=[.R47]+[.G47]" office:value-type="float" office:value="4" calcext:value-type="float">
            <text:p>4.00</text:p>
          </table:table-cell>
          <table:table-cell table:formula="of:=[.$P47]/SUM([.$A47]+[.$H47])*[.H47]" office:value-type="float" office:value="0.802988240458883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7]+[.I47]-[.J47]-[.$K$3]" office:value-type="float" office:value="12.6970117595411" calcext:value-type="float">
            <text:p>12.70</text:p>
          </table:table-cell>
          <table:table-cell table:formula="of:=IF([.L47]&lt;[.$H$3];0;[.L47]-[.$H$3])" office:value-type="float" office:value="2.69701175954112" calcext:value-type="float">
            <text:p>2.70</text:p>
          </table:table-cell>
          <table:table-cell table:formula="of:=[.K47]+[.M47]" office:value-type="float" office:value="3.19701175954112" calcext:value-type="float">
            <text:p>3.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47]+[.S47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A47]+[.B47]-[.C47]-[.D47]-[.F47]" office:value-type="float" office:value="15" calcext:value-type="float">
            <text:p>15.00</text:p>
          </table:table-cell>
          <table:table-cell table:formula="of:=[.Q48]" office:value-type="float" office:value="5.5" calcext:value-type="float">
            <text:p>5.50</text:p>
          </table:table-cell>
          <table:table-cell table:formula="of:=[.$P48]/SUM([.$A48]+[.$H48])*[.A48]" office:value-type="float" office:value="2.4" calcext:value-type="float">
            <text:p>2.4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8]+[.B48]-[.C48]-[.$D$3]" office:value-type="float" office:value="17.1" calcext:value-type="float">
            <text:p>17.10</text:p>
          </table:table-cell>
          <table:table-cell table:formula="of:=IF([.E48]&lt;[.$A$3];0;[.E48]-[.$A$3])" office:value-type="float" office:value="2.1" calcext:value-type="float">
            <text:p>2.10</text:p>
          </table:table-cell>
          <table:table-cell table:formula="of:=[.D47]+[.F47]" office:value-type="float" office:value="5.70995323981008" calcext:value-type="float">
            <text:p>5.71</text:p>
          </table:table-cell>
          <table:table-cell table:formula="of:=[.H47]+[.I47]-[.J47]-[.N47]" office:value-type="float" office:value="10" calcext:value-type="float">
            <text:p>10.00</text:p>
          </table:table-cell>
          <table:table-cell table:formula="of:=[.R48]+[.G48]" office:value-type="float" office:value="7.70995323981008" calcext:value-type="float">
            <text:p>7.71</text:p>
          </table:table-cell>
          <table:table-cell table:formula="of:=[.$P48]/SUM([.$A48]+[.$H48])*[.H48]" office:value-type="float" office:value="1.6" calcext:value-type="float">
            <text:p>1.6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8]+[.I48]-[.J48]-[.$K$3]" office:value-type="float" office:value="15.6099532398101" calcext:value-type="float">
            <text:p>15.61</text:p>
          </table:table-cell>
          <table:table-cell table:formula="of:=IF([.L48]&lt;[.$H$3];0;[.L48]-[.$H$3])" office:value-type="float" office:value="5.60995323981008" calcext:value-type="float">
            <text:p>5.61</text:p>
          </table:table-cell>
          <table:table-cell table:formula="of:=[.K48]+[.M48]" office:value-type="float" office:value="6.10995323981008" calcext:value-type="float">
            <text:p>6.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8]+[.S48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48]+[.B48]-[.C48]-[.D48]-[.F48]" office:value-type="float" office:value="15" calcext:value-type="float">
            <text:p>15.00</text:p>
          </table:table-cell>
          <table:table-cell table:formula="of:=[.Q49]" office:value-type="float" office:value="4.5" calcext:value-type="float">
            <text:p>4.50</text:p>
          </table:table-cell>
          <table:table-cell table:formula="of:=[.$P49]/SUM([.$A49]+[.$H49])*[.A49]" office:value-type="float" office:value="3.6" calcext:value-type="float">
            <text:p>3.6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9]+[.B49]-[.C49]-[.$D$3]" office:value-type="float" office:value="14.9" calcext:value-type="float">
            <text:p>14.90</text:p>
          </table:table-cell>
          <table:table-cell table:formula="of:=IF([.E49]&lt;[.$A$3];0;[.E49]-[.$A$3])" office:value-type="float" office:value="0" calcext:value-type="float">
            <text:p>0.00</text:p>
          </table:table-cell>
          <table:table-cell table:formula="of:=[.D48]+[.F48]" office:value-type="float" office:value="3.1" calcext:value-type="float">
            <text:p>3.10</text:p>
          </table:table-cell>
          <table:table-cell table:formula="of:=[.H48]+[.I48]-[.J48]-[.N48]" office:value-type="float" office:value="10" calcext:value-type="float">
            <text:p>10.00</text:p>
          </table:table-cell>
          <table:table-cell table:formula="of:=[.R49]+[.G49]" office:value-type="float" office:value="5.1" calcext:value-type="float">
            <text:p>5.10</text:p>
          </table:table-cell>
          <table:table-cell table:formula="of:=[.$P49]/SUM([.$A49]+[.$H49])*[.H49]" office:value-type="float" office:value="2.4" calcext:value-type="float">
            <text:p>2.4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9]+[.I49]-[.J49]-[.$K$3]" office:value-type="float" office:value="12.2" calcext:value-type="float">
            <text:p>12.20</text:p>
          </table:table-cell>
          <table:table-cell table:formula="of:=IF([.L49]&lt;[.$H$3];0;[.L49]-[.$H$3])" office:value-type="float" office:value="2.2" calcext:value-type="float">
            <text:p>2.20</text:p>
          </table:table-cell>
          <table:table-cell table:formula="of:=[.K49]+[.M49]" office:value-type="float" office:value="2.7" calcext:value-type="float">
            <text:p>2.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49]+[.S49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49]+[.B49]-[.C49]-[.D49]-[.F49]" office:value-type="float" office:value="14.9" calcext:value-type="float">
            <text:p>14.90</text:p>
          </table:table-cell>
          <table:table-cell table:formula="of:=[.Q50]" office:value-type="float" office:value="2.5" calcext:value-type="float">
            <text:p>2.50</text:p>
          </table:table-cell>
          <table:table-cell table:formula="of:=[.$P50]/SUM([.$A50]+[.$H50])*[.A50]" office:value-type="float" office:value="2.39357429718875" calcext:value-type="float">
            <text:p>2.3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50]+[.B50]-[.C50]-[.$D$3]" office:value-type="float" office:value="14.0064257028112" calcext:value-type="float">
            <text:p>14.01</text:p>
          </table:table-cell>
          <table:table-cell table:formula="of:=IF([.E50]&lt;[.$A$3];0;[.E50]-[.$A$3])" office:value-type="float" office:value="0" calcext:value-type="float">
            <text:p>0.00</text:p>
          </table:table-cell>
          <table:table-cell table:formula="of:=[.D49]+[.F49]" office:value-type="float" office:value="1" calcext:value-type="float">
            <text:p>1.00</text:p>
          </table:table-cell>
          <table:table-cell table:formula="of:=[.H49]+[.I49]-[.J49]-[.N49]" office:value-type="float" office:value="10" calcext:value-type="float">
            <text:p>10.00</text:p>
          </table:table-cell>
          <table:table-cell table:formula="of:=[.R50]+[.G50]" office:value-type="float" office:value="2" calcext:value-type="float">
            <text:p>2.00</text:p>
          </table:table-cell>
          <table:table-cell table:formula="of:=[.$P50]/SUM([.$A50]+[.$H50])*[.H50]" office:value-type="float" office:value="1.60642570281125" calcext:value-type="float">
            <text:p>1.6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50]+[.I50]-[.J50]-[.$K$3]" office:value-type="float" office:value="9.89357429718875" calcext:value-type="float">
            <text:p>9.89</text:p>
          </table:table-cell>
          <table:table-cell table:formula="of:=IF([.L50]&lt;[.$H$3];0;[.L50]-[.$H$3])" office:value-type="float" office:value="0" calcext:value-type="float">
            <text:p>0.00</text:p>
          </table:table-cell>
          <table:table-cell table:formula="of:=[.K50]+[.M5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50]+[.S50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50]+[.B50]-[.C50]-[.D50]-[.F50]" office:value-type="float" office:value="14.0064257028112" calcext:value-type="float">
            <text:p>14.01</text:p>
          </table:table-cell>
          <table:table-cell table:formula="of:=[.Q51]" office:value-type="float" office:value="1.5" calcext:value-type="float">
            <text:p>1.50</text:p>
          </table:table-cell>
          <table:table-cell table:formula="of:=[.$P51]/SUM([.$A51]+[.$H51])*[.A51]" office:value-type="float" office:value="1.17208583287123" calcext:value-type="float">
            <text:p>1.1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51]+[.B51]-[.C51]-[.$D$3]" office:value-type="float" office:value="13.33433986994" calcext:value-type="float">
            <text:p>13.33</text:p>
          </table:table-cell>
          <table:table-cell table:formula="of:=IF([.E51]&lt;[.$A$3];0;[.E51]-[.$A$3])" office:value-type="float" office:value="0" calcext:value-type="float">
            <text:p>0.00</text:p>
          </table:table-cell>
          <table:table-cell table:formula="of:=[.D50]+[.F50]" office:value-type="float" office:value="1" calcext:value-type="float">
            <text:p>1.00</text:p>
          </table:table-cell>
          <table:table-cell table:formula="of:=[.H50]+[.I50]-[.J50]-[.N50]" office:value-type="float" office:value="9.89357429718875" calcext:value-type="float">
            <text:p>9.89</text:p>
          </table:table-cell>
          <table:table-cell table:formula="of:=[.R51]+[.G51]" office:value-type="float" office:value="2" calcext:value-type="float">
            <text:p>2.00</text:p>
          </table:table-cell>
          <table:table-cell table:formula="of:=[.$P51]/SUM([.$A51]+[.$H51])*[.H51]" office:value-type="float" office:value="0.827914167128766" calcext:value-type="float">
            <text:p>0.8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51]+[.I51]-[.J51]-[.$K$3]" office:value-type="float" office:value="10.56566013006" calcext:value-type="float">
            <text:p>10.57</text:p>
          </table:table-cell>
          <table:table-cell table:formula="of:=IF([.L51]&lt;[.$H$3];0;[.L51]-[.$H$3])" office:value-type="float" office:value="0.565660130059989" calcext:value-type="float">
            <text:p>0.57</text:p>
          </table:table-cell>
          <table:table-cell table:formula="of:=[.K51]+[.M51]" office:value-type="float" office:value="1.06566013005999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51]+[.S51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51]+[.B51]-[.C51]-[.D51]-[.F51]" office:value-type="float" office:value="13.33433986994" calcext:value-type="float">
            <text:p>13.33</text:p>
          </table:table-cell>
          <table:table-cell table:formula="of:=[.Q52]" office:value-type="float" office:value="2.5" calcext:value-type="float">
            <text:p>2.50</text:p>
          </table:table-cell>
          <table:table-cell table:formula="of:=[.$P52]/SUM([.$A52]+[.$H52])*[.A52]" office:value-type="float" office:value="2.28578823215268" calcext:value-type="float">
            <text:p>2.2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52]+[.B52]-[.C52]-[.$D$3]" office:value-type="float" office:value="12.5485516377873" calcext:value-type="float">
            <text:p>12.55</text:p>
          </table:table-cell>
          <table:table-cell table:formula="of:=IF([.E52]&lt;[.$A$3];0;[.E52]-[.$A$3])" office:value-type="float" office:value="0" calcext:value-type="float">
            <text:p>0.00</text:p>
          </table:table-cell>
          <table:table-cell table:formula="of:=[.D51]+[.F51]" office:value-type="float" office:value="1" calcext:value-type="float">
            <text:p>1.00</text:p>
          </table:table-cell>
          <table:table-cell table:formula="of:=[.H51]+[.I51]-[.J51]-[.N51]" office:value-type="float" office:value="10" calcext:value-type="float">
            <text:p>10.00</text:p>
          </table:table-cell>
          <table:table-cell table:formula="of:=[.R52]+[.G52]" office:value-type="float" office:value="2" calcext:value-type="float">
            <text:p>2.00</text:p>
          </table:table-cell>
          <table:table-cell table:formula="of:=[.$P52]/SUM([.$A52]+[.$H52])*[.H52]" office:value-type="float" office:value="1.71421176784732" calcext:value-type="float">
            <text:p>1.7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52]+[.I52]-[.J52]-[.$K$3]" office:value-type="float" office:value="9.78578823215268" calcext:value-type="float">
            <text:p>9.79</text:p>
          </table:table-cell>
          <table:table-cell table:formula="of:=IF([.L52]&lt;[.$H$3];0;[.L52]-[.$H$3])" office:value-type="float" office:value="0" calcext:value-type="float">
            <text:p>0.00</text:p>
          </table:table-cell>
          <table:table-cell table:formula="of:=[.K52]+[.M5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52]+[.S52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52]+[.B52]-[.C52]-[.D52]-[.F52]" office:value-type="float" office:value="12.5485516377873" calcext:value-type="float">
            <text:p>12.55</text:p>
          </table:table-cell>
          <table:table-cell table:formula="of:=[.Q53]" office:value-type="float" office:value="4.5" calcext:value-type="float">
            <text:p>4.50</text:p>
          </table:table-cell>
          <table:table-cell table:formula="of:=[.$P53]/SUM([.$A53]+[.$H53])*[.A53]" office:value-type="float" office:value="3.3711007473321" calcext:value-type="float">
            <text:p>3.3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53]+[.B53]-[.C53]-[.$D$3]" office:value-type="float" office:value="12.6774508904552" calcext:value-type="float">
            <text:p>12.68</text:p>
          </table:table-cell>
          <table:table-cell table:formula="of:=IF([.E53]&lt;[.$A$3];0;[.E53]-[.$A$3])" office:value-type="float" office:value="0" calcext:value-type="float">
            <text:p>0.00</text:p>
          </table:table-cell>
          <table:table-cell table:formula="of:=[.D52]+[.F52]" office:value-type="float" office:value="1" calcext:value-type="float">
            <text:p>1.00</text:p>
          </table:table-cell>
          <table:table-cell table:formula="of:=[.H52]+[.I52]-[.J52]-[.N52]" office:value-type="float" office:value="9.78578823215268" calcext:value-type="float">
            <text:p>9.79</text:p>
          </table:table-cell>
          <table:table-cell table:formula="of:=[.R53]+[.G53]" office:value-type="float" office:value="3" calcext:value-type="float">
            <text:p>3.00</text:p>
          </table:table-cell>
          <table:table-cell table:formula="of:=[.$P53]/SUM([.$A53]+[.$H53])*[.H53]" office:value-type="float" office:value="2.6288992526679" calcext:value-type="float">
            <text:p>2.6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53]+[.I53]-[.J53]-[.$K$3]" office:value-type="float" office:value="9.65688897948479" calcext:value-type="float">
            <text:p>9.66</text:p>
          </table:table-cell>
          <table:table-cell table:formula="of:=IF([.L53]&lt;[.$H$3];0;[.L53]-[.$H$3])" office:value-type="float" office:value="0" calcext:value-type="float">
            <text:p>0.00</text:p>
          </table:table-cell>
          <table:table-cell table:formula="of:=[.K53]+[.M53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53]+[.S53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53]+[.B53]-[.C53]-[.D53]-[.F53]" office:value-type="float" office:value="12.6774508904552" calcext:value-type="float">
            <text:p>12.68</text:p>
          </table:table-cell>
          <table:table-cell table:formula="of:=[.Q54]" office:value-type="float" office:value="5.5" calcext:value-type="float">
            <text:p>5.50</text:p>
          </table:table-cell>
          <table:table-cell table:formula="of:=[.$P54]/SUM([.$A54]+[.$H54])*[.A54]" office:value-type="float" office:value="2.27048589110402" calcext:value-type="float">
            <text:p>2.2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54]+[.B54]-[.C54]-[.$D$3]" office:value-type="float" office:value="14.9069649993512" calcext:value-type="float">
            <text:p>14.91</text:p>
          </table:table-cell>
          <table:table-cell table:formula="of:=IF([.E54]&lt;[.$A$3];0;[.E54]-[.$A$3])" office:value-type="float" office:value="0" calcext:value-type="float">
            <text:p>0.00</text:p>
          </table:table-cell>
          <table:table-cell table:formula="of:=[.D53]+[.F53]" office:value-type="float" office:value="1" calcext:value-type="float">
            <text:p>1.00</text:p>
          </table:table-cell>
          <table:table-cell table:formula="of:=[.H53]+[.I53]-[.J53]-[.N53]" office:value-type="float" office:value="9.65688897948479" calcext:value-type="float">
            <text:p>9.66</text:p>
          </table:table-cell>
          <table:table-cell table:formula="of:=[.R54]+[.G54]" office:value-type="float" office:value="3" calcext:value-type="float">
            <text:p>3.00</text:p>
          </table:table-cell>
          <table:table-cell table:formula="of:=[.$P54]/SUM([.$A54]+[.$H54])*[.H54]" office:value-type="float" office:value="1.72951410889598" calcext:value-type="float">
            <text:p>1.7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54]+[.I54]-[.J54]-[.$K$3]" office:value-type="float" office:value="10.4273748705888" calcext:value-type="float">
            <text:p>10.43</text:p>
          </table:table-cell>
          <table:table-cell table:formula="of:=IF([.L54]&lt;[.$H$3];0;[.L54]-[.$H$3])" office:value-type="float" office:value="0.427374870588812" calcext:value-type="float">
            <text:p>0.43</text:p>
          </table:table-cell>
          <table:table-cell table:formula="of:=[.K54]+[.M54]" office:value-type="float" office:value="0.927374870588812" calcext:value-type="float">
            <text:p>0.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54]+[.S54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</table:table>
      <table:table table:name="1 Res 1 Intake 1 Util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4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3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8:16:32.645829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02:30:17.569928568</meta:creation-date>
    <meta:editing-duration>P1DT8H54M58S</meta:editing-duration>
    <meta:editing-cycles>11</meta:editing-cycles>
    <meta:generator>LibreOffice/5.1.4.2$Linux_X86_64 LibreOffice_project/10m0$Build-2</meta:generator>
    <dc:date>2017-02-14T19:00:31.703089415</dc:date>
    <meta:document-statistic meta:table-count="3" meta:cell-count="1972" meta:object-count="0"/>
  </office:meta>
</office:document-meta>
</file>